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631cm"/>
    </style:style>
    <style:style style:name="co3" style:family="table-column">
      <style:table-column-properties fo:break-before="auto" style:column-width="7.186cm"/>
    </style:style>
    <style:style style:name="co4" style:family="table-column">
      <style:table-column-properties fo:break-before="auto" style:column-width="5.022cm"/>
    </style:style>
    <style:style style:name="co5" style:family="table-column">
      <style:table-column-properties fo:break-before="auto" style:column-width="3.191cm"/>
    </style:style>
    <style:style style:name="co6" style:family="table-column">
      <style:table-column-properties fo:break-before="auto" style:column-width="3.422cm"/>
    </style:style>
    <style:style style:name="co7" style:family="table-column">
      <style:table-column-properties fo:break-before="auto" style:column-width="2.581cm"/>
    </style:style>
    <style:style style:name="co8" style:family="table-column">
      <style:table-column-properties fo:break-before="auto" style:column-width="7.121cm"/>
    </style:style>
    <style:style style:name="co9" style:family="table-column">
      <style:table-column-properties fo:break-before="auto" style:column-width="8.359cm"/>
    </style:style>
    <style:style style:name="co10" style:family="table-column">
      <style:table-column-properties fo:break-before="auto" style:column-width="3.988cm"/>
    </style:style>
    <style:style style:name="co11" style:family="table-column">
      <style:table-column-properties fo:break-before="auto" style:column-width="6.306cm"/>
    </style:style>
    <style:style style:name="co12" style:family="table-column">
      <style:table-column-properties fo:break-before="auto" style:column-width="6.863cm"/>
    </style:style>
    <style:style style:name="co13" style:family="table-column">
      <style:table-column-properties fo:break-before="auto" style:column-width="7.34cm"/>
    </style:style>
    <style:style style:name="co14" style:family="table-column">
      <style:table-column-properties fo:break-before="auto" style:column-width="4.665cm"/>
    </style:style>
    <style:style style:name="co15" style:family="table-column">
      <style:table-column-properties fo:break-before="auto" style:column-width="3.205cm"/>
    </style:style>
    <style:style style:name="co16" style:family="table-column">
      <style:table-column-properties fo:break-before="auto" style:column-width="4.717cm"/>
    </style:style>
    <style:style style:name="co17" style:family="table-column">
      <style:table-column-properties fo:break-before="auto" style:column-width="5.364cm"/>
    </style:style>
    <style:style style:name="co18" style:family="table-column">
      <style:table-column-properties fo:break-before="auto" style:column-width="2.96cm"/>
    </style:style>
    <style:style style:name="co19" style:family="table-column">
      <style:table-column-properties fo:break-before="auto" style:column-width="5.034cm"/>
    </style:style>
    <style:style style:name="co20" style:family="table-column">
      <style:table-column-properties fo:break-before="auto" style:column-width="8.428cm"/>
    </style:style>
    <style:style style:name="co21" style:family="table-column">
      <style:table-column-properties fo:break-before="auto" style:column-width="5.722cm"/>
    </style:style>
    <style:style style:name="co22" style:family="table-column">
      <style:table-column-properties fo:break-before="auto" style:column-width="5.055cm"/>
    </style:style>
    <style:style style:name="co23" style:family="table-column">
      <style:table-column-properties fo:break-before="auto" style:column-width="3.545cm"/>
    </style:style>
    <style:style style:name="co24" style:family="table-column">
      <style:table-column-properties fo:break-before="auto" style:column-width="3.39cm"/>
    </style:style>
    <style:style style:name="co25" style:family="table-column">
      <style:table-column-properties fo:break-before="auto" style:column-width="1.942cm"/>
    </style:style>
    <style:style style:name="co26" style:family="table-column">
      <style:table-column-properties fo:break-before="auto" style:column-width="6.105cm"/>
    </style:style>
    <style:style style:name="co27" style:family="table-column">
      <style:table-column-properties fo:break-before="auto" style:column-width="8.324cm"/>
    </style:style>
    <style:style style:name="co28" style:family="table-column">
      <style:table-column-properties fo:break-before="auto" style:column-width="9.573cm"/>
    </style:style>
    <style:style style:name="co29" style:family="table-column">
      <style:table-column-properties fo:break-before="auto" style:column-width="7.214cm"/>
    </style:style>
    <style:style style:name="co30" style:family="table-column">
      <style:table-column-properties fo:break-before="auto" style:column-width="8.562cm"/>
    </style:style>
    <style:style style:name="co31" style:family="table-column">
      <style:table-column-properties fo:break-before="auto" style:column-width="6.048cm"/>
    </style:style>
    <style:style style:name="co32" style:family="table-column">
      <style:table-column-properties fo:break-before="auto" style:column-width="16.741cm"/>
    </style:style>
    <style:style style:name="co33" style:family="table-column">
      <style:table-column-properties fo:break-before="auto" style:column-width="3.884cm"/>
    </style:style>
    <style:style style:name="co34" style:family="table-column">
      <style:table-column-properties fo:break-before="auto" style:column-width="5.595cm"/>
    </style:style>
    <style:style style:name="co35" style:family="table-column">
      <style:table-column-properties fo:break-before="auto" style:column-width="4.392cm"/>
    </style:style>
    <style:style style:name="co36" style:family="table-column">
      <style:table-column-properties fo:break-before="auto" style:column-width="8.18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46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00ccff" style:text-align-source="fix" style:repeat-content="false" fo:border-left="0.088cm solid #000000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33ff99" fo:border-left="0.088cm solid #000000" fo:border-right="none" fo:border-top="0.088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33ff99" fo:border-left="0.088cm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88cm solid #000000" fo:background-color="#33ff99" fo:border-left="0.088cm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00ccff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00ccff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none"/>
      <style:paragraph-properties fo:text-align="center" fo:margin-left="0cm"/>
      <style:text-properties style:text-underline-style="none"/>
    </style:style>
    <style:style style:name="ce12" style:family="table-cell" style:parent-style-name="Default">
      <style:table-cell-properties fo:border-bottom="0.088cm solid #000000" fo:background-color="#ff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15" style:family="table-cell" style:parent-style-name="Default">
      <style:table-cell-properties fo:background-color="#00ccff"/>
    </style:style>
    <style:style style:name="ce16" style:family="table-cell" style:parent-style-name="Default">
      <style:table-cell-properties fo:border-bottom="none" fo:background-color="#00ccff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33ff99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33ff99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00ccff" style:text-align-source="fix" style:repeat-content="false" fo:border-left="none" fo:border-right="none" fo:border-top="0.088cm solid #000000"/>
      <style:paragraph-properties fo:text-align="center" fo:margin-left="0cm"/>
    </style:style>
    <style:style style:name="ce22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0.088cm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ffff99" style:text-align-source="fix" style:repeat-content="false" fo:border-left="none" fo:border-right="none" fo:border-top="0.088cm solid #000000"/>
      <style:paragraph-properties fo:text-align="center" fo:margin-left="0cm"/>
    </style:style>
    <style:style style:name="ce26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underline-style="none"/>
    </style:style>
    <style:style style:name="ce27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ffff99" style:text-align-source="fix" style:repeat-content="false" fo:border-left="none" fo:border-right="0.088cm solid #000000" fo:border-top="none"/>
      <style:paragraph-properties fo:text-align="center" fo:margin-left="0cm"/>
      <style:text-properties fo:language="es" fo:country="ES" style:font-name-asian="Microsoft YaHei" style:language-asian="zh" style:country-asian="CN" style:font-name-complex="Arial" style:language-complex="hi" style:country-complex="IN"/>
    </style:style>
    <style:style style:name="ce31" style:family="table-cell" style:parent-style-name="Default">
      <style:table-cell-properties fo:border-bottom="none" fo:background-color="#ffff99" style:text-align-source="fix" style:repeat-content="false" fo:border-left="none" fo:border-right="0.088cm solid #000000" fo:border-top="none"/>
      <style:paragraph-properties fo:text-align="center" fo:margin-left="0cm"/>
    </style:style>
    <style:style style:name="ce32" style:family="table-cell" style:parent-style-name="Default">
      <style:table-cell-properties fo:border-bottom="0.088cm solid #000000" fo:background-color="#ffff99" style:text-align-source="fix" style:repeat-content="false" fo:border-left="none" fo:border-right="0.088cm solid #000000" fo:border-top="none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33ff99" style:text-align-source="fix" style:repeat-content="false" fo:border-left="none" fo:border-right="0.088cm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none" fo:background-color="#33ff99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0.088cm solid #000000" fo:border-right="none" fo:border-top="0.088cm solid #000000"/>
    </style:style>
    <style:style style:name="ce38" style:family="table-cell" style:parent-style-name="Default">
      <style:table-cell-properties fo:border-bottom="none" fo:border-left="0.088cm solid #000000" fo:border-right="none" fo:border-top="none"/>
    </style:style>
    <style:style style:name="ce39" style:family="table-cell" style:parent-style-name="Default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7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88cm solid #000000" fo:border-left="0.088cm solid #000000" fo:border-right="none" fo:border-top="none"/>
    </style:style>
    <style:style style:name="ce42" style:family="table-cell" style:parent-style-name="Default" style:data-style-name="N1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">
      <style:table-cell-properties fo:border-bottom="0.088cm solid #000000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88cm solid #000000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ffff"/>
    </style:style>
    <style:style style:name="ce46" style:family="table-cell" style:parent-style-name="Default">
      <style:table-cell-properties fo:border-bottom="none" fo:background-color="#00ccff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48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49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order-left="none" fo:border-right="none" fo:border-top="0.088cm solid #000000"/>
    </style:style>
    <style:style style:name="ce51" style:family="table-cell" style:parent-style-name="Default">
      <style:table-cell-properties fo:background-color="#00cc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ackground-color="#33ff99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order-bottom="0.088cm solid #000000" fo:background-color="#33ff99" fo:border-left="none" fo:border-right="none" fo:border-top="none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00ccff" style:text-align-source="fix" style:repeat-content="false" fo:border-left="none" fo:border-right="none" fo:border-top="0.088cm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57" style:family="table-cell" style:parent-style-name="Default">
      <style:table-cell-properties fo:border-bottom="0.088cm solid #000000" fo:background-color="#33ff99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88cm solid #000000" fo:background-color="#00ccff" style:text-align-source="fix" style:repeat-content="false" fo:border-left="0.088cm solid #000000" fo:border-right="none" fo:border-top="0.088cm solid #000000"/>
      <style:paragraph-properties fo:text-align="start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start" fo:margin-left="0cm"/>
    </style:style>
    <style:style style:name="ce60" style:family="table-cell" style:parent-style-name="Default">
      <style:table-cell-properties fo:border-bottom="0.088cm solid #000000" fo:background-color="#009933" style:text-align-source="fix" style:repeat-content="false" fo:border-left="0.088cm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3" style:family="table-cell" style:parent-style-name="Default">
      <style:table-cell-properties fo:border-bottom="0.088cm solid #000000" fo:background-color="#ffff99" fo:border-left="none" fo:border-right="none" fo:border-top="none"/>
    </style:style>
    <style:style style:name="ce64" style:family="table-cell" style:parent-style-name="Default">
      <style:table-cell-properties fo:border-bottom="0.088cm solid #000000" fo:background-color="#00ccff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bottom="none" fo:background-color="#ffff99" style:text-align-source="fix" style:repeat-content="false" fo:border-left="none" fo:border-right="0.088cm solid #000000" fo:border-top="none"/>
      <style:paragraph-properties fo:text-align="center" fo:margin-left="0cm"/>
    </style:style>
    <style:style style:name="ce66" style:family="table-cell" style:parent-style-name="Default">
      <style:table-cell-properties fo:border-bottom="0.088cm solid #000000" fo:background-color="#009933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ackground-color="#33ff99" fo:border-left="none" fo:border-right="0.088cm solid #000000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88cm solid #000000" fo:background-color="#33ff99" fo:border-left="none" fo:border-right="0.088cm solid #000000" fo:border-top="none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0.088cm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33ff99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88cm solid #000000" fo:background-color="#ffff99" fo:border-left="none" fo:border-right="0.088cm solid #000000" fo:border-top="none"/>
    </style:style>
    <style:style style:name="ce72" style:family="table-cell" style:parent-style-name="Default">
      <style:table-cell-properties fo:border-bottom="0.088cm solid #000000" fo:background-color="#00ccff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fo:border-left="none" fo:border-right="0.088cm solid #000000" fo:border-top="0.088cm solid #000000"/>
    </style:style>
    <style:style style:name="ce75" style:family="table-cell" style:parent-style-name="Default">
      <style:table-cell-properties fo:border-bottom="none" fo:border-left="none" fo:border-right="0.088cm solid #000000" fo:border-top="none"/>
    </style:style>
    <style:style style:name="ce76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none"/>
      <style:paragraph-properties fo:text-align="center" fo:margin-left="0cm"/>
    </style:style>
    <style:style style:name="ce77" style:family="table-cell" style:parent-style-name="Default">
      <style:table-cell-properties fo:border-bottom="none" fo:background-color="#009933" style:text-align-source="fix" style:repeat-content="false" fo:border-left="none" fo:border-right="0.088cm solid #000000" fo:border-top="none"/>
      <style:paragraph-properties fo:text-align="center" fo:margin-left="0cm"/>
    </style:style>
    <style:style style:name="ce78" style:family="table-cell" style:parent-style-name="Default">
      <style:table-cell-properties fo:border-bottom="0.088cm solid #000000" fo:background-color="#009933" style:text-align-source="fix" style:repeat-content="false" fo:border-left="none" fo:border-right="0.088cm solid #000000" fo:border-top="none"/>
      <style:paragraph-properties fo:text-align="center" fo:margin-left="0cm"/>
    </style:style>
    <style:style style:name="ce79" style:family="table-cell" style:parent-style-name="Default">
      <style:table-cell-properties fo:border-bottom="none" fo:background-color="#ffffff" style:text-align-source="fix" style:repeat-content="false" fo:border-left="none" fo:border-right="0.088cm solid #000000" fo:border-top="none"/>
      <style:paragraph-properties fo:text-align="center" fo:margin-left="0cm"/>
    </style:style>
    <style:style style:name="ce80" style:family="table-cell" style:parent-style-name="Default">
      <style:table-cell-properties fo:background-color="#33ff99" style:text-align-source="fix" style:repeat-content="false"/>
      <style:paragraph-properties fo:text-align="center" fo:margin-left="0cm"/>
    </style:style>
    <style:style style:name="ce81" style:family="table-cell" style:parent-style-name="Default">
      <style:table-cell-properties fo:border-bottom="none" fo:background-color="#00cc33" style:text-align-source="fix" style:repeat-content="false" fo:border-left="0.088cm solid #000000" fo:border-right="none" fo:border-top="none"/>
      <style:paragraph-properties fo:text-align="center" fo:margin-left="0cm"/>
    </style:style>
    <style:style style:name="ce82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order-bottom="none" fo:border-left="0.176cm solid #000000" fo:border-right="none" fo:border-top="0.176cm solid #000000"/>
    </style:style>
    <style:style style:name="ce84" style:family="table-cell" style:parent-style-name="Default">
      <style:table-cell-properties fo:border-bottom="none" fo:border-left="0.176cm solid #000000" fo:border-right="none" fo:border-top="none"/>
    </style:style>
    <style:style style:name="ce85" style:family="table-cell" style:parent-style-name="Default">
      <style:table-cell-properties fo:border-bottom="0.176cm solid #000000" fo:border-left="0.176cm solid #000000" fo:border-right="none" fo:border-top="none"/>
    </style:style>
    <style:style style:name="ce86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fo:border-bottom="none" fo:border-left="none" fo:border-right="none" fo:border-top="0.176cm solid #000000"/>
    </style:style>
    <style:style style:name="ce88" style:family="table-cell" style:parent-style-name="Default">
      <style:table-cell-properties fo:background-color="#66ffff"/>
    </style:style>
    <style:style style:name="ce89" style:family="table-cell" style:parent-style-name="Default">
      <style:table-cell-properties fo:border-bottom="0.176cm solid #000000" fo:border-left="none" fo:border-right="none" fo:border-top="none"/>
    </style:style>
    <style:style style:name="ce90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0.088cm solid #000000" fo:background-color="#00ccff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93" style:family="table-cell" style:parent-style-name="Default">
      <style:table-cell-properties fo:border-bottom="0.088cm solid #000000" fo:background-color="#33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94" style:family="table-cell" style:parent-style-name="Default">
      <style:table-cell-properties fo:background-color="#66ffff" style:text-align-source="fix" style:repeat-content="false"/>
      <style:paragraph-properties fo:text-align="center" fo:margin-left="0cm"/>
    </style:style>
    <style:style style:name="ce95" style:family="table-cell" style:parent-style-name="Default">
      <style:table-cell-properties fo:background-color="#33ff99"/>
    </style:style>
    <style:style style:name="ce96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88cm solid #000000" fo:background-color="#33ff99" style:text-align-source="fix" style:repeat-content="false" fo:border-left="none" fo:border-right="0.088cm solid #000000" fo:border-top="none"/>
      <style:paragraph-properties fo:text-align="center" fo:margin-left="0cm"/>
    </style:style>
    <style:style style:name="ce99" style:family="table-cell" style:parent-style-name="Default">
      <style:table-cell-properties fo:border-bottom="none" style:text-align-source="fix" style:repeat-content="false" fo:border-left="0.176cm solid #000000" fo:border-right="none" fo:border-top="0.176cm solid #000000"/>
      <style:paragraph-properties fo:text-align="center" fo:margin-left="0cm"/>
      <style:text-properties fo:font-size="24pt" style:font-size-asian="24pt" style:font-size-complex="24pt"/>
    </style:style>
    <style:style style:name="ce100" style:family="table-cell" style:parent-style-name="Default">
      <style:table-cell-properties fo:background-color="#66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66ffff" style:text-align-source="fix" style:repeat-content="false" style:vertical-align="middle"/>
      <style:paragraph-properties fo:text-align="center" fo:margin-left="0cm"/>
    </style:style>
    <style:style style:name="ce103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</style:style>
    <style:style style:name="ce104" style:family="table-cell" style:parent-style-name="Default">
      <style:table-cell-properties fo:border-bottom="none" fo:background-color="#66ffff" fo:border-left="0.088cm solid #000000" fo:border-right="none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order-bottom="none" fo:background-color="#66ffff" fo:border-left="0.088cm solid #000000" fo:border-right="none" fo:border-top="none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fo:border-bottom="none" fo:background-color="#66ffff" fo:border-left="none" fo:border-right="none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ff3333" style:diagonal-bl-tr="none" style:diagonal-tl-br="none" fo:border="none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9" style:family="table-cell" style:parent-style-name="Default">
      <style:table-cell-properties fo:border-bottom="0.088cm solid #000000" fo:background-color="#ff3333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>
      <style:table-cell-properties fo:background-color="#ff33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33ff99"/>
      <style:text-properties style:font-name="Calibri" fo:font-size="11pt" fo:language="es" fo:country="ES" style:font-name-asian="Microsoft YaHei" style:font-size-asian="11pt" style:language-asian="zh" style:country-asian="CN" style:font-name-complex="Calibri" style:font-size-complex="11pt" style:language-complex="hi" style:country-complex="IN"/>
    </style:style>
    <style:style style:name="ce112" style:family="table-cell" style:parent-style-name="Default">
      <style:table-cell-properties fo:background-color="#ff3333"/>
    </style:style>
    <style:style style:name="ce113" style:family="table-cell" style:parent-style-name="Default">
      <style:table-cell-properties style:diagonal-bl-tr="none" style:diagonal-tl-br="none" style:text-align-source="value-type" style:repeat-content="false" fo:border="none" style:rotation-align="none"/>
      <style:paragraph-properties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style:text-align-source="value-type" style:repeat-content="false"/>
      <style:paragraph-properties fo:margin-left="0cm"/>
    </style:style>
    <style:style style:name="ce115" style:family="table-cell" style:parent-style-name="Default">
      <style:table-cell-properties fo:border-bottom="0.088cm solid #000000" fo:background-color="#ff3333" fo:border-left="none" fo:border-right="none" fo:border-top="none"/>
    </style:style>
    <style:style style:name="ce116" style:family="table-cell" style:parent-style-name="Default">
      <style:table-cell-properties fo:background-color="#009933" style:text-align-source="fix" style:repeat-content="false"/>
      <style:paragraph-properties fo:text-align="center" fo:margin-left="0cm"/>
    </style:style>
    <style:style style:name="ce117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fo:background-color="#ffff99" style:diagonal-bl-tr="none" style:diagonal-tl-br="none" style:text-align-source="fix" style:repeat-content="false" fo:border="none" style:rotation-align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border-bottom="none" fo:background-color="#66ffff" fo:border-left="none" fo:border-right="0.088cm solid #000000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>
      <style:table-cell-properties fo:border-bottom="none" fo:background-color="#00cc33" style:diagonal-bl-tr="none" style:diagonal-tl-br="none" style:text-align-source="fix" style:repeat-content="false" fo:border-left="none" fo:border-right="0.088cm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order-bottom="none" fo:background-color="#ff3333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2" style:family="table-cell" style:parent-style-name="Default">
      <style:table-cell-properties fo:border-bottom="0.088cm solid #000000" fo:background-color="#ff3333" fo:border-left="none" fo:border-right="0.088cm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24" style:family="table-cell" style:parent-style-name="Default">
      <style:table-cell-properties fo:border-bottom="0.002cm solid #000000" style:cell-protect="protected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27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0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31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33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34" style:family="table-cell" style:parent-style-name="Default">
      <style:table-cell-properties fo:border-bottom="none" fo:border-left="none" fo:border-right="0.176cm solid #000000" fo:border-top="0.176cm solid #000000"/>
    </style:style>
    <style:style style:name="ce135" style:family="table-cell" style:parent-style-name="Default">
      <style:table-cell-properties fo:border-bottom="none" fo:border-left="none" fo:border-right="0.176cm solid #000000" fo:border-top="none"/>
    </style:style>
    <style:style style:name="ce136" style:family="table-cell" style:parent-style-name="Default">
      <style:table-cell-properties fo:border-bottom="0.176cm solid #000000" fo:border-left="none" fo:border-right="0.176cm solid #000000" fo:border-top="none"/>
    </style:style>
    <style:style style:name="gr1" style:family="graphic">
      <style:graphic-properties draw:stroke="solid" svg:stroke-width="0.026cm" svg:stroke-color="#ffcc00" svg:stroke-opacity="100%" draw:stroke-linejoin="round" draw:fill="solid" draw:fill-color="#ffff99" draw:textarea-horizontal-align="justify" draw:textarea-vertical-align="top" draw:auto-grow-height="false" fo:padding-top="0.051cm" fo:padding-bottom="0.051cm" fo:padding-left="0.152cm" fo:padding-right="0.152cm" fo:wrap-option="wrap" draw:shadow-color="#808080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5.53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0.666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5.801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3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Muy_Bajo&quot;;&quot;Bajo&quot;;&quot;Normal&quot;;&quot;Alto&quot;;&quot;Muy_Alto&quot;;&quot;Extra_Alto&quot;)" table:allow-empty-cell="true" table:display-list="unsorted" table:base-cell-address="Sheet1.AE37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ce10"/>
        <table:table-column table:style-name="co3" table:default-cell-style-name="ce22"/>
        <table:table-column table:style-name="co4" table:default-cell-style-name="ce22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84"/>
        <table:table-column table:style-name="co19" table:default-cell-style-name="Default"/>
        <table:table-column table:style-name="co20" table:default-cell-style-name="ce88"/>
        <table:table-column table:style-name="co21" table:default-cell-style-name="ce95"/>
        <table:table-column table:style-name="co22" table:default-cell-style-name="ce95"/>
        <table:table-column table:style-name="co1" table:default-cell-style-name="ce95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3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Default"/>
        <table:table-row table:style-name="ro1">
          <table:table-cell/>
          <table:table-cell table:style-name="Default" table:number-columns-repeated="3"/>
          <table:table-cell table:number-columns-repeated="14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2">
          <table:table-cell/>
          <table:table-cell table:style-name="ce2" office:value-type="string" table:number-columns-spanned="6" table:number-rows-spanned="1">
            <text:p>Aplicación Móvil/Web</text:p>
          </table:table-cell>
          <table:covered-table-cell table:number-columns-repeated="5" table:style-name="ce15"/>
          <table:table-cell table:number-columns-repeated="11"/>
          <table:table-cell table:style-name="ce99" office:value-type="string" table:number-columns-spanned="17" table:number-rows-spanned="1">
            <text:p>COCOMO II</text:p>
          </table:table-cell>
          <table:covered-table-cell table:number-columns-repeated="15" table:style-name="ce87"/>
          <table:covered-table-cell table:style-name="ce134"/>
          <table:table-cell table:number-columns-repeated="6"/>
        </table:table-row>
        <table:table-row table:style-name="ro1">
          <table:table-cell/>
          <table:table-cell table:style-name="ce3" office:value-type="string">
            <text:p>Parametros</text:p>
          </table:table-cell>
          <table:table-cell table:style-name="ce16" office:value-type="string">
            <text:p>Bajo</text:p>
          </table:table-cell>
          <table:table-cell table:style-name="ce16" office:value-type="string">
            <text:p>Media</text:p>
          </table:table-cell>
          <table:table-cell table:style-name="ce27" office:value-type="string">
            <text:p>Alta</text:p>
          </table:table-cell>
          <table:table-cell table:style-name="ce27" office:value-type="string">
            <text:p>Total</text:p>
          </table:table-cell>
          <table:table-cell table:style-name="ce46" office:value-type="string">
            <text:p>Comentario</text:p>
          </table:table-cell>
          <table:table-cell/>
          <table:table-cell table:style-name="ce58" office:value-type="string">
            <text:p>Factor de Complejidad</text:p>
          </table:table-cell>
          <table:table-cell table:style-name="ce64" office:value-type="string">
            <text:p>Valor(0-5)</text:p>
          </table:table-cell>
          <table:table-cell/>
          <table:table-cell table:style-name="ce3" office:value-type="string">
            <text:p>Lenguaje</text:p>
          </table:table-cell>
          <table:table-cell table:style-name="ce27" office:value-type="string">
            <text:p>LOC</text:p>
          </table:table-cell>
          <table:table-cell table:style-name="ce2" office:value-type="string">
            <text:p>KLOC</text:p>
          </table:table-cell>
          <table:table-cell table:style-name="ce3" office:value-type="string">
            <text:p>Lenguaje</text:p>
          </table:table-cell>
          <table:table-cell table:style-name="ce27" office:value-type="string">
            <text:p>LOC/PF</text:p>
          </table:table-cell>
          <table:table-cell table:number-columns-repeated="4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4" office:value-type="string">
            <office:annotation draw:style-name="gr2" draw:text-style-name="P2" svg:width="2.899cm" svg:height="4.546cm" svg:x="10.46cm" svg:y="0.591cm" draw:caption-point-x="-0.61cm" draw:caption-point-y="1.364cm">
              <dc:date>2019-03-15T00:00:00</dc:date>
              <text:p text:style-name="P2"><text:span text:style-name="T3">Grupo de información (datos o control) relacionados lógicamente, identificable por</text:span></text:p>
              <text:p text:style-name="P2"><text:span text:style-name="T3">el usuario y mantenida dentro de los límites de la aplicación</text:span></text:p>
            </office:annotation>
            <text:p>ILF (Ficheros Logicos Internos)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7">
            <text:p>7</text:p>
          </table:table-cell>
          <table:table-cell table:style-name="ce35" office:value-type="float" office:value="2">
            <text:p>2</text:p>
          </table:table-cell>
          <table:table-cell table:style-name="ce47">
            <office:annotation draw:style-name="gr3" draw:text-style-name="P2" svg:width="2.899cm" svg:height="1.781cm" svg:x="31.468cm" svg:y="0.591cm" draw:caption-point-x="-0.61cm" draw:caption-point-y="1.364cm">
              <dc:date>2019-03-15T00:00:00</dc:date>
              <text:p text:style-name="P2"><text:span text:style-name="T3">1-Listado de dispositivos</text:span></text:p>
              <text:p text:style-name="P2"><text:span text:style-name="T3">2-Identificacion de Clientes</text:span></text:p>
            </office:annotation>
          </table:table-cell>
          <table:table-cell/>
          <table:table-cell table:style-name="ce59" office:value-type="string">
            <text:p>Comunicación de Datos</text:p>
          </table:table-cell>
          <table:table-cell table:style-name="ce31" office:value-type="float" office:value="0">
            <text:p>0</text:p>
          </table:table-cell>
          <table:table-cell table:style-name="ce46" office:value-type="string">
            <text:p>PFSA</text:p>
          </table:table-cell>
          <table:table-cell table:style-name="ce22" office:value-type="string">
            <text:p>Assembler</text:p>
          </table:table-cell>
          <table:table-cell table:style-name="ce81" table:formula="of:=VLOOKUP([.L4];[.O3:.P27];2;0)*[.J20]" office:value-type="float" office:value="20448">
            <text:p>20448</text:p>
          </table:table-cell>
          <table:table-cell table:style-name="ce82" table:formula="of:=[.M4]/1000" office:value-type="float" office:value="20.448">
            <text:p>20,45</text:p>
          </table:table-cell>
          <table:table-cell table:style-name="ce92" office:value-type="string">
            <text:p>ASP</text:p>
          </table:table-cell>
          <table:table-cell table:style-name="ce33" office:value-type="float" office:value="56">
            <text:p>56</text:p>
          </table:table-cell>
          <table:table-cell table:number-columns-repeated="3"/>
          <table:table-cell table:style-name="ce100" office:value-type="string" table:number-columns-spanned="2" table:number-rows-spanned="1">
            <text:p>Distribución del Esfuerzo</text:p>
          </table:table-cell>
          <table:covered-table-cell table:style-name="ce101"/>
          <table:table-cell table:style-name="ce100" office:value-type="string" table:number-columns-spanned="5" table:number-rows-spanned="1">
            <text:p>Tamaño del producto(KDSI)</text:p>
          </table:table-cell>
          <table:covered-table-cell table:number-columns-repeated="3" table:style-name="ce101"/>
          <table:covered-table-cell table:style-name="ce88"/>
          <table:table-cell/>
          <table:table-cell table:style-name="ce101" office:value-type="string">
            <text:p>Modificadores del coste de desarrollo</text:p>
          </table:table-cell>
          <table:table-cell table:style-name="ce101" office:value-type="string">
            <text:p>Muy bajo</text:p>
          </table:table-cell>
          <table:table-cell table:style-name="ce101" office:value-type="string">
            <text:p>Bajo</text:p>
          </table:table-cell>
          <table:table-cell table:style-name="ce101" office:value-type="string">
            <text:p>Nominal</text:p>
          </table:table-cell>
          <table:table-cell table:style-name="ce101" office:value-type="string">
            <text:p>Alto</text:p>
          </table:table-cell>
          <table:table-cell table:style-name="ce101" office:value-type="string">
            <text:p>Muy Alto</text:p>
          </table:table-cell>
          <table:table-cell table:style-name="ce101" office:value-type="string">
            <text:p>Extra Alto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>
            <office:annotation draw:style-name="gr4" draw:text-style-name="P2" svg:width="2.899cm" svg:height="5.731cm" svg:x="10.46cm" svg:y="0.884cm" draw:caption-point-x="-0.61cm" draw:caption-point-y="1.522cm">
              <dc:date>2019-03-15T00:00:00</dc:date>
              <text:p text:style-name="P2"><text:span text:style-name="T3">Grupo de información (datos o control) relacionados lógicamente que son</text:span></text:p>
              <text:p text:style-name="P2"><text:span text:style-name="T3">referenciados por la aplicación</text:span></text:p>
              <text:p text:style-name="P2"><text:span text:style-name="T3">▫ </text:span><text:span text:style-name="T3">Identificable por el usuario pero mantenida dentro de los límites de OTRA</text:span></text:p>
              <text:p text:style-name="P2"><text:span text:style-name="T3">aplicación</text:span></text:p>
            </office:annotation>
            <text:p>EIF(Ficheros Externos de Interfaz)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8">
            <office:annotation draw:style-name="gr5" draw:text-style-name="P2" svg:width="2.899cm" svg:height="2.571cm" svg:x="31.468cm" svg:y="0.884cm" draw:caption-point-x="-0.61cm" draw:caption-point-y="1.522cm">
              <dc:date>2019-03-15T00:00:00</dc:date>
              <text:p text:style-name="P2"><text:span text:style-name="T3">1-Tabla de clientes</text:span></text:p>
              <text:p text:style-name="P2"><text:span text:style-name="T3">2-Tabla de dispositivos</text:span></text:p>
              <text:p text:style-name="P2"><text:span text:style-name="T3">3-Historial de consultas</text:span></text:p>
            </office:annotation>
          </table:table-cell>
          <table:table-cell/>
          <table:table-cell table:style-name="ce59" office:value-type="string">
            <text:p>Proceso distribuido</text:p>
          </table:table-cell>
          <table:table-cell table:style-name="ce65" office:value-type="float" office:value="1">
            <text:p>1</text:p>
          </table:table-cell>
          <table:table-cell table:style-name="ce72" office:value-type="string">
            <text:p>PFA</text:p>
          </table:table-cell>
          <table:table-cell table:style-name="ce12" office:value-type="string">
            <text:p>Query</text:p>
          </table:table-cell>
          <table:table-cell table:style-name="ce81" table:formula="of:=VLOOKUP([.L5];[.O3:.P27];2;0)*[.J21]" office:value-type="float" office:value="1223.04">
            <text:p>1223,04</text:p>
          </table:table-cell>
          <table:table-cell table:style-name="ce82" table:formula="of:=[.M5]/1000" office:value-type="float" office:value="1.22304">
            <text:p>1,22</text:p>
          </table:table-cell>
          <table:table-cell table:style-name="ce92" office:value-type="string">
            <text:p>Assembler</text:p>
          </table:table-cell>
          <table:table-cell table:style-name="ce33" office:value-type="float" office:value="213">
            <text:p>213</text:p>
          </table:table-cell>
          <table:table-cell table:number-columns-repeated="3"/>
          <table:table-cell table:style-name="ce101" office:value-type="string">
            <text:p>Modo</text:p>
          </table:table-cell>
          <table:table-cell table:style-name="ce101" office:value-type="string">
            <text:p>Fases</text:p>
          </table:table-cell>
          <table:table-cell table:style-name="ce101" office:value-type="float" office:value="2">
            <text:p>2</text:p>
          </table:table-cell>
          <table:table-cell table:style-name="ce101" office:value-type="float" office:value="8">
            <text:p>8</text:p>
          </table:table-cell>
          <table:table-cell table:style-name="ce101" office:value-type="float" office:value="32">
            <text:p>32</text:p>
          </table:table-cell>
          <table:table-cell table:style-name="ce101" office:value-type="float" office:value="128">
            <text:p>128</text:p>
          </table:table-cell>
          <table:table-cell table:style-name="ce101" office:value-type="float" office:value="512">
            <text:p>512</text:p>
          </table:table-cell>
          <table:table-cell/>
          <table:table-cell table:style-name="ce101" office:value-type="string">
            <text:p>Atributos del Producto</text:p>
          </table:table-cell>
          <table:table-cell table:style-name="ce88" table:number-columns-repeated="6"/>
          <table:table-cell table:number-columns-repeated="7"/>
        </table:table-row>
        <table:table-row table:style-name="ro1">
          <table:table-cell/>
          <table:table-cell table:style-name="ce5" office:value-type="string">
            <office:annotation draw:style-name="gr6" draw:text-style-name="P2" svg:width="2.899cm" svg:height="2.966cm" svg:x="10.46cm" svg:y="1.336cm" draw:caption-point-x="-0.61cm" draw:caption-point-y="1.522cm">
              <dc:date>2019-03-15T00:00:00</dc:date>
              <text:p text:style-name="P2"><text:span text:style-name="T3">El proceso manda datos o información de</text:span></text:p>
              <text:p text:style-name="P2"><text:span text:style-name="T3">control al exterior de los límites de la</text:span></text:p>
              <text:p text:style-name="P2"><text:span text:style-name="T3">aplicación.</text:span></text:p>
            </office:annotation>
            <text:p>EO(Salidas Externas)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36" office:value-type="float" office:value="2">
            <text:p>2</text:p>
          </table:table-cell>
          <table:table-cell table:style-name="ce48">
            <office:annotation draw:style-name="gr7" draw:text-style-name="P2" svg:width="2.899cm" svg:height="2.176cm" svg:x="31.468cm" svg:y="1.336cm" draw:caption-point-x="-0.61cm" draw:caption-point-y="1.522cm">
              <dc:date>2019-03-16T00:00:00</dc:date>
              <text:p text:style-name="P2"><text:span text:style-name="T3">1-Listado de Dispositivos</text:span></text:p>
              <text:p text:style-name="P2"><text:span text:style-name="T3">2-Mostrar mediciones de los Dispositivos</text:span></text:p>
            </office:annotation>
          </table:table-cell>
          <table:table-cell/>
          <table:table-cell table:style-name="ce59" office:value-type="string">
            <text:p>Rendimiento</text:p>
          </table:table-cell>
          <table:table-cell table:style-name="ce31" office:value-type="float" office:value="2">
            <text:p>2</text:p>
          </table:table-cell>
          <table:table-cell table:number-columns-repeated="4"/>
          <table:table-cell table:style-name="ce92" office:value-type="string">
            <text:p>C</text:p>
          </table:table-cell>
          <table:table-cell table:style-name="ce33" office:value-type="float" office:value="148">
            <text:p>148</text:p>
          </table:table-cell>
          <table:table-cell table:number-columns-repeated="3"/>
          <table:table-cell table:style-name="ce102" office:value-type="string" table:number-columns-spanned="1" table:number-rows-spanned="4">
            <text:p>Orgánico</text:p>
          </table:table-cell>
          <table:table-cell office:value-type="string">
            <text:p>Planificació y requerimientos</text:p>
          </table:table-cell>
          <table:table-cell table:number-columns-repeated="3" office:value-type="float" office:value="6">
            <text:p>6</text:p>
          </table:table-cell>
          <table:table-cell table:style-name="ce95" office:value-type="float" office:value="6">
            <text:p>6</text:p>
          </table:table-cell>
          <table:table-cell table:style-name="ce95"/>
          <table:table-cell/>
          <table:table-cell table:style-name="ce95" office:value-type="string">
            <text:p>RELY Confiabilidad requerida del software</text:p>
          </table:table-cell>
          <table:table-cell table:style-name="ce95" office:value-type="float" office:value="0.75">
            <text:p>0,75</text:p>
          </table:table-cell>
          <table:table-cell table:style-name="ce95" office:value-type="float" office:value="0.88">
            <text:p>0,88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1.15">
            <text:p>1,15</text:p>
          </table:table-cell>
          <table:table-cell table:style-name="ce95" office:value-type="float" office:value="1.4">
            <text:p>1,4</text:p>
          </table:table-cell>
          <table:table-cell table:style-name="ce95"/>
          <table:table-cell table:number-columns-repeated="7"/>
        </table:table-row>
        <table:table-row table:style-name="ro1">
          <table:table-cell/>
          <table:table-cell table:style-name="ce5" office:value-type="string">
            <office:annotation draw:style-name="gr6" draw:text-style-name="P2" svg:width="2.899cm" svg:height="2.966cm" svg:x="10.46cm" svg:y="1.788cm" draw:caption-point-x="-0.61cm" draw:caption-point-y="1.522cm">
              <dc:date>2019-03-15T00:00:00</dc:date>
              <text:p text:style-name="P2"><text:span text:style-name="T3">El proceso de datos o información de</text:span></text:p>
              <text:p text:style-name="P2"><text:span text:style-name="T3">control procedente del exterior de la aplicación</text:span></text:p>
            </office:annotation>
            <text:p>EI (Entradas Externas)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8">
            <office:annotation draw:style-name="gr8" draw:text-style-name="P2" svg:width="2.899cm" svg:height="10.866cm" svg:x="31.468cm" svg:y="1.935cm" draw:caption-point-x="-0.61cm" draw:caption-point-y="1.375cm">
              <dc:date>2019-03-15T00:00:00</dc:date>
              <text:p text:style-name="P2"><text:span text:style-name="T3">1-Registro: Nombre de Usuario,</text:span></text:p>
              <text:p text:style-name="P2"><text:span text:style-name="T3">contraseña</text:span></text:p>
              <text:p text:style-name="P2"><text:span text:style-name="T3"/></text:p>
              <text:p text:style-name="P2"><text:span text:style-name="T3">2-Login: Nombre de Usuario, Contraseña</text:span></text:p>
              <text:p text:style-name="P2"><text:span text:style-name="T3"/></text:p>
              <text:p text:style-name="P2"><text:span text:style-name="T3">3-Registrar ID Dispositivo: Se hace acercando el telefono al nuevo dispositivo, el usuario no interacua con ningun atributo; PERO SÍ SE ALTERAN 2 REGISTROS LÓGICOS( CLIENTE Y DISPOSITIVO)</text:span></text:p>
            </office:annotation>
          </table:table-cell>
          <table:table-cell/>
          <table:table-cell table:style-name="ce59" office:value-type="string">
            <text:p>Configuracion con gran carga de uso</text:p>
          </table:table-cell>
          <table:table-cell table:style-name="ce31" office:value-type="float" office:value="3">
            <text:p>3</text:p>
          </table:table-cell>
          <table:table-cell table:number-columns-repeated="4"/>
          <table:table-cell table:style-name="ce92" office:value-type="string">
            <text:p>Cplusplus</text:p>
          </table:table-cell>
          <table:table-cell table:style-name="ce33" office:value-type="float" office:value="59">
            <text:p>59</text:p>
          </table:table-cell>
          <table:table-cell table:number-columns-repeated="3"/>
          <table:covered-table-cell table:style-name="ce88"/>
          <table:table-cell office:value-type="string">
            <text:p>Diseño del producto</text:p>
          </table:table-cell>
          <table:table-cell table:number-columns-repeated="3" office:value-type="float" office:value="16">
            <text:p>16</text:p>
          </table:table-cell>
          <table:table-cell table:style-name="ce95" office:value-type="float" office:value="16">
            <text:p>16</text:p>
          </table:table-cell>
          <table:table-cell table:style-name="ce95"/>
          <table:table-cell/>
          <table:table-cell table:style-name="ce95" office:value-type="string">
            <text:p>DATA Tamaño de la Base de Datos</text:p>
          </table:table-cell>
          <table:table-cell table:style-name="ce95"/>
          <table:table-cell table:style-name="ce95" office:value-type="float" office:value="0.94">
            <text:p>0,94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1.08">
            <text:p>1,08</text:p>
          </table:table-cell>
          <table:table-cell table:style-name="ce95" office:value-type="float" office:value="1.16">
            <text:p>1,16</text:p>
          </table:table-cell>
          <table:table-cell table:style-name="ce95"/>
          <table:table-cell table:number-columns-repeated="7"/>
        </table:table-row>
        <table:table-row table:style-name="ro1">
          <table:table-cell/>
          <table:table-cell table:style-name="ce5" office:value-type="string">
            <office:annotation draw:style-name="gr9" draw:text-style-name="P2" svg:width="2.899cm" svg:height="16.001cm" svg:x="10.46cm" svg:y="2.239cm" draw:caption-point-x="-0.61cm" draw:caption-point-y="1.522cm">
              <dc:date>2019-03-15T00:00:00</dc:date>
              <text:p text:style-name="P2"><text:span text:style-name="T3">Datos que requieren procesamiento distinto a una recuperación directa</text:span></text:p>
              <text:p text:style-name="P2"><text:span text:style-name="T3">o edición de información de ILF/EIF. Ejemplos: calcular salario mensual a</text:span></text:p>
              <text:p text:style-name="P2"><text:span text:style-name="T3">partir de horas trabajadas almacenadas en un ILF o totalizar el número de</text:span></text:p>
              <text:p text:style-name="P2"><text:span text:style-name="T3">empleados en una sede.</text:span></text:p>
              <text:p text:style-name="P2"><text:span text:style-name="T3"/></text:p>
              <text:p text:style-name="P2"><text:span text:style-name="T3">Una petición entra por los límites de la aplicación.</text:span></text:p>
              <text:p text:style-name="P2"><text:span text:style-name="T3"> </text:span><text:span text:style-name="T3">Los resultados salen por los límites de la aplicación.</text:span></text:p>
              <text:p text:style-name="P2"><text:span text:style-name="T3"> </text:span><text:span text:style-name="T3">La petición de entrada y los resultados de salida</text:span></text:p>
              <text:p text:style-name="P2"><text:span text:style-name="T3">constituyen un proceso elemental.</text:span></text:p>
              <text:p text:style-name="P2"><text:span text:style-name="T3"> </text:span><text:span text:style-name="T3">El proceso no actualiza un ILF.</text:span></text:p>
              <text:p text:style-name="P2"><text:span text:style-name="T3"/></text:p>
              <text:p text:style-name="P2"><text:span text:style-name="T3">Subdividir en: Entrada y Salida</text:span></text:p>
            </office:annotation>
            <text:p>EQ ( Consultas Externas)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6">
            <text:p>6</text:p>
          </table:table-cell>
          <table:table-cell table:style-name="ce36" office:value-type="float" office:value="4">
            <text:p>4</text:p>
          </table:table-cell>
          <table:table-cell table:style-name="ce48">
            <office:annotation draw:style-name="gr7" draw:text-style-name="P2" svg:width="2.899cm" svg:height="2.176cm" svg:x="31.468cm" svg:y="2.239cm" draw:caption-point-x="-0.61cm" draw:caption-point-y="1.522cm">
              <dc:date>2019-03-15T00:00:00</dc:date>
              <text:p text:style-name="P2"><text:span text:style-name="T3">1-Ver datos de un dispositivo</text:span></text:p>
              <text:p text:style-name="P2"><text:span text:style-name="T3">2-Preguntar por IP del punto de acceso</text:span></text:p>
            </office:annotation>
          </table:table-cell>
          <table:table-cell/>
          <table:table-cell table:style-name="ce59" office:value-type="string">
            <text:p>Tasa de Transacciones</text:p>
          </table:table-cell>
          <table:table-cell table:style-name="ce31" office:value-type="float" office:value="4">
            <text:p>4</text:p>
          </table:table-cell>
          <table:table-cell table:number-columns-repeated="4"/>
          <table:table-cell table:style-name="ce92" office:value-type="string">
            <text:p>C#</text:p>
          </table:table-cell>
          <table:table-cell table:style-name="ce33" office:value-type="float" office:value="58">
            <text:p>58</text:p>
          </table:table-cell>
          <table:table-cell table:number-columns-repeated="3"/>
          <table:covered-table-cell table:style-name="ce88"/>
          <table:table-cell office:value-type="string">
            <text:p>Programación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table:style-name="ce95" office:value-type="float" office:value="59">
            <text:p>59</text:p>
          </table:table-cell>
          <table:table-cell table:style-name="ce95"/>
          <table:table-cell/>
          <table:table-cell table:style-name="ce95" office:value-type="string">
            <text:p>CPLX Complejidad del Producto</text:p>
          </table:table-cell>
          <table:table-cell table:style-name="ce95" office:value-type="float" office:value="0.7">
            <text:p>0,7</text:p>
          </table:table-cell>
          <table:table-cell table:style-name="ce95" office:value-type="float" office:value="0.85">
            <text:p>0,85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1.15">
            <text:p>1,15</text:p>
          </table:table-cell>
          <table:table-cell table:style-name="ce95" office:value-type="float" office:value="1.3">
            <text:p>1,3</text:p>
          </table:table-cell>
          <table:table-cell table:style-name="ce95" office:value-type="float" office:value="1.65">
            <text:p>1,65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PFNA (Puntos de función no ajustados)</text:p>
          </table:table-cell>
          <table:table-cell table:style-name="ce19" table:number-columns-repeated="4"/>
          <table:table-cell table:style-name="ce49"/>
          <table:table-cell/>
          <table:table-cell table:style-name="ce59" office:value-type="string">
            <text:p>Entrada de Datos on-line</text:p>
          </table:table-cell>
          <table:table-cell table:style-name="ce31" office:value-type="float" office:value="5">
            <text:p>5</text:p>
          </table:table-cell>
          <table:table-cell/>
          <table:table-cell table:style-name="ce2" office:value-type="string">
            <text:p>Indicador</text:p>
          </table:table-cell>
          <table:table-cell table:style-name="ce2" office:value-type="string">
            <text:p>Resultado</text:p>
          </table:table-cell>
          <table:table-cell table:style-name="ce2" office:value-type="string">
            <text:p>Unidad</text:p>
          </table:table-cell>
          <table:table-cell table:style-name="ce92" office:value-type="string">
            <text:p>FoxPro</text:p>
          </table:table-cell>
          <table:table-cell table:style-name="ce33" office:value-type="float" office:value="36">
            <text:p>36</text:p>
          </table:table-cell>
          <table:table-cell table:number-columns-repeated="3"/>
          <table:covered-table-cell table:style-name="ce88"/>
          <table:table-cell office:value-type="string">
            <text:p>Integración y prueba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style-name="ce95" office:value-type="float" office:value="25">
            <text:p>25</text:p>
          </table:table-cell>
          <table:table-cell table:style-name="ce95"/>
          <table:table-cell/>
          <table:table-cell table:style-name="ce101" office:value-type="string">
            <text:p>Atributos del Ordenador</text:p>
          </table:table-cell>
          <table:table-cell table:style-name="ce88" table:number-columns-repeated="6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ce59" office:value-type="string">
            <text:p>Eficiencia con el Usuario Final</text:p>
          </table:table-cell>
          <table:table-cell table:style-name="ce31" office:value-type="float" office:value="0">
            <text:p>0</text:p>
          </table:table-cell>
          <table:table-cell/>
          <table:table-cell table:style-name="ce7" office:value-type="string">
            <text:p>PM_nominal</text:p>
          </table:table-cell>
          <table:table-cell table:style-name="ce82" table:formula="of:=PRODUCT([.M21];[.N4]^[.M20])" office:value-type="float" office:value="2.94">
            <text:p>2,94</text:p>
          </table:table-cell>
          <table:table-cell table:style-name="ce86" office:value-type="string">
            <text:p>Hombres-mes</text:p>
          </table:table-cell>
          <table:table-cell table:style-name="ce92" office:value-type="string">
            <text:p>J2EE</text:p>
          </table:table-cell>
          <table:table-cell table:style-name="ce33" office:value-type="float" office:value="57">
            <text:p>57</text:p>
          </table:table-cell>
          <table:table-cell table:number-columns-repeated="3"/>
          <table:table-cell table:style-name="ce103" office:value-type="string" table:number-columns-spanned="1" table:number-rows-spanned="4">
            <text:p>Semi-acoplado</text:p>
          </table:table-cell>
          <table:table-cell office:value-type="string">
            <text:p>Planificació y requerimientos</text:p>
          </table:table-cell>
          <table:table-cell table:number-columns-repeated="3" office:value-type="float" office:value="7">
            <text:p>7</text:p>
          </table:table-cell>
          <table:table-cell table:number-columns-repeated="2" table:style-name="ce95" office:value-type="float" office:value="7">
            <text:p>7</text:p>
          </table:table-cell>
          <table:table-cell/>
          <table:table-cell table:style-name="ce95" office:value-type="string">
            <text:p>TIME Restricciones del tiempo de ejecución</text:p>
          </table:table-cell>
          <table:table-cell table:style-name="ce95" table:number-columns-repeated="2"/>
          <table:table-cell table:style-name="ce95" office:value-type="float" office:value="1">
            <text:p>1</text:p>
          </table:table-cell>
          <table:table-cell table:style-name="ce95" office:value-type="float" office:value="1.11">
            <text:p>1,11</text:p>
          </table:table-cell>
          <table:table-cell table:style-name="ce95" office:value-type="float" office:value="1.3">
            <text:p>1,3</text:p>
          </table:table-cell>
          <table:table-cell table:style-name="ce95" office:value-type="float" office:value="1.66">
            <text:p>1,66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 table:number-columns-spanned="2" table:number-rows-spanned="1">
            <text:p>Información adicional del proyecto</text:p>
          </table:table-cell>
          <table:covered-table-cell table:style-name="ce20"/>
          <table:table-cell table:style-name="Default"/>
          <table:table-cell table:number-columns-repeated="4"/>
          <table:table-cell table:style-name="ce59" office:value-type="string">
            <text:p>Actualizaciones on-line</text:p>
          </table:table-cell>
          <table:table-cell table:style-name="ce31" office:value-type="float" office:value="1">
            <text:p>1</text:p>
          </table:table-cell>
          <table:table-cell/>
          <table:table-cell table:style-name="ce7" office:value-type="string">
            <text:p>PM_estimado</text:p>
          </table:table-cell>
          <table:table-cell table:style-name="ce82" table:formula="of:=PRODUCT([.M10];[.X101])" office:value-type="float" office:value="7.53023737618667">
            <text:p>7,53</text:p>
          </table:table-cell>
          <table:table-cell table:style-name="ce86" office:value-type="string">
            <text:p>Hombres-mes</text:p>
          </table:table-cell>
          <table:table-cell table:style-name="ce92" office:value-type="string">
            <text:p>Java</text:p>
          </table:table-cell>
          <table:table-cell table:style-name="ce33" office:value-type="float" office:value="55">
            <text:p>55</text:p>
          </table:table-cell>
          <table:table-cell table:number-columns-repeated="3"/>
          <table:covered-table-cell table:style-name="ce88"/>
          <table:table-cell office:value-type="string">
            <text:p>Diseño del producto</text:p>
          </table:table-cell>
          <table:table-cell table:number-columns-repeated="3" office:value-type="float" office:value="17">
            <text:p>17</text:p>
          </table:table-cell>
          <table:table-cell table:number-columns-repeated="2" table:style-name="ce95" office:value-type="float" office:value="17">
            <text:p>17</text:p>
          </table:table-cell>
          <table:table-cell/>
          <table:table-cell table:style-name="ce95" office:value-type="string">
            <text:p>STOR Restric. En almacenamiento principal</text:p>
          </table:table-cell>
          <table:table-cell table:style-name="ce95" table:number-columns-repeated="2"/>
          <table:table-cell table:style-name="ce95" office:value-type="float" office:value="1">
            <text:p>1</text:p>
          </table:table-cell>
          <table:table-cell table:style-name="ce95" office:value-type="float" office:value="1.06">
            <text:p>1,06</text:p>
          </table:table-cell>
          <table:table-cell table:style-name="ce95" office:value-type="float" office:value="1.21">
            <text:p>1,21</text:p>
          </table:table-cell>
          <table:table-cell table:style-name="ce95" office:value-type="float" office:value="1.56">
            <text:p>1,56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Número de clientes máximos</text:p>
          </table:table-cell>
          <table:table-cell table:style-name="ce7" office:value-type="string">
            <text:p>2^24</text:p>
          </table:table-cell>
          <table:table-cell table:style-name="Default"/>
          <table:table-cell table:number-columns-repeated="4"/>
          <table:table-cell table:style-name="ce59" office:value-type="string">
            <text:p>Procesamiento complejo</text:p>
          </table:table-cell>
          <table:table-cell table:style-name="ce31" office:value-type="float" office:value="2">
            <text:p>2</text:p>
          </table:table-cell>
          <table:table-cell/>
          <table:table-cell table:style-name="ce7" office:value-type="string">
            <text:p>PM_estimado_sin_SCED</text:p>
          </table:table-cell>
          <table:table-cell table:style-name="ce82" table:formula="of:=PRODUCT([.M10];[.X102])" office:value-type="float" office:value="5.2659002630676">
            <text:p>5,27</text:p>
          </table:table-cell>
          <table:table-cell table:style-name="ce86" office:value-type="string">
            <text:p>Hombres-mes</text:p>
          </table:table-cell>
          <table:table-cell table:style-name="ce92" office:value-type="string">
            <text:p>JavaScript</text:p>
          </table:table-cell>
          <table:table-cell table:style-name="ce33" office:value-type="float" office:value="54">
            <text:p>54</text:p>
          </table:table-cell>
          <table:table-cell table:number-columns-repeated="3"/>
          <table:covered-table-cell table:style-name="ce88"/>
          <table:table-cell office:value-type="string">
            <text:p>Programación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table:style-name="ce95" office:value-type="float" office:value="55">
            <text:p>55</text:p>
          </table:table-cell>
          <table:table-cell table:style-name="ce95" office:value-type="float" office:value="52">
            <text:p>52</text:p>
          </table:table-cell>
          <table:table-cell/>
          <table:table-cell table:style-name="ce95" office:value-type="string">
            <text:p>VIRT Volatilidad de la máquina virtual</text:p>
          </table:table-cell>
          <table:table-cell table:style-name="ce95"/>
          <table:table-cell table:style-name="ce95" office:value-type="float" office:value="0.87">
            <text:p>0,87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1.15">
            <text:p>1,15</text:p>
          </table:table-cell>
          <table:table-cell table:style-name="ce95" office:value-type="float" office:value="1.3">
            <text:p>1,3</text:p>
          </table:table-cell>
          <table:table-cell table:style-name="ce95"/>
          <table:table-cell table:number-columns-repeated="7"/>
        </table:table-row>
        <table:table-row table:style-name="ro1">
          <table:table-cell/>
          <table:table-cell table:style-name="ce7" office:value-type="string">
            <text:p>Número max de dispositivos por cliente</text:p>
          </table:table-cell>
          <table:table-cell table:style-name="ce7" office:value-type="float" office:value="32">
            <text:p>32</text:p>
          </table:table-cell>
          <table:table-cell table:style-name="Default"/>
          <table:table-cell table:number-columns-repeated="4"/>
          <table:table-cell table:style-name="ce59" office:value-type="string">
            <text:p>Reusabilidad</text:p>
          </table:table-cell>
          <table:table-cell table:style-name="ce31" office:value-type="float" office:value="3">
            <text:p>3</text:p>
          </table:table-cell>
          <table:table-cell/>
          <table:table-cell table:style-name="ce7" office:value-type="string">
            <text:p>EM</text:p>
          </table:table-cell>
          <table:table-cell table:style-name="ce82" table:formula="of:=[.X101]" office:value-type="float" office:value="2.56130522999547">
            <text:p>2,56</text:p>
          </table:table-cell>
          <table:table-cell table:style-name="ce86"/>
          <table:table-cell table:style-name="ce92" office:value-type="string">
            <text:p>JSP</text:p>
          </table:table-cell>
          <table:table-cell table:style-name="ce33" office:value-type="float" office:value="59">
            <text:p>59</text:p>
          </table:table-cell>
          <table:table-cell table:number-columns-repeated="3"/>
          <table:covered-table-cell table:style-name="ce88"/>
          <table:table-cell office:value-type="string">
            <text:p>Integración y prueba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style-name="ce95" office:value-type="float" office:value="28">
            <text:p>28</text:p>
          </table:table-cell>
          <table:table-cell table:style-name="ce95" office:value-type="float" office:value="31">
            <text:p>31</text:p>
          </table:table-cell>
          <table:table-cell/>
          <table:table-cell table:style-name="ce95" office:value-type="string">
            <text:p>TURN Tiempo de respuesta del ordenador</text:p>
          </table:table-cell>
          <table:table-cell table:style-name="ce95"/>
          <table:table-cell table:style-name="ce95" office:value-type="float" office:value="0.87">
            <text:p>0,87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1.07">
            <text:p>1,07</text:p>
          </table:table-cell>
          <table:table-cell table:style-name="ce95" office:value-type="float" office:value="1.15">
            <text:p>1,15</text:p>
          </table:table-cell>
          <table:table-cell table:style-name="ce95"/>
          <table:table-cell table:number-columns-repeated="7"/>
        </table:table-row>
        <table:table-row table:style-name="ro1">
          <table:table-cell/>
          <table:table-cell table:style-name="ce7" office:value-type="string">
            <text:p>Medidas por dispositivo</text:p>
          </table:table-cell>
          <table:table-cell table:style-name="ce7" office:value-type="string">
            <text:p>370 medidas por dispositivo</text:p>
          </table:table-cell>
          <table:table-cell table:style-name="Default"/>
          <table:table-cell table:number-columns-repeated="4"/>
          <table:table-cell table:style-name="ce59" office:value-type="string">
            <text:p>Facillidad de instalación</text:p>
          </table:table-cell>
          <table:table-cell table:style-name="ce31" office:value-type="float" office:value="4">
            <text:p>4</text:p>
          </table:table-cell>
          <table:table-cell/>
          <table:table-cell table:style-name="ce7" office:value-type="string">
            <text:p>EM_sin_SCED</text:p>
          </table:table-cell>
          <table:table-cell table:style-name="ce82" table:formula="of:=[.X102]" office:value-type="float" office:value="1.79112253845837">
            <text:p>1,79</text:p>
          </table:table-cell>
          <table:table-cell table:style-name="ce86"/>
          <table:table-cell table:style-name="ce92" office:value-type="string">
            <text:p>.NET</text:p>
          </table:table-cell>
          <table:table-cell table:style-name="ce33" office:value-type="float" office:value="60">
            <text:p>60</text:p>
          </table:table-cell>
          <table:table-cell table:number-columns-repeated="3"/>
          <table:table-cell table:style-name="ce103" office:value-type="string" table:number-columns-spanned="1" table:number-rows-spanned="4">
            <text:p>Empotrado</text:p>
          </table:table-cell>
          <table:table-cell office:value-type="string">
            <text:p>Planificació y requerimientos</text:p>
          </table:table-cell>
          <table:table-cell table:number-columns-repeated="3" office:value-type="float" office:value="8">
            <text:p>8</text:p>
          </table:table-cell>
          <table:table-cell table:number-columns-repeated="2" table:style-name="ce95" office:value-type="float" office:value="8">
            <text:p>8</text:p>
          </table:table-cell>
          <table:table-cell/>
          <table:table-cell table:style-name="ce101" office:value-type="string">
            <text:p>Atributos del Personal</text:p>
          </table:table-cell>
          <table:table-cell table:style-name="ce88" table:number-columns-repeated="6"/>
          <table:table-cell table:number-columns-repeated="7"/>
        </table:table-row>
        <table:table-row table:style-name="ro1">
          <table:table-cell/>
          <table:table-cell table:style-name="ce7" office:value-type="string">
            <text:p>Nº clientes Base de datos de Clientes VIP</text:p>
          </table:table-cell>
          <table:table-cell table:style-name="ce7" office:value-type="string">
            <text:p>2^24</text:p>
          </table:table-cell>
          <table:table-cell table:style-name="Default"/>
          <table:table-cell table:number-columns-repeated="4"/>
          <table:table-cell table:style-name="ce59" office:value-type="string">
            <text:p>Facilidad de Operación</text:p>
          </table:table-cell>
          <table:table-cell table:style-name="ce31" office:value-type="float" office:value="5">
            <text:p>5</text:p>
          </table:table-cell>
          <table:table-cell table:number-columns-repeated="4"/>
          <table:table-cell table:style-name="ce92" office:value-type="string">
            <text:p>Perl</text:p>
          </table:table-cell>
          <table:table-cell table:style-name="ce33" office:value-type="float" office:value="57">
            <text:p>57</text:p>
          </table:table-cell>
          <table:table-cell table:number-columns-repeated="3"/>
          <table:covered-table-cell table:style-name="ce103"/>
          <table:table-cell office:value-type="string">
            <text:p>Diseño del producto</text:p>
          </table:table-cell>
          <table:table-cell table:number-columns-repeated="3" office:value-type="float" office:value="18">
            <text:p>18</text:p>
          </table:table-cell>
          <table:table-cell table:number-columns-repeated="2" table:style-name="ce95" office:value-type="float" office:value="18">
            <text:p>18</text:p>
          </table:table-cell>
          <table:table-cell/>
          <table:table-cell table:style-name="ce95" office:value-type="string">
            <text:p>ACAP Capacidad de los analistas</text:p>
          </table:table-cell>
          <table:table-cell table:style-name="ce95" office:value-type="float" office:value="1.46">
            <text:p>1,46</text:p>
          </table:table-cell>
          <table:table-cell table:style-name="ce95" office:value-type="float" office:value="1.19">
            <text:p>1,19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0.86">
            <text:p>0,86</text:p>
          </table:table-cell>
          <table:table-cell table:style-name="ce95" office:value-type="float" office:value="0.71">
            <text:p>0,71</text:p>
          </table:table-cell>
          <table:table-cell table:style-name="ce95"/>
          <table:table-cell table:number-columns-repeated="7"/>
        </table:table-row>
        <table:table-row table:style-name="ro1">
          <table:table-cell/>
          <table:table-cell table:style-name="ce7" office:value-type="string">
            <text:p>Número de sensores por dispositivo</text:p>
          </table:table-cell>
          <table:table-cell table:style-name="ce7" office:value-type="float" office:value="5">
            <text:p>5</text:p>
          </table:table-cell>
          <table:table-cell table:style-name="Default"/>
          <table:table-cell table:number-columns-repeated="4"/>
          <table:table-cell table:style-name="ce59" office:value-type="string">
            <text:p>Instalaciones Múltiples</text:p>
          </table:table-cell>
          <table:table-cell table:style-name="ce31" office:value-type="float" office:value="1">
            <text:p>1</text:p>
          </table:table-cell>
          <table:table-cell/>
          <table:table-cell table:style-name="ce7" office:value-type="string">
            <text:p>SCED%=</text:p>
          </table:table-cell>
          <table:table-cell table:style-name="ce82" table:formula="of:=[.X100]" office:value-type="float" office:value="1.43">
            <text:p>1,43</text:p>
          </table:table-cell>
          <table:table-cell table:style-name="ce86"/>
          <table:table-cell table:style-name="ce92" office:value-type="string">
            <text:p>FORTRAN 77</text:p>
          </table:table-cell>
          <table:table-cell table:style-name="ce33" office:value-type="float" office:value="105">
            <text:p>105</text:p>
          </table:table-cell>
          <table:table-cell table:number-columns-repeated="3"/>
          <table:covered-table-cell table:style-name="ce103"/>
          <table:table-cell office:value-type="string">
            <text:p>Programación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office:value-type="float" office:value="54">
            <text:p>54</text:p>
          </table:table-cell>
          <table:table-cell table:style-name="ce95" office:value-type="float" office:value="51">
            <text:p>51</text:p>
          </table:table-cell>
          <table:table-cell table:style-name="ce95" office:value-type="float" office:value="48">
            <text:p>48</text:p>
          </table:table-cell>
          <table:table-cell/>
          <table:table-cell table:style-name="ce95" office:value-type="string">
            <text:p>AEXP Experiencia en la aplicación</text:p>
          </table:table-cell>
          <table:table-cell table:style-name="ce95" office:value-type="float" office:value="1.29">
            <text:p>1,29</text:p>
          </table:table-cell>
          <table:table-cell table:style-name="ce95" office:value-type="float" office:value="1.13">
            <text:p>1,13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0.91">
            <text:p>0,91</text:p>
          </table:table-cell>
          <table:table-cell table:style-name="ce95" office:value-type="float" office:value="0.82">
            <text:p>0,82</text:p>
          </table:table-cell>
          <table:table-cell table:style-name="ce95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ce59" office:value-type="string">
            <text:p>Facilidad de Cambios</text:p>
          </table:table-cell>
          <table:table-cell table:style-name="ce31" office:value-type="float" office:value="2">
            <text:p>2</text:p>
          </table:table-cell>
          <table:table-cell/>
          <table:table-cell table:style-name="ce7" office:value-type="string">
            <text:p>B=</text:p>
          </table:table-cell>
          <table:table-cell table:style-name="ce82" table:formula="of:=0.91 + 0.01*[.V118]" office:value-type="float" office:value="1.0518">
            <text:p>1,05</text:p>
          </table:table-cell>
          <table:table-cell table:style-name="ce86"/>
          <table:table-cell table:style-name="ce92" office:value-type="string">
            <text:p>ANSI COBOL 85</text:p>
          </table:table-cell>
          <table:table-cell table:style-name="ce33" office:value-type="float" office:value="91">
            <text:p>91</text:p>
          </table:table-cell>
          <table:table-cell table:number-columns-repeated="3"/>
          <table:covered-table-cell table:style-name="ce103"/>
          <table:table-cell office:value-type="string">
            <text:p>Integración y prueba</text:p>
          </table:table-cell>
          <table:table-cell office:value-type="float" office:value="22">
            <text:p>22</text:p>
          </table:table-cell>
          <table:table-cell table:number-columns-repeated="2" office:value-type="float" office:value="25">
            <text:p>25</text:p>
          </table:table-cell>
          <table:table-cell table:style-name="ce95" office:value-type="float" office:value="31">
            <text:p>31</text:p>
          </table:table-cell>
          <table:table-cell table:style-name="ce95" office:value-type="float" office:value="34">
            <text:p>34</text:p>
          </table:table-cell>
          <table:table-cell/>
          <table:table-cell table:style-name="ce95" office:value-type="string">
            <text:p>PCAP Capacidad de los programadores</text:p>
          </table:table-cell>
          <table:table-cell table:style-name="ce95" office:value-type="float" office:value="1.42">
            <text:p>1,42</text:p>
          </table:table-cell>
          <table:table-cell table:style-name="ce95" office:value-type="float" office:value="1.17">
            <text:p>1,17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0.86">
            <text:p>0,86</text:p>
          </table:table-cell>
          <table:table-cell table:style-name="ce95" office:value-type="float" office:value="0.7">
            <text:p>0,7</text:p>
          </table:table-cell>
          <table:table-cell table:style-name="ce95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ce60" office:value-type="string">
            <text:p>Factor de Complejidad Total (GTI)</text:p>
          </table:table-cell>
          <table:table-cell table:style-name="ce66" table:formula="of:=SUM([.J4:.J17])" office:value-type="float" office:value="33">
            <text:p>33</text:p>
          </table:table-cell>
          <table:table-cell/>
          <table:table-cell table:style-name="ce7" office:value-type="string">
            <text:p>TDEV=</text:p>
          </table:table-cell>
          <table:table-cell table:style-name="ce82" table:formula="of:=PRODUCT(3.67;[.M12]^(0.28+0.2*([.M17]-1.01)); [.M16] )" office:value-type="float" office:value="8.47317056967879">
            <text:p>8,47</text:p>
          </table:table-cell>
          <table:table-cell table:style-name="ce86" office:value-type="string">
            <text:p>meses</text:p>
          </table:table-cell>
          <table:table-cell table:style-name="ce92" office:value-type="string">
            <text:p>Pascal</text:p>
          </table:table-cell>
          <table:table-cell table:style-name="ce33" office:value-type="float" office:value="91">
            <text:p>91</text:p>
          </table:table-cell>
          <table:table-cell table:number-columns-repeated="3"/>
          <table:table-cell table:style-name="ce100" office:value-type="string" table:number-columns-spanned="7" table:number-rows-spanned="1">
            <text:p>Distribución del Calendario</text:p>
          </table:table-cell>
          <table:covered-table-cell/>
          <table:covered-table-cell table:number-columns-repeated="5" table:style-name="ce88"/>
          <table:table-cell/>
          <table:table-cell table:style-name="ce95" office:value-type="string">
            <text:p>VEXP Experiencia en uso de memoria virtual</text:p>
          </table:table-cell>
          <table:table-cell table:style-name="ce95" office:value-type="float" office:value="1.21">
            <text:p>1,21</text:p>
          </table:table-cell>
          <table:table-cell table:style-name="ce95" office:value-type="float" office:value="1.1">
            <text:p>1,1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0.9">
            <text:p>0,9</text:p>
          </table:table-cell>
          <table:table-cell table:style-name="ce95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ce13"/>
          <table:table-cell table:style-name="ce61" office:value-type="string">
            <office:annotation draw:style-name="gr10" draw:text-style-name="P3" svg:width="2.899cm" svg:height="1.386cm" svg:x="41.133cm" svg:y="7.207cm" draw:caption-point-x="-0.61cm" draw:caption-point-y="1.522cm">
              <dc:date>2019-03-15T00:00:00</dc:date>
              <text:p text:style-name="P3"><text:span text:style-name="T3">Ajuste de Complejidad Técnica</text:span></text:p>
            </office:annotation>
            <text:p>VFA</text:p>
          </table:table-cell>
          <table:table-cell table:style-name="ce61" table:formula="of:=[.J18]*0.01 +0.65" office:value-type="float" office:value="0.98">
            <text:p>0,98</text:p>
          </table:table-cell>
          <table:table-cell table:number-columns-repeated="4"/>
          <table:table-cell table:style-name="ce92" office:value-type="string">
            <text:p>PL/I</text:p>
          </table:table-cell>
          <table:table-cell table:style-name="ce33" office:value-type="float" office:value="80">
            <text:p>80</text:p>
          </table:table-cell>
          <table:table-cell table:number-columns-repeated="3"/>
          <table:table-cell table:style-name="ce101" office:value-type="string">
            <text:p>Modo</text:p>
          </table:table-cell>
          <table:table-cell table:style-name="ce101" office:value-type="string">
            <text:p>Fases</text:p>
          </table:table-cell>
          <table:table-cell table:style-name="ce101" office:value-type="string">
            <text:p>S-2</text:p>
          </table:table-cell>
          <table:table-cell table:style-name="ce101" office:value-type="string">
            <text:p>Y-8</text:p>
          </table:table-cell>
          <table:table-cell table:style-name="ce101" office:value-type="string">
            <text:p>M-32</text:p>
          </table:table-cell>
          <table:table-cell table:style-name="ce101" office:value-type="string">
            <text:p>G128</text:p>
          </table:table-cell>
          <table:table-cell table:style-name="ce101" office:value-type="string">
            <text:p>E-512</text:p>
          </table:table-cell>
          <table:table-cell/>
          <table:table-cell table:style-name="ce95" office:value-type="string">
            <text:p>LEXP Experiencia en lenguage de programación</text:p>
          </table:table-cell>
          <table:table-cell table:style-name="ce95" office:value-type="float" office:value="1.14">
            <text:p>1,14</text:p>
          </table:table-cell>
          <table:table-cell table:style-name="ce95" office:value-type="float" office:value="1.07">
            <text:p>1,07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0.95">
            <text:p>0,95</text:p>
          </table:table-cell>
          <table:table-cell table:style-name="ce95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ce61" office:value-type="string">
            <office:annotation draw:style-name="gr3" draw:text-style-name="P2" svg:width="2.899cm" svg:height="1.781cm" svg:x="41.133cm" svg:y="7.659cm" draw:caption-point-x="-0.61cm" draw:caption-point-y="1.522cm">
              <dc:date>2019-03-15T00:00:00</dc:date>
              <text:p text:style-name="P2"><text:span text:style-name="T3">Suma de los totales de las tablas de arriba</text:span></text:p>
              <text:p text:style-name="P2"><text:span text:style-name="T3"><text:s/></text:span><text:span text:style-name="T3">:D</text:span></text:p>
            </office:annotation>
            <text:p>PFSA</text:p>
          </table:table-cell>
          <table:table-cell table:style-name="ce61" table:formula="of:=[.K82]+[.K70]+[.K56]+[.K39]+[.K37]" office:value-type="float" office:value="96">
            <text:p>96</text:p>
          </table:table-cell>
          <table:table-cell table:style-name="ce73"/>
          <table:table-cell/>
          <table:table-cell/>
          <table:table-cell/>
          <table:table-cell table:style-name="ce92" office:value-type="string">
            <text:p>Modula 2</text:p>
          </table:table-cell>
          <table:table-cell table:style-name="ce33" office:value-type="float" office:value="80">
            <text:p>80</text:p>
          </table:table-cell>
          <table:table-cell table:number-columns-repeated="3"/>
          <table:table-cell table:style-name="ce102" office:value-type="string" table:number-columns-spanned="1" table:number-rows-spanned="4">
            <text:p>Orgánico</text:p>
          </table:table-cell>
          <table:table-cell office:value-type="string">
            <text:p>Planificació y requerimientos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style-name="ce95" office:value-type="float" office:value="13">
            <text:p>13</text:p>
          </table:table-cell>
          <table:table-cell table:style-name="ce95"/>
          <table:table-cell/>
          <table:table-cell table:style-name="ce101" office:value-type="string">
            <text:p>Atributos del Proyecto</text:p>
          </table:table-cell>
          <table:table-cell table:style-name="ce88" table:number-columns-repeated="6"/>
          <table:table-cell table:number-columns-repeated="7"/>
        </table:table-row>
        <table:table-row table:style-name="ro3">
          <table:table-cell/>
          <table:table-cell table:style-name="Default" table:number-columns-repeated="3"/>
          <table:table-cell table:number-columns-repeated="4"/>
          <table:table-cell table:style-name="ce62" office:value-type="string">
            <text:p>PFA</text:p>
          </table:table-cell>
          <table:table-cell table:style-name="ce62" table:formula="of:=[.J19]*[.J20]" office:value-type="float" office:value="94.08">
            <text:p>94,08</text:p>
          </table:table-cell>
          <table:table-cell/>
          <table:table-cell table:style-name="ce80" office:value-type="string">
            <text:p>A</text:p>
          </table:table-cell>
          <table:table-cell table:style-name="ce22" office:value-type="float" office:value="2.94">
            <text:p>2,94</text:p>
          </table:table-cell>
          <table:table-cell/>
          <table:table-cell table:style-name="ce92" office:value-type="string">
            <text:p>Ada</text:p>
          </table:table-cell>
          <table:table-cell table:style-name="ce33" office:value-type="float" office:value="71">
            <text:p>71</text:p>
          </table:table-cell>
          <table:table-cell table:number-columns-repeated="3"/>
          <table:covered-table-cell table:style-name="ce88"/>
          <table:table-cell office:value-type="string">
            <text:p>Diseño del producto</text:p>
          </table:table-cell>
          <table:table-cell table:number-columns-repeated="3" office:value-type="float" office:value="19">
            <text:p>19</text:p>
          </table:table-cell>
          <table:table-cell table:style-name="ce95" office:value-type="float" office:value="19">
            <text:p>19</text:p>
          </table:table-cell>
          <table:table-cell table:style-name="ce95"/>
          <table:table-cell/>
          <table:table-cell table:style-name="ce95" office:value-type="string">
            <text:p>MODP Uso de prácticas modernas de pro.</text:p>
          </table:table-cell>
          <table:table-cell table:style-name="ce95" office:value-type="float" office:value="1.21">
            <text:p>1,21</text:p>
          </table:table-cell>
          <table:table-cell table:style-name="ce95" office:value-type="float" office:value="1.1">
            <text:p>1,1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0.91">
            <text:p>0,91</text:p>
          </table:table-cell>
          <table:table-cell table:style-name="ce95" office:value-type="float" office:value="0.82">
            <text:p>0,82</text:p>
          </table:table-cell>
          <table:table-cell table:style-name="ce95"/>
          <table:table-cell table:number-columns-repeated="7"/>
        </table:table-row>
        <table:table-row table:style-name="ro1">
          <table:table-cell/>
          <table:table-cell table:style-name="ce8" office:value-type="string" table:number-columns-spanned="4" table:number-rows-spanned="1">
            <text:p>ILF (Ficheros Logicos Internos)</text:p>
          </table:table-cell>
          <table:covered-table-cell table:number-columns-repeated="2" table:style-name="ce21"/>
          <table:covered-table-cell table:style-name="ce28"/>
          <table:table-cell table:style-name="ce13" table:number-columns-repeated="2"/>
          <table:table-cell table:number-columns-repeated="7"/>
          <table:table-cell table:style-name="ce92" office:value-type="string">
            <text:p>Prolog</text:p>
          </table:table-cell>
          <table:table-cell table:style-name="ce33" office:value-type="float" office:value="64">
            <text:p>64</text:p>
          </table:table-cell>
          <table:table-cell table:number-columns-repeated="3"/>
          <table:covered-table-cell table:style-name="ce88"/>
          <table:table-cell office:value-type="string">
            <text:p>Programación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office:value-type="float" office:value="55">
            <text:p>55</text:p>
          </table:table-cell>
          <table:table-cell table:style-name="ce95" office:value-type="float" office:value="51">
            <text:p>51</text:p>
          </table:table-cell>
          <table:table-cell table:style-name="ce95"/>
          <table:table-cell/>
          <table:table-cell table:style-name="ce95" office:value-type="string">
            <text:p>TOOL Uso de herramientas software</text:p>
          </table:table-cell>
          <table:table-cell table:style-name="ce95" office:value-type="float" office:value="1.24">
            <text:p>1,24</text:p>
          </table:table-cell>
          <table:table-cell table:style-name="ce95" office:value-type="float" office:value="1.1">
            <text:p>1,1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0.91">
            <text:p>0,91</text:p>
          </table:table-cell>
          <table:table-cell table:style-name="ce95" office:value-type="float" office:value="0.83">
            <text:p>0,83</text:p>
          </table:table-cell>
          <table:table-cell table:style-name="ce95"/>
          <table:table-cell table:number-columns-repeated="7"/>
        </table:table-row>
        <table:table-row table:style-name="ro1">
          <table:table-cell/>
          <table:table-cell table:style-name="ce9" office:value-type="string">
            <text:p>Nombre</text:p>
          </table:table-cell>
          <table:table-cell table:style-name="ce2" office:value-type="string">
            <text:p>Nº de Registros Lógicos(RET)</text:p>
          </table:table-cell>
          <table:table-cell table:style-name="ce2" office:value-type="string">
            <office:annotation draw:style-name="gr5" draw:text-style-name="P2" svg:width="2.899cm" svg:height="2.571cm" svg:x="22.622cm" svg:y="9.267cm" draw:caption-point-x="-0.61cm" draw:caption-point-y="1.522cm">
              <dc:date>2019-03-15T00:00:00</dc:date>
              <text:p text:style-name="P2"><text:span text:style-name="T3">Un DET por cada campo único erreconocible por el usuario de un ILF o ELF</text:span></text:p>
            </office:annotation>
            <text:p>Atributos(DET)</text:p>
          </table:table-cell>
          <table:table-cell table:style-name="ce29" office:value-type="string">
            <office:annotation draw:style-name="gr11" draw:text-style-name="P2" svg:width="2.899cm" svg:height="0.669cm" svg:x="25.801cm" svg:y="9.267cm" draw:caption-point-x="-0.61cm" draw:caption-point-y="1.522cm">
              <dc:date>2019-03-15T00:00:00</dc:date>
              <text:p text:style-name="P2"><text:span text:style-name="T3">Mirar Tabla</text:span></text:p>
            </office:annotation>
            <text:p>Clasificación</text:p>
          </table:table-cell>
          <table:table-cell table:number-columns-repeated="9"/>
          <table:table-cell table:style-name="ce92" office:value-type="string">
            <text:p>ANSI/Turbo BASIC</text:p>
          </table:table-cell>
          <table:table-cell table:style-name="ce33" office:value-type="float" office:value="64">
            <text:p>64</text:p>
          </table:table-cell>
          <table:table-cell/>
          <table:table-cell/>
          <table:table-cell/>
          <table:covered-table-cell table:style-name="ce88"/>
          <table:table-cell office:value-type="string">
            <text:p>Integración y prueba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95" office:value-type="float" office:value="30">
            <text:p>30</text:p>
          </table:table-cell>
          <table:table-cell table:style-name="ce95"/>
          <table:table-cell/>
          <table:table-cell table:style-name="ce95" office:value-type="string">
            <text:p>SCED Calendario requerido para el desarrollo</text:p>
          </table:table-cell>
          <table:table-cell table:style-name="ce95" office:value-type="float" office:value="1.23">
            <text:p>1,23</text:p>
          </table:table-cell>
          <table:table-cell table:style-name="ce95" office:value-type="float" office:value="1.08">
            <text:p>1,08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1.04">
            <text:p>1,04</text:p>
          </table:table-cell>
          <table:table-cell table:style-name="ce95" office:value-type="float" office:value="1.1">
            <text:p>1,1</text:p>
          </table:table-cell>
          <table:table-cell table:style-name="ce95"/>
          <table:table-cell table:number-columns-repeated="7"/>
        </table:table-row>
        <table:table-row table:style-name="ro1">
          <table:table-cell/>
          <table:table-cell office:value-type="string">
            <text:p>N1</text:p>
          </table:table-cell>
          <table:table-cell office:value-type="float" office:value="1">
            <text:p>1</text:p>
          </table:table-cell>
          <table:table-cell office:value-type="float" office:value="4">
            <office:annotation draw:style-name="gr10" draw:text-style-name="P4" svg:width="2.899cm" svg:height="1.386cm" svg:x="22.622cm" svg:y="9.718cm" draw:caption-point-x="-0.61cm" draw:caption-point-y="1.522cm">
              <dc:date>2019-03-16T00:00:00</dc:date>
              <text:p text:style-name="P4"><text:span text:style-name="T3">4 atributos * 32dispositivos max = 64</text:span></text:p>
            </office:annotation>
            <text:p>4</text:p>
          </table:table-cell>
          <table:table-cell table:style-name="ce30" table:formula="of:=IF(ISBLANK([.B24]);&quot;&quot;;(IF([.C24]&lt;=[.G29];IF([.D24]&lt;=[.H28];[.H29];IF([.D24] &lt;=[.I28];[.I29];IF([.D24]&gt;=[.J28];[.J29];&quot;Error&quot;)));IF([.C24]&lt;=[.G30];IF([.D24]&lt;=[.H28];[.H30];IF([.D24]&lt;=[.I28];[.I30];IF([.D24]&gt;=[.J28];[.J30];&quot;Error&quot;)));IF([.C24]&gt;=[.G31];IF([.D24]&lt;=[.H28];[.H31];IF([.D24]&lt;=[.I28];[.I31];IF([.D24]&gt;=[.J28];[.J31];&quot;Error&quot;))))))))" office:value-type="string" office:string-value="Baja">
            <text:p>Baja</text:p>
          </table:table-cell>
          <table:table-cell table:number-columns-repeated="9"/>
          <table:table-cell table:style-name="ce92" office:value-type="string">
            <text:p>Base de Datos</text:p>
          </table:table-cell>
          <table:table-cell table:style-name="ce33" office:value-type="float" office:value="40">
            <text:p>40</text:p>
          </table:table-cell>
          <table:table-cell table:number-columns-repeated="3"/>
          <table:table-cell table:style-name="ce103" office:value-type="string" table:number-columns-spanned="1" table:number-rows-spanned="4">
            <text:p>Semi-acoplado</text:p>
          </table:table-cell>
          <table:table-cell office:value-type="string">
            <text:p>Planificació y requerimientos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style-name="ce95" office:value-type="float" office:value="22">
            <text:p>22</text:p>
          </table:table-cell>
          <table:table-cell table:style-name="ce95" office:value-type="float" office:value="24">
            <text:p>24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N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31" table:formula="of:=IF(ISBLANK([.B25]);&quot;&quot;;(IF([.C25]&lt;=[.G29];IF([.D25]&lt;=[.H28];[.H29];IF([.D25] &lt;=[.I28];[.I29];IF([.D25]&gt;=[.J28];[.J29];&quot;Error&quot;)));IF([.C25]&lt;=[.G30];IF([.D25]&lt;=[.H28];[.H30];IF([.D25]&lt;=[.I28];[.I30];IF([.D25]&gt;=[.J28];[.J30];&quot;Error&quot;)));IF([.C25]&gt;=[.G31];IF([.D25]&lt;=[.H28];[.H31];IF([.D25]&lt;=[.I28];[.I31];IF([.D25]&gt;=[.J28];[.J31];&quot;Error&quot;))))))))" office:value-type="string" office:string-value="Media">
            <text:p>Media</text:p>
          </table:table-cell>
          <table:table-cell table:number-columns-repeated="9"/>
          <table:table-cell table:style-name="ce92" office:value-type="string">
            <text:p>OO por defecto</text:p>
          </table:table-cell>
          <table:table-cell table:style-name="ce33" office:value-type="float" office:value="29">
            <text:p>29</text:p>
          </table:table-cell>
          <table:table-cell table:number-columns-repeated="3"/>
          <table:covered-table-cell table:style-name="ce88"/>
          <table:table-cell office:value-type="string">
            <text:p>Diseño del producto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style-name="ce95" office:value-type="float" office:value="27">
            <text:p>27</text:p>
          </table:table-cell>
          <table:table-cell table:style-name="ce95" office:value-type="float" office:value="28">
            <text:p>28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N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style-name="ce31" table:formula="of:=IF(ISBLANK([.B26]);&quot;&quot;;(IF([.C26]&lt;=[.G29];IF([.D26]&lt;=[.H28];[.H29];IF([.D26] &lt;=[.I28];[.I29];IF([.D26]&gt;=[.J28];[.J29];&quot;Error&quot;)));IF([.C26]&lt;=[.G30];IF([.D26]&lt;=[.H28];[.H30];IF([.D26]&lt;=[.I28];[.I30];IF([.D26]&gt;=[.J28];[.J30];&quot;Error&quot;)));IF([.C26]&gt;=[.G31];IF([.D26]&lt;=[.H28];[.H31];IF([.D26]&lt;=[.I28];[.I31];IF([.D26]&gt;=[.J28];[.J31];&quot;Error&quot;))))))))" office:value-type="string" office:string-value="Alta">
            <text:p>Alta</text:p>
          </table:table-cell>
          <table:table-cell table:style-name="ce37"/>
          <table:table-cell table:style-name="ce50" table:number-columns-repeated="4"/>
          <table:table-cell table:style-name="ce74"/>
          <table:table-cell table:number-columns-repeated="3"/>
          <table:table-cell table:style-name="ce92" office:value-type="string">
            <text:p>Query</text:p>
          </table:table-cell>
          <table:table-cell table:style-name="ce33" office:value-type="float" office:value="13">
            <text:p>13</text:p>
          </table:table-cell>
          <table:table-cell table:number-columns-repeated="3"/>
          <table:covered-table-cell table:style-name="ce88"/>
          <table:table-cell office:value-type="string">
            <text:p>Programación</text:p>
          </table:table-cell>
          <table:table-cell office:value-type="float" office:value="56">
            <text:p>56</text:p>
          </table:table-cell>
          <table:table-cell office:value-type="float" office:value="52">
            <text:p>52</text:p>
          </table:table-cell>
          <table:table-cell office:value-type="float" office:value="48">
            <text:p>48</text:p>
          </table:table-cell>
          <table:table-cell table:style-name="ce95" office:value-type="float" office:value="44">
            <text:p>44</text:p>
          </table:table-cell>
          <table:table-cell table:style-name="ce95" office:value-type="float" office:value="40">
            <text:p>40</text:p>
          </table:table-cell>
          <table:table-cell table:number-columns-repeated="15"/>
        </table:table-row>
        <table:table-row table:style-name="ro1">
          <table:table-cell/>
          <table:table-cell table:style-name="ce11"/>
          <table:table-cell table:number-columns-repeated="2"/>
          <table:table-cell table:style-name="ce31" table:formula="of:=IF(ISBLANK([.B27]);&quot;&quot;;(IF([.C27]&lt;=[.G29];IF([.D27]&lt;=[.H28];[.H29];IF([.D27] &lt;=[.I28];[.I29];IF([.D27]&gt;=[.J28];[.J29];&quot;Error&quot;)));IF([.C27]&lt;=[.G30];IF([.D27]&lt;=[.H28];[.H30];IF([.D27]&lt;=[.I28];[.I30];IF([.D27]&gt;=[.J28];[.J30];&quot;Error&quot;)));IF([.C27]&gt;=[.G31];IF([.D27]&lt;=[.H28];[.H31];IF([.D27]&lt;=[.I28];[.I31];IF([.D27]&gt;=[.J28];[.J31];&quot;Error&quot;))))))))">
            <text:p/>
          </table:table-cell>
          <table:table-cell table:style-name="ce38"/>
          <table:table-cell/>
          <table:table-cell table:style-name="ce51" office:value-type="string">
            <text:p>1 a 19 DET</text:p>
          </table:table-cell>
          <table:table-cell table:style-name="ce51" office:value-type="string">
            <text:p>20 a 50 DET</text:p>
          </table:table-cell>
          <table:table-cell table:style-name="ce51" office:value-type="string">
            <text:p>&gt;=51 DET</text:p>
          </table:table-cell>
          <table:table-cell table:style-name="ce75"/>
          <table:table-cell table:number-columns-repeated="3"/>
          <table:table-cell table:style-name="ce93" office:value-type="string">
            <text:p>PL/SQL</text:p>
          </table:table-cell>
          <table:table-cell table:style-name="ce98" office:value-type="float" office:value="47">
            <text:p>47</text:p>
          </table:table-cell>
          <table:table-cell table:number-columns-repeated="3"/>
          <table:covered-table-cell table:style-name="ce88"/>
          <table:table-cell office:value-type="string">
            <text:p>Integración y prueba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table:style-name="ce95" office:value-type="float" office:value="29">
            <text:p>29</text:p>
          </table:table-cell>
          <table:table-cell table:style-name="ce95" office:value-type="float" office:value="32">
            <text:p>32</text:p>
          </table:table-cell>
          <table:table-cell table:number-columns-repeated="15"/>
        </table:table-row>
        <table:table-row table:style-name="ro1">
          <table:table-cell/>
          <table:table-cell table:number-columns-repeated="3"/>
          <table:table-cell table:style-name="ce31" table:formula="of:=IF(ISBLANK([.B28]);&quot;&quot;;(IF([.C26]&lt;=[.G29];IF([.D28]&lt;=[.H28];[.H29];IF([.D28] &lt;=[.I28];[.I29];IF([.D28]&gt;=[.J28];[.J29];&quot;Error&quot;)));IF([.C28]&lt;=[.G30];IF([.D28]&lt;=[.H28];[.H30];IF([.D28]&lt;=[.I28];[.I30];IF([.D28]&gt;=[.J28];[.J30];&quot;Error&quot;)));IF([.C28]&gt;=[.G31];IF([.D28]&lt;=[.H28];[.H31];IF([.D28]&lt;=[.I28];[.I31];IF([.D28]&gt;=[.J28];[.J31];&quot;Error&quot;))))))))">
            <text:p/>
          </table:table-cell>
          <table:table-cell table:style-name="ce38"/>
          <table:table-cell table:style-name="ce51" office:value-type="string">
            <text:p>Complejidad(RET)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50">
            <text:p>50</text:p>
          </table:table-cell>
          <table:table-cell table:style-name="ce51" office:value-type="float" office:value="51">
            <text:p>51</text:p>
          </table:table-cell>
          <table:table-cell table:style-name="ce75"/>
          <table:table-cell table:number-columns-repeated="8"/>
          <table:table-cell table:style-name="ce103" office:value-type="string" table:number-columns-spanned="1" table:number-rows-spanned="4">
            <text:p>Empotrado</text:p>
          </table:table-cell>
          <table:table-cell office:value-type="string">
            <text:p>Planificació y requerimientos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95" office:value-type="float" office:value="36">
            <text:p>36</text:p>
          </table:table-cell>
          <table:table-cell table:style-name="ce95" office:value-type="float" office:value="40">
            <text:p>40</text:p>
          </table:table-cell>
          <table:table-cell table:number-columns-repeated="15"/>
        </table:table-row>
        <table:table-row table:style-name="ro1">
          <table:table-cell/>
          <table:table-cell table:number-columns-repeated="3"/>
          <table:table-cell table:style-name="ce31" table:formula="of:=IF(ISBLANK([.B29]);&quot;&quot;;(IF([.C26]&lt;=[.G29];IF([.D29]&lt;=[.H28];[.H29];IF([.D29] &lt;=[.I28];[.I29];IF([.D29]&gt;=[.J28];[.J29];&quot;Error&quot;)));IF([.C29]&lt;=[.G30];IF([.D29]&lt;=[.H28];[.H30];IF([.D29]&lt;=[.I28];[.I30];IF([.D29]&gt;=[.J28];[.J30];&quot;Error&quot;)));IF([.C29]&gt;=[.G31];IF([.D29]&lt;=[.H28];[.H31];IF([.D29]&lt;=[.I28];[.I31];IF([.D29]&gt;=[.J28];[.J31];&quot;Error&quot;))))))))">
            <text:p/>
          </table:table-cell>
          <table:table-cell table:style-name="ce39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2" table:style-name="ce7" office:value-type="string">
            <text:p>Baja</text:p>
          </table:table-cell>
          <table:table-cell table:style-name="ce18" office:value-type="string">
            <text:p>Media</text:p>
          </table:table-cell>
          <table:table-cell table:style-name="ce75"/>
          <table:table-cell table:number-columns-repeated="8"/>
          <table:covered-table-cell table:style-name="ce103"/>
          <table:table-cell office:value-type="string">
            <text:p>Diseño del producto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table:style-name="ce95" office:value-type="float" office:value="36">
            <text:p>36</text:p>
          </table:table-cell>
          <table:table-cell table:style-name="ce95" office:value-type="float" office:value="38">
            <text:p>38</text:p>
          </table:table-cell>
          <table:table-cell table:number-columns-repeated="15"/>
        </table:table-row>
        <table:table-row table:style-name="ro1">
          <table:table-cell/>
          <table:table-cell table:number-columns-repeated="3"/>
          <table:table-cell table:style-name="ce31" table:formula="of:=IF(ISBLANK([.B30]);&quot;&quot;;(IF([.C30]&lt;=[.G29];IF([.D30]&lt;=[.H28];[.H29];IF([.D30] &lt;=[.I28];[.I29];IF([.D30]&gt;=[.J28];[.J29];&quot;Error&quot;)));IF([.C30]&lt;=[.G30];IF([.D30]&lt;=[.H28];[.H30];IF([.D30]&lt;=[.I28];[.I30];IF([.D30]&gt;=[.J28];[.J30];&quot;Error&quot;)));IF([.C30]&gt;=[.G31];IF([.D30]&lt;=[.H28];[.H31];IF([.D30]&lt;=[.I28];[.I31];IF([.D30]&gt;=[.J28];[.J31];&quot;Error&quot;))))))))">
            <text:p/>
          </table:table-cell>
          <table:table-cell table:style-name="ce40" office:value-type="string">
            <text:p>2 – 5</text:p>
          </table:table-cell>
          <table:table-cell table:style-name="ce52" office:value-type="float" office:value="5">
            <text:p>5</text:p>
          </table:table-cell>
          <table:table-cell table:style-name="ce7" office:value-type="string">
            <text:p>Baja</text:p>
          </table:table-cell>
          <table:table-cell table:style-name="ce7" office:value-type="string">
            <text:p>Media</text:p>
          </table:table-cell>
          <table:table-cell table:style-name="ce18" office:value-type="string">
            <text:p>Alta</text:p>
          </table:table-cell>
          <table:table-cell table:style-name="ce75"/>
          <table:table-cell table:number-columns-repeated="8"/>
          <table:covered-table-cell table:style-name="ce103"/>
          <table:table-cell office:value-type="string">
            <text:p>Programación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table:style-name="ce95" office:value-type="float" office:value="36">
            <text:p>36</text:p>
          </table:table-cell>
          <table:table-cell table:style-name="ce95" office:value-type="float" office:value="32">
            <text:p>32</text:p>
          </table:table-cell>
          <table:table-cell table:number-columns-repeated="15"/>
        </table:table-row>
        <table:table-row table:style-name="ro1">
          <table:table-cell/>
          <table:table-cell table:number-columns-repeated="3"/>
          <table:table-cell table:style-name="ce31" table:formula="of:=IF(ISBLANK([.B31]);&quot;&quot;;(IF([.C31]&lt;=[.G29];IF([.D31]&lt;=[.H28];[.H29];IF([.D31] &lt;=[.I28];[.I29];IF([.D31]&gt;=[.J28];[.J29];&quot;Error&quot;)));IF([.C31]&lt;=[.G30];IF([.D31]&lt;=[.H28];[.H30];IF([.D31]&lt;=[.I28];[.I30];IF([.D31]&gt;=[.J28];[.J30];&quot;Error&quot;)));IF([.C31]&gt;=[.G31];IF([.D31]&lt;=[.H28];[.H31];IF([.D31]&lt;=[.I28];[.I31];IF([.D31]&gt;=[.J28];[.J31];&quot;Error&quot;))))))))">
            <text:p/>
          </table:table-cell>
          <table:table-cell table:style-name="ce39" office:value-type="string">
            <text:p>&gt;=6</text:p>
          </table:table-cell>
          <table:table-cell table:style-name="ce18" office:value-type="float" office:value="6">
            <text:p>6</text:p>
          </table:table-cell>
          <table:table-cell table:style-name="ce18" office:value-type="string">
            <text:p>Media</text:p>
          </table:table-cell>
          <table:table-cell table:number-columns-repeated="2" table:style-name="ce18" office:value-type="string">
            <text:p>Alta</text:p>
          </table:table-cell>
          <table:table-cell table:style-name="ce75"/>
          <table:table-cell table:number-columns-repeated="8"/>
          <table:covered-table-cell table:style-name="ce103"/>
          <table:table-cell office:value-type="string">
            <text:p>Integración y prueba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style-name="ce95" office:value-type="float" office:value="28">
            <text:p>28</text:p>
          </table:table-cell>
          <table:table-cell table:style-name="ce95" office:value-type="float" office:value="30">
            <text:p>30</text:p>
          </table:table-cell>
          <table:table-cell table:number-columns-repeated="3"/>
          <table:table-cell table:style-name="ce114"/>
          <table:table-cell table:number-columns-repeated="11"/>
        </table:table-row>
        <table:table-row table:style-name="ro1">
          <table:table-cell/>
          <table:table-cell table:style-name="ce12"/>
          <table:table-cell table:number-columns-repeated="2" table:style-name="ce23"/>
          <table:table-cell table:style-name="ce32" table:formula="of:=IF(ISBLANK([.B32]);&quot;&quot;;(IF([.C32]&lt;=[.G29];IF([.D32]&lt;=[.H28];[.H29];IF([.D32] &lt;=[.I28];[.I29];IF([.D32]&gt;=[.J28];[.J29];&quot;Error&quot;)));IF([.C32]&lt;=[.G30];IF([.D32]&lt;=[.H28];[.H30];IF([.D32]&lt;=[.I28];[.I30];IF([.D32]&gt;=[.J28];[.J30];&quot;Error&quot;)));IF([.C32]&gt;=[.G31];IF([.D32]&lt;=[.H28];[.H31];IF([.D32]&lt;=[.I28];[.I31];IF([.D32]&gt;=[.J28];[.J31];&quot;Error&quot;))))))))">
            <text:p/>
          </table:table-cell>
          <table:table-cell table:style-name="ce38"/>
          <table:table-cell table:number-columns-repeated="4"/>
          <table:table-cell table:style-name="ce75"/>
          <table:table-cell table:number-columns-repeated="9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13" table:number-columns-repeated="4"/>
          <table:table-cell table:style-name="ce38"/>
          <table:table-cell table:number-columns-repeated="4"/>
          <table:table-cell table:style-name="ce75"/>
          <table:table-cell table:number-columns-repeated="9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3" office:value-type="string" table:number-columns-spanned="4" table:number-rows-spanned="1">
            <text:p>EIF(Ficheros Externos de Interfaz)</text:p>
          </table:table-cell>
          <table:covered-table-cell table:number-columns-repeated="2" table:style-name="ce16"/>
          <table:covered-table-cell table:style-name="ce27"/>
          <table:table-cell table:style-name="ce38"/>
          <table:table-cell/>
          <table:table-cell table:number-columns-repeated="3" table:style-name="ce2" office:value-type="string">
            <text:p>Clasificación</text:p>
          </table:table-cell>
          <table:table-cell table:style-name="ce75"/>
          <table:table-cell table:number-columns-repeated="9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9" office:value-type="string">
            <text:p>Nombre</text:p>
          </table:table-cell>
          <table:table-cell table:style-name="ce2" office:value-type="string">
            <text:p>Nº de Registros Lógicos(RET)</text:p>
          </table:table-cell>
          <table:table-cell table:style-name="ce2" office:value-type="string">
            <text:p>Atributos(DET)</text:p>
          </table:table-cell>
          <table:table-cell table:style-name="ce29" office:value-type="string">
            <text:p>Clasificación</text:p>
          </table:table-cell>
          <table:table-cell table:style-name="ce38"/>
          <table:table-cell table:style-name="ce51" office:value-type="string">
            <text:p>Complejidad</text:p>
          </table:table-cell>
          <table:table-cell table:style-name="ce51" office:value-type="string">
            <text:p>Baja</text:p>
          </table:table-cell>
          <table:table-cell table:style-name="ce51" office:value-type="string">
            <text:p>Media</text:p>
          </table:table-cell>
          <table:table-cell table:style-name="ce51" office:value-type="string">
            <text:p>Alta</text:p>
          </table:table-cell>
          <table:table-cell table:style-name="ce76" office:value-type="string">
            <text:p>Total</text:p>
          </table:table-cell>
          <table:table-cell table:number-columns-repeated="9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office:value-type="string">
            <text:p>N1</text:p>
          </table:table-cell>
          <table:table-cell office:value-type="float" office:value="1">
            <text:p>1</text:p>
          </table:table-cell>
          <table:table-cell office:value-type="float" office:value="2">
            <office:annotation draw:style-name="gr3" draw:text-style-name="P2" svg:width="2.899cm" svg:height="1.781cm" svg:x="22.622cm" svg:y="15.138cm" draw:caption-point-x="-0.61cm" draw:caption-point-y="1.522cm">
              <dc:date>2019-03-16T00:00:00</dc:date>
              <text:p text:style-name="P2"><text:span text:style-name="T3">id_usuario y contraseña</text:span></text:p>
              <text:p text:style-name="P2"><text:span text:style-name="T3"/></text:p>
              <text:p text:style-name="P2"><text:span text:style-name="T3">2</text:span></text:p>
            </office:annotation>
            <text:p>2</text:p>
          </table:table-cell>
          <table:table-cell table:style-name="ce31" table:formula="of:=IF(ISBLANK([.B36]);&quot;&quot;;(IF([.C36]&lt;=[.G29];IF([.D36]&lt;=[.H28];[.H29];IF([.D36] &lt;=[.I28];[.I29];IF([.D36]&gt;=[.J28];[.J29];&quot;Error&quot;)));IF([.C36]&lt;=[.G30];IF([.D36]&lt;=[.H28];[.H30];IF([.D36]&lt;=[.I28];[.I30];IF([.D36]&gt;=[.J28];[.J30];&quot;Error&quot;)));IF([.C36]&gt;=[.G31];IF([.D36]&lt;=[.H28];[.H31];IF([.D36]&lt;=[.I28];[.I31];IF([.D36]&gt;=[.J28];[.J31];&quot;Error&quot;))))))))" office:value-type="string" office:string-value="Baja">
            <text:p>Baja</text:p>
          </table:table-cell>
          <table:table-cell table:style-name="ce38"/>
          <table:table-cell table:style-name="ce18" office:value-type="string">
            <text:p>ILF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0">
            <text:p>10</text:p>
          </table:table-cell>
          <table:table-cell table:style-name="ce18" office:value-type="float" office:value="15">
            <text:p>15</text:p>
          </table:table-cell>
          <table:table-cell table:style-name="ce75"/>
          <table:table-cell/>
          <table:table-cell table:style-name="ce83"/>
          <table:table-cell table:style-name="ce87" table:number-columns-repeated="5"/>
          <table:table-cell table:number-columns-repeated="2"/>
          <table:table-cell table:style-name="Default" table:number-columns-repeated="4"/>
          <table:table-cell table:number-columns-repeated="17"/>
        </table:table-row>
        <table:table-row table:style-name="ro4">
          <table:table-cell/>
          <table:table-cell office:value-type="string">
            <text:p>N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style-name="ce31" table:formula="of:=IF(ISBLANK([.B37]);&quot;&quot;;(IF([.C37]&lt;=[.G29];IF([.D37]&lt;=[.H28];[.H29];IF([.D37] &lt;=[.I28];[.I29];IF([.D37]&gt;=[.J28];[.J29];&quot;Error&quot;)));IF([.C37]&lt;=[.G30];IF([.D37]&lt;=[.H28];[.H30];IF([.D37]&lt;=[.I28];[.I30];IF([.D37]&gt;=[.J28];[.J30];&quot;Error&quot;)));IF([.C37]&gt;=[.G31];IF([.D37]&lt;=[.H28];[.H31];IF([.D37]&lt;=[.I28];[.I31];IF([.D37]&gt;=[.J28];[.J31];&quot;Error&quot;))))))))" office:value-type="string" office:string-value="Media">
            <text:p>Media</text:p>
          </table:table-cell>
          <table:table-cell table:style-name="ce38"/>
          <table:table-cell table:style-name="ce22" office:value-type="string">
            <text:p>Cantidad</text:p>
          </table:table-cell>
          <table:table-cell table:style-name="ce22" table:formula="of:=DCOUNTA([.B23:.E32];[.E23];[.H34:.H35])" office:value-type="float" office:value="1">
            <text:p>1</text:p>
          </table:table-cell>
          <table:table-cell table:style-name="ce22" table:formula="of:=DCOUNTA([.B23:.E32];[.E23];[.I34:.I35])" office:value-type="float" office:value="1">
            <text:p>1</text:p>
          </table:table-cell>
          <table:table-cell table:style-name="ce22" table:formula="of:=DCOUNTA([.B23:.E32];[.E23];[.J34:.J35])" office:value-type="float" office:value="1">
            <text:p>1</text:p>
          </table:table-cell>
          <table:table-cell table:style-name="ce77" table:formula="of:=[.H36]*[.H37]+[.I36]*[.I37]+[.J36]*[.J37]" office:value-type="float" office:value="32">
            <text:p>32</text:p>
          </table:table-cell>
          <table:table-cell/>
          <table:table-cell table:style-name="ce84"/>
          <table:table-cell table:style-name="ce88"/>
          <table:table-cell table:style-name="ce94" office:value-type="string" table:number-columns-spanned="2" table:number-rows-spanned="1">
            <text:p>Esfuerzo</text:p>
          </table:table-cell>
          <table:covered-table-cell table:style-name="ce88"/>
          <table:table-cell table:style-name="ce94" office:value-type="string" table:number-columns-spanned="2" table:number-rows-spanned="1">
            <text:p>Calendario</text:p>
          </table:table-cell>
          <table:covered-table-cell table:style-name="ce88"/>
          <table:table-cell/>
          <table:table-cell table:style-name="ce94" office:value-type="string" table:number-columns-spanned="6" table:number-rows-spanned="1">
            <text:p>COCOMO SIN MODIFICADOR DE COSTE ( COCOMO BÁSICO )</text:p>
          </table:table-cell>
          <table:covered-table-cell table:number-columns-repeated="4" table:style-name="Default"/>
          <table:covered-table-cell/>
          <table:table-cell/>
          <table:table-cell table:style-name="ce123" office:value-type="string" table:number-columns-spanned="3" table:number-rows-spanned="1">
            <text:p>Escriba los porcentajes aquí en función de los KDSI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/>
          <table:table-cell office:value-type="string">
            <text:p>N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style-name="ce31" table:formula="of:=IF(ISBLANK([.B38]);&quot;&quot;;(IF([.C38]&lt;=[.G29];IF([.D38]&lt;=[.H28];[.H29];IF([.D38] &lt;=[.I28];[.I29];IF([.D38]&gt;=[.J28];[.J29];&quot;Error&quot;)));IF([.C38]&lt;=[.G30];IF([.D38]&lt;=[.H28];[.H30];IF([.D38]&lt;=[.I28];[.I30];IF([.D38]&gt;=[.J28];[.J30];&quot;Error&quot;)));IF([.C38]&gt;=[.G31];IF([.D38]&lt;=[.H28];[.H31];IF([.D38]&lt;=[.I28];[.I31];IF([.D38]&gt;=[.J28];[.J31];&quot;Error&quot;))))))))" office:value-type="string" office:string-value="Alta">
            <text:p>Alta</text:p>
          </table:table-cell>
          <table:table-cell table:style-name="ce38"/>
          <table:table-cell table:style-name="ce18" office:value-type="string">
            <text:p>EIF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10">
            <text:p>10</text:p>
          </table:table-cell>
          <table:table-cell table:style-name="ce75"/>
          <table:table-cell/>
          <table:table-cell table:style-name="ce84"/>
          <table:table-cell table:style-name="ce88"/>
          <table:table-cell table:style-name="ce88" office:value-type="string">
            <text:p>Foctor</text:p>
          </table:table-cell>
          <table:table-cell table:style-name="ce88" office:value-type="string">
            <text:p>Exponente</text:p>
          </table:table-cell>
          <table:table-cell table:style-name="ce88" office:value-type="string">
            <text:p>Factor</text:p>
          </table:table-cell>
          <table:table-cell table:style-name="ce88" office:value-type="string">
            <text:p>Exponente</text:p>
          </table:table-cell>
          <table:table-cell/>
          <table:table-cell table:style-name="ce94" office:value-type="string">
            <text:p>Modo</text:p>
          </table:table-cell>
          <table:table-cell table:style-name="ce94" office:value-type="string">
            <text:p>Fases</text:p>
          </table:table-cell>
          <table:table-cell table:style-name="ce94" office:value-type="string">
            <text:p>Esfuerzo</text:p>
          </table:table-cell>
          <table:table-cell table:style-name="ce94" office:value-type="string">
            <text:p>Duracion</text:p>
          </table:table-cell>
          <table:table-cell table:style-name="ce94" office:value-type="string">
            <text:p>Personal Medio</text:p>
          </table:table-cell>
          <table:table-cell table:style-name="ce94" office:value-type="string">
            <text:p>Productividad</text:p>
          </table:table-cell>
          <table:table-cell/>
          <table:table-cell table:style-name="ce88" office:value-type="string">
            <text:p>Orgánico</text:p>
          </table:table-cell>
          <table:table-cell table:style-name="ce88" office:value-type="string">
            <text:p>Esfuerzo</text:p>
          </table:table-cell>
          <table:table-cell table:style-name="ce88" office:value-type="string">
            <text:p>Duracion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style-name="ce31" table:formula="of:=IF(ISBLANK([.B39]);&quot;&quot;;(IF([.C39]&lt;=[.G29];IF([.D39]&lt;=[.H28];[.H29];IF([.D39] &lt;=[.I28];[.I29];IF([.D39]&gt;=[.J28];[.J29];&quot;Error&quot;)));IF([.C39]&lt;=[.G30];IF([.D39]&lt;=[.H28];[.H30];IF([.D39]&lt;=[.I28];[.I30];IF([.D39]&gt;=[.J28];[.J30];&quot;Error&quot;)));IF([.C39]&gt;=[.G31];IF([.D39]&lt;=[.H28];[.H31];IF([.D39]&lt;=[.I28];[.I31];IF([.D39]&gt;=[.J28];[.J31];&quot;Error&quot;))))))))">
            <text:p/>
          </table:table-cell>
          <table:table-cell table:style-name="ce41"/>
          <table:table-cell table:style-name="ce23" office:value-type="string">
            <text:p>Cantidad</text:p>
          </table:table-cell>
          <table:table-cell table:style-name="ce23" table:formula="of:=DCOUNTA([.B35:.E45];[.E35];[.H34:.H35])" office:value-type="float" office:value="1">
            <text:p>1</text:p>
          </table:table-cell>
          <table:table-cell table:style-name="ce23" table:formula="of:=DCOUNTA([.B35:.E45];[.E35];[.I34:.I35])" office:value-type="float" office:value="1">
            <text:p>1</text:p>
          </table:table-cell>
          <table:table-cell table:style-name="ce23" table:formula="of:=DCOUNTA([.B35:.E45];[.E35];[.J34:.J35])" office:value-type="float" office:value="1">
            <text:p>1</text:p>
          </table:table-cell>
          <table:table-cell table:style-name="ce78" table:formula="of:=[.H38]*[.H39]+[.I38]*[.I39]+[.J38]*[.J39]" office:value-type="float" office:value="22">
            <text:p>22</text:p>
          </table:table-cell>
          <table:table-cell/>
          <table:table-cell table:style-name="ce84"/>
          <table:table-cell table:style-name="ce88" office:value-type="string">
            <text:p>Orgánico</text:p>
          </table:table-cell>
          <table:table-cell table:style-name="ce95" office:value-type="float" office:value="2.4">
            <text:p>2,4</text:p>
          </table:table-cell>
          <table:table-cell table:style-name="ce95" office:value-type="float" office:value="1.05">
            <text:p>1,05</text:p>
          </table:table-cell>
          <table:table-cell table:style-name="ce95" office:value-type="float" office:value="2.5">
            <text:p>2,5</text:p>
          </table:table-cell>
          <table:table-cell table:style-name="ce95" office:value-type="float" office:value="0.38">
            <text:p>0,38</text:p>
          </table:table-cell>
          <table:table-cell/>
          <table:table-cell table:style-name="ce103" office:value-type="string" table:number-columns-spanned="1" table:number-rows-spanned="5">
            <text:p>Orgánico</text:p>
          </table:table-cell>
          <table:table-cell office:value-type="string">
            <text:p>Total</text:p>
          </table:table-cell>
          <table:table-cell table:formula="of:=[.O39]*([.N4]^[.P39])" office:value-type="float" office:value="57.0682585303937">
            <text:p>57,07</text:p>
          </table:table-cell>
          <table:table-cell table:formula="of:=[.Q39]*([.V39]^[.R39])" office:value-type="float" office:value="11.6243844352909">
            <text:p>11,62</text:p>
          </table:table-cell>
          <table:table-cell table:formula="of:=[.V39]/[.W39]" office:value-type="float" office:value="4.90935746731999">
            <text:p>4,91</text:p>
          </table:table-cell>
          <table:table-cell table:style-name="ce95" table:formula="of:=[.R$23]/[.V39]" office:value-type="float" office:value="0">
            <text:p>0</text:p>
          </table:table-cell>
          <table:table-cell/>
          <table:table-cell table:style-name="ce88" office:value-type="string">
            <text:p>Planificació y requerimientos</text:p>
          </table:table-cell>
          <table:table-cell table:style-name="ce95" office:value-type="float" office:value="6">
            <text:p>6</text:p>
          </table:table-cell>
          <table:table-cell table:style-name="ce95" office:value-type="float" office:value="11">
            <text:p>11</text:p>
          </table:table-cell>
          <table:table-cell table:number-columns-repeated="12"/>
        </table:table-row>
        <table:table-row table:style-name="ro5">
          <table:table-cell/>
          <table:table-cell table:number-columns-repeated="3"/>
          <table:table-cell table:style-name="ce31" table:formula="of:=IF(ISBLANK([.B40]);&quot;&quot;;(IF([.C40]&lt;=[.G29];IF([.D40]&lt;=[.H28];[.H29];IF([.D40] &lt;=[.I28];[.I29];IF([.D40]&gt;=[.J28];[.J29];&quot;Error&quot;)));IF([.C40]&lt;=[.G30];IF([.D40]&lt;=[.H28];[.H30];IF([.D40]&lt;=[.I28];[.I30];IF([.D40]&gt;=[.J28];[.J30];&quot;Error&quot;)));IF([.C40]&gt;=[.G31];IF([.D40]&lt;=[.H28];[.H31];IF([.D40]&lt;=[.I28];[.I31];IF([.D40]&gt;=[.J28];[.J31];&quot;Error&quot;))))))))">
            <text:p/>
          </table:table-cell>
          <table:table-cell table:style-name="ce13" table:number-columns-repeated="2"/>
          <table:table-cell table:number-columns-repeated="5"/>
          <table:table-cell table:style-name="ce84"/>
          <table:table-cell table:style-name="ce88" office:value-type="string">
            <text:p>Semi-acoplado</text:p>
          </table:table-cell>
          <table:table-cell table:style-name="ce95" office:value-type="float" office:value="3">
            <text:p>3</text:p>
          </table:table-cell>
          <table:table-cell table:style-name="ce95" office:value-type="float" office:value="1.12">
            <text:p>1,12</text:p>
          </table:table-cell>
          <table:table-cell table:style-name="ce95" office:value-type="float" office:value="2.5">
            <text:p>2,5</text:p>
          </table:table-cell>
          <table:table-cell table:style-name="ce95" office:value-type="float" office:value="0.35">
            <text:p>0,35</text:p>
          </table:table-cell>
          <table:table-cell/>
          <table:covered-table-cell table:style-name="ce102"/>
          <table:table-cell office:value-type="string">
            <text:p>Planificació y requerimientos</text:p>
          </table:table-cell>
          <table:table-cell table:style-name="ce111" table:formula="of:=[.V$39]*[.AB39]*0.01" office:value-type="float" office:value="3.42409551182362">
            <text:p>3,42</text:p>
          </table:table-cell>
          <table:table-cell table:style-name="ce111" table:formula="of:=[.W$39]*[.AC39]*0.01" office:value-type="float" office:value="1.278682287882">
            <text:p>1,28</text:p>
          </table:table-cell>
          <table:table-cell table:formula="of:=[.V40]/[.W40]" office:value-type="float" office:value="2.6778313458109">
            <text:p>2,68</text:p>
          </table:table-cell>
          <table:table-cell table:style-name="ce95" table:formula="of:=[.R$23]/[.V40]" office:value-type="float" office:value="0">
            <text:p>0</text:p>
          </table:table-cell>
          <table:table-cell/>
          <table:table-cell table:style-name="ce88" office:value-type="string">
            <text:p>Diseño del producto</text:p>
          </table:table-cell>
          <table:table-cell table:style-name="ce95" office:value-type="float" office:value="16">
            <text:p>16</text:p>
          </table:table-cell>
          <table:table-cell table:style-name="ce95" office:value-type="float" office:value="19">
            <text:p>19</text:p>
          </table:table-cell>
          <table:table-cell table:number-columns-repeated="12"/>
        </table:table-row>
        <table:table-row table:style-name="ro5">
          <table:table-cell/>
          <table:table-cell table:number-columns-repeated="3"/>
          <table:table-cell table:style-name="ce31" table:formula="of:=IF(ISBLANK([.B41]);&quot;&quot;;(IF([.C41]&lt;=[.G29];IF([.D41]&lt;=[.H28];[.H29];IF([.D41] &lt;=[.I28];[.I29];IF([.D41]&gt;=[.J28];[.J29];&quot;Error&quot;)));IF([.C41]&lt;=[.G30];IF([.D41]&lt;=[.H28];[.H30];IF([.D41]&lt;=[.I28];[.I30];IF([.D41]&gt;=[.J28];[.J30];&quot;Error&quot;)));IF([.C41]&gt;=[.G31];IF([.D41]&lt;=[.H28];[.H31];IF([.D41]&lt;=[.I28];[.I31];IF([.D41]&gt;=[.J28];[.J31];&quot;Error&quot;))))))))">
            <text:p/>
          </table:table-cell>
          <table:table-cell table:style-name="ce13" table:number-columns-repeated="2"/>
          <table:table-cell table:number-columns-repeated="5"/>
          <table:table-cell table:style-name="ce84"/>
          <table:table-cell table:style-name="ce88" office:value-type="string">
            <text:p>Empotrado</text:p>
          </table:table-cell>
          <table:table-cell table:style-name="ce95" office:value-type="float" office:value="3.6">
            <text:p>3,6</text:p>
          </table:table-cell>
          <table:table-cell table:style-name="ce95" office:value-type="float" office:value="1.2">
            <text:p>1,2</text:p>
          </table:table-cell>
          <table:table-cell table:style-name="ce95" office:value-type="float" office:value="2.5">
            <text:p>2,5</text:p>
          </table:table-cell>
          <table:table-cell table:style-name="ce95" office:value-type="float" office:value="0.32">
            <text:p>0,32</text:p>
          </table:table-cell>
          <table:table-cell/>
          <table:covered-table-cell table:style-name="ce88"/>
          <table:table-cell office:value-type="string">
            <text:p>Diseño del producto</text:p>
          </table:table-cell>
          <table:table-cell table:style-name="ce111" table:formula="of:=[.V$39]*[.AB40]*0.01" office:value-type="float" office:value="9.130921364863">
            <text:p>9,13</text:p>
          </table:table-cell>
          <table:table-cell table:style-name="ce111" table:formula="of:=[.W$39]*[.AC40]*0.01" office:value-type="float" office:value="2.20863304270527">
            <text:p>2,21</text:p>
          </table:table-cell>
          <table:table-cell table:formula="of:=[.V41]/[.W41]" office:value-type="float" office:value="4.13419576195368">
            <text:p>4,13</text:p>
          </table:table-cell>
          <table:table-cell table:style-name="ce95" table:formula="of:=[.R$23]/[.V41]" office:value-type="float" office:value="0">
            <text:p>0</text:p>
          </table:table-cell>
          <table:table-cell/>
          <table:table-cell table:style-name="ce88" office:value-type="string">
            <text:p>Programación</text:p>
          </table:table-cell>
          <table:table-cell table:style-name="ce95" office:value-type="float" office:value="65">
            <text:p>65</text:p>
          </table:table-cell>
          <table:table-cell table:style-name="ce95" office:value-type="float" office:value="59">
            <text:p>59</text:p>
          </table:table-cell>
          <table:table-cell table:number-columns-repeated="12"/>
        </table:table-row>
        <table:table-row table:style-name="ro5">
          <table:table-cell/>
          <table:table-cell table:number-columns-repeated="3"/>
          <table:table-cell table:style-name="ce31" table:formula="of:=IF(ISBLANK([.B42]);&quot;&quot;;(IF([.C42]&lt;=[.G29];IF([.D42]&lt;=[.H28];[.H29];IF([.D42] &lt;=[.I28];[.I29];IF([.D42]&gt;=[.J28];[.J29];&quot;Error&quot;)));IF([.C42]&lt;=[.G30];IF([.D42]&lt;=[.H28];[.H30];IF([.D42]&lt;=[.I28];[.I30];IF([.D42]&gt;=[.J28];[.J30];&quot;Error&quot;)));IF([.C42]&gt;=[.G31];IF([.D42]&lt;=[.H28];[.H31];IF([.D42]&lt;=[.I28];[.I31];IF([.D42]&gt;=[.J28];[.J31];&quot;Error&quot;))))))))">
            <text:p/>
          </table:table-cell>
          <table:table-cell table:style-name="ce13" table:number-columns-repeated="2"/>
          <table:table-cell table:number-columns-repeated="5"/>
          <table:table-cell table:style-name="ce84"/>
          <table:table-cell table:number-columns-repeated="6"/>
          <table:covered-table-cell table:style-name="ce88"/>
          <table:table-cell office:value-type="string">
            <text:p>Programación</text:p>
          </table:table-cell>
          <table:table-cell table:style-name="ce111" table:formula="of:=[.V$39]*[.AB41]*0.01" office:value-type="float" office:value="37.0943680447559">
            <text:p>37,09</text:p>
          </table:table-cell>
          <table:table-cell table:style-name="ce111" table:formula="of:=[.W$39]*[.AC41]*0.01" office:value-type="float" office:value="6.85838681682164">
            <text:p>6,86</text:p>
          </table:table-cell>
          <table:table-cell table:formula="of:=[.V42]/[.W42]" office:value-type="float" office:value="5.40861415891186">
            <text:p>5,41</text:p>
          </table:table-cell>
          <table:table-cell table:style-name="ce95" table:formula="of:=[.R$23]/[.V42]" office:value-type="float" office:value="0">
            <text:p>0</text:p>
          </table:table-cell>
          <table:table-cell/>
          <table:table-cell table:style-name="ce88" office:value-type="string">
            <text:p>Integración y prueba</text:p>
          </table:table-cell>
          <table:table-cell table:style-name="ce95" office:value-type="float" office:value="19">
            <text:p>19</text:p>
          </table:table-cell>
          <table:table-cell table:style-name="ce95" office:value-type="float" office:value="22">
            <text:p>22</text:p>
          </table:table-cell>
          <table:table-cell table:number-columns-repeated="12"/>
        </table:table-row>
        <table:table-row table:style-name="ro5">
          <table:table-cell/>
          <table:table-cell table:number-columns-repeated="3"/>
          <table:table-cell table:style-name="ce31" table:formula="of:=IF(ISBLANK([.B43]);&quot;&quot;;(IF([.C43]&lt;=[.G29];IF([.D43]&lt;=[.H28];[.H29];IF([.D43] &lt;=[.I28];[.I29];IF([.D43]&gt;=[.J28];[.J29];&quot;Error&quot;)));IF([.C43]&lt;=[.G30];IF([.D43]&lt;=[.H28];[.H30];IF([.D43]&lt;=[.I28];[.I30];IF([.D43]&gt;=[.J28];[.J30];&quot;Error&quot;)));IF([.C43]&gt;=[.G31];IF([.D43]&lt;=[.H28];[.H31];IF([.D43]&lt;=[.I28];[.I31];IF([.D43]&gt;=[.J28];[.J31];&quot;Error&quot;))))))))">
            <text:p/>
          </table:table-cell>
          <table:table-cell table:style-name="ce13" table:number-columns-repeated="2"/>
          <table:table-cell table:number-columns-repeated="5"/>
          <table:table-cell table:style-name="ce84"/>
          <table:table-cell table:number-columns-repeated="6"/>
          <table:covered-table-cell table:style-name="ce88"/>
          <table:table-cell office:value-type="string">
            <text:p>Integración y prueba</text:p>
          </table:table-cell>
          <table:table-cell table:style-name="ce111" table:formula="of:=[.V$39]*[.AB42]*0.01" office:value-type="float" office:value="10.8429691207748">
            <text:p>10,84</text:p>
          </table:table-cell>
          <table:table-cell table:style-name="ce111" table:formula="of:=[.W$39]*[.AC42]*0.01" office:value-type="float" office:value="2.557364575764">
            <text:p>2,56</text:p>
          </table:table-cell>
          <table:table-cell table:formula="of:=[.V43]/[.W43]" office:value-type="float" office:value="4.23989963086727">
            <text:p>4,24</text:p>
          </table:table-cell>
          <table:table-cell table:style-name="ce95" table:formula="of:=[.R$23]/[.V43]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table:number-columns-repeated="3"/>
          <table:table-cell table:style-name="ce31" table:formula="of:=IF(ISBLANK([.B44]);&quot;&quot;;(IF([.C44]&lt;=[.G29];IF([.D44]&lt;=[.H28];[.H29];IF([.D44] &lt;=[.I28];[.I29];IF([.D44]&gt;=[.J28];[.J29];&quot;Error&quot;)));IF([.C44]&lt;=[.G30];IF([.D44]&lt;=[.H28];[.H30];IF([.D44]&lt;=[.I28];[.I30];IF([.D44]&gt;=[.J28];[.J30];&quot;Error&quot;)));IF([.C44]&gt;=[.G31];IF([.D44]&lt;=[.H28];[.H31];IF([.D44]&lt;=[.I28];[.I31];IF([.D44]&gt;=[.J28];[.J31];&quot;Error&quot;))))))))">
            <text:p/>
          </table:table-cell>
          <table:table-cell table:style-name="ce13"/>
          <table:table-cell table:number-columns-repeated="6"/>
          <table:table-cell table:style-name="ce84"/>
          <table:table-cell table:number-columns-repeated="6"/>
          <table:table-cell table:style-name="ce103" office:value-type="string" table:number-columns-spanned="1" table:number-rows-spanned="5">
            <text:p>Semi-acoplado</text:p>
          </table:table-cell>
          <table:table-cell office:value-type="string">
            <text:p>Total</text:p>
          </table:table-cell>
          <table:table-cell table:formula="of:=[.O40]*[.N4]^[.P40]" office:value-type="float" office:value="88.1150702039198">
            <text:p>88,12</text:p>
          </table:table-cell>
          <table:table-cell table:formula="of:=[.Q40]*[.V44]^[.R40]" office:value-type="float" office:value="11.9869191399926">
            <text:p>11,99</text:p>
          </table:table-cell>
          <table:table-cell table:formula="of:=[.V44]/[.W44]" office:value-type="float" office:value="7.3509355635792">
            <text:p>7,35</text:p>
          </table:table-cell>
          <table:table-cell table:style-name="ce95" table:formula="of:=[.R$23]/[.V44]" office:value-type="float" office:value="0">
            <text:p>0</text:p>
          </table:table-cell>
          <table:table-cell/>
          <table:table-cell table:style-name="ce88" office:value-type="string">
            <text:p>Semia-acoplado</text:p>
          </table:table-cell>
          <table:table-cell table:style-name="ce88" office:value-type="string">
            <text:p>Esfuerzo</text:p>
          </table:table-cell>
          <table:table-cell table:style-name="ce88" office:value-type="string">
            <text:p>Duracion</text:p>
          </table:table-cell>
          <table:table-cell table:number-columns-repeated="12"/>
        </table:table-row>
        <table:table-row table:style-name="ro1">
          <table:table-cell/>
          <table:table-cell table:style-name="ce12"/>
          <table:table-cell table:number-columns-repeated="2" table:style-name="ce23"/>
          <table:table-cell table:style-name="ce32" table:formula="of:=IF(ISBLANK([.B45]);&quot;&quot;;(IF([.C45]&lt;=[.G29];IF([.D45]&lt;=[.H28];[.H29];IF([.D45] &lt;=[.I28];[.I29];IF([.D45]&gt;=[.J28];[.J29];&quot;Error&quot;)));IF([.C45]&lt;=[.G30];IF([.D45]&lt;=[.H28];[.H30];IF([.D45]&lt;=[.I28];[.I30];IF([.D45]&gt;=[.J28];[.J30];&quot;Error&quot;)));IF([.C45]&gt;=[.G31];IF([.D45]&lt;=[.H28];[.H31];IF([.D45]&lt;=[.I28];[.I31];IF([.D45]&gt;=[.J28];[.J31];&quot;Error&quot;))))))))">
            <text:p/>
          </table:table-cell>
          <table:table-cell table:style-name="ce13"/>
          <table:table-cell table:number-columns-repeated="6"/>
          <table:table-cell table:style-name="ce84"/>
          <table:table-cell table:number-columns-repeated="6"/>
          <table:covered-table-cell table:style-name="ce103"/>
          <table:table-cell office:value-type="string">
            <text:p>Planificació y requerimientos</text:p>
          </table:table-cell>
          <table:table-cell table:formula="of:=[.V$44]*[.AB45]*0.01" office:value-type="float" office:value="6.16805491427439">
            <text:p>6,17</text:p>
          </table:table-cell>
          <table:table-cell table:formula="of:=[.W$44]*[.AC45]*0.01" office:value-type="float" office:value="2.63712221079837">
            <text:p>2,64</text:p>
          </table:table-cell>
          <table:table-cell table:formula="of:=[.V45]/[.W45]" office:value-type="float" office:value="2.33893404295702">
            <text:p>2,34</text:p>
          </table:table-cell>
          <table:table-cell table:style-name="ce95" table:formula="of:=[.R$23]/[.V45]" office:value-type="float" office:value="0">
            <text:p>0</text:p>
          </table:table-cell>
          <table:table-cell/>
          <table:table-cell table:style-name="ce88" office:value-type="string">
            <text:p>Planificació y requerimientos</text:p>
          </table:table-cell>
          <table:table-cell table:style-name="ce95" office:value-type="float" office:value="7">
            <text:p>7</text:p>
          </table:table-cell>
          <table:table-cell table:style-name="ce95" office:value-type="float" office:value="22">
            <text:p>22</text:p>
          </table:table-cell>
          <table:table-cell table:number-columns-repeated="12"/>
        </table:table-row>
        <table:table-row table:style-name="ro1">
          <table:table-cell/>
          <table:table-cell table:style-name="ce13" table:number-columns-repeated="5"/>
          <table:table-cell/>
          <table:table-cell table:style-name="ce16" office:value-type="string">
            <text:p>1 a 5 DET</text:p>
          </table:table-cell>
          <table:table-cell table:style-name="ce16" office:value-type="string">
            <text:p>6 a 19 DET</text:p>
          </table:table-cell>
          <table:table-cell table:style-name="ce27" office:value-type="string">
            <text:p>&gt;=20 DET</text:p>
          </table:table-cell>
          <table:table-cell table:number-columns-repeated="2"/>
          <table:table-cell table:style-name="ce84"/>
          <table:table-cell table:number-columns-repeated="6"/>
          <table:covered-table-cell table:style-name="ce88"/>
          <table:table-cell office:value-type="string">
            <text:p>Diseño del producto</text:p>
          </table:table-cell>
          <table:table-cell table:formula="of:=[.V$44]*[.AB46]*0.01" office:value-type="float" office:value="14.9795619346664">
            <text:p>14,98</text:p>
          </table:table-cell>
          <table:table-cell table:formula="of:=[.W$44]*[.AC46]*0.01" office:value-type="float" office:value="3.236468167798">
            <text:p>3,24</text:p>
          </table:table-cell>
          <table:table-cell table:formula="of:=[.V46]/[.W46]" office:value-type="float" office:value="4.62836683632764">
            <text:p>4,63</text:p>
          </table:table-cell>
          <table:table-cell table:style-name="ce95" table:formula="of:=[.R$23]/[.V46]" office:value-type="float" office:value="0">
            <text:p>0</text:p>
          </table:table-cell>
          <table:table-cell/>
          <table:table-cell table:style-name="ce88" office:value-type="string">
            <text:p>Diseño del producto</text:p>
          </table:table-cell>
          <table:table-cell table:style-name="ce95" office:value-type="float" office:value="17">
            <text:p>17</text:p>
          </table:table-cell>
          <table:table-cell table:style-name="ce95" office:value-type="float" office:value="27">
            <text:p>27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string" table:number-columns-spanned="4" table:number-rows-spanned="1">
            <text:p>EO(Salidas Externas)</text:p>
          </table:table-cell>
          <table:covered-table-cell table:number-columns-repeated="2" table:style-name="ce21"/>
          <table:covered-table-cell table:style-name="ce28"/>
          <table:table-cell table:style-name="ce13"/>
          <table:table-cell table:style-name="ce3" office:value-type="string">
            <text:p>Complejidad(FTR)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19">
            <text:p>19</text:p>
          </table:table-cell>
          <table:table-cell table:style-name="ce27" office:value-type="float" office:value="20">
            <text:p>20</text:p>
          </table:table-cell>
          <table:table-cell table:number-columns-repeated="2"/>
          <table:table-cell table:style-name="ce84"/>
          <table:table-cell table:number-columns-repeated="6"/>
          <table:covered-table-cell table:style-name="ce88"/>
          <table:table-cell office:value-type="string">
            <text:p>Programación</text:p>
          </table:table-cell>
          <table:table-cell table:formula="of:=[.V$44]*[.AB47]*0.01" office:value-type="float" office:value="48.4632886121559">
            <text:p>48,46</text:p>
          </table:table-cell>
          <table:table-cell table:formula="of:=[.W$44]*[.AC47]*0.01" office:value-type="float" office:value="5.27424442159675">
            <text:p>5,27</text:p>
          </table:table-cell>
          <table:table-cell table:formula="of:=[.V47]/[.W47]" office:value-type="float" office:value="9.188669454474">
            <text:p>9,19</text:p>
          </table:table-cell>
          <table:table-cell table:style-name="ce95" table:formula="of:=[.R$23]/[.V47]" office:value-type="float" office:value="0">
            <text:p>0</text:p>
          </table:table-cell>
          <table:table-cell/>
          <table:table-cell table:style-name="ce88" office:value-type="string">
            <text:p>Programación</text:p>
          </table:table-cell>
          <table:table-cell table:style-name="ce95" office:value-type="float" office:value="55">
            <text:p>55</text:p>
          </table:table-cell>
          <table:table-cell table:style-name="ce95" office:value-type="float" office:value="44">
            <text:p>44</text:p>
          </table:table-cell>
          <table:table-cell table:number-columns-repeated="12"/>
        </table:table-row>
        <table:table-row table:style-name="ro1">
          <table:table-cell/>
          <table:table-cell table:style-name="ce9" office:value-type="string">
            <text:p>Nombre</text:p>
          </table:table-cell>
          <table:table-cell table:style-name="ce2" office:value-type="string">
            <office:annotation draw:style-name="gr12" draw:text-style-name="P2" svg:width="2.899cm" svg:height="0.991cm" svg:x="17.619cm" svg:y="21.148cm" draw:caption-point-x="-0.61cm" draw:caption-point-y="1.522cm">
              <dc:date>2019-03-15T00:00:00</dc:date>
              <text:p text:style-name="P2"><text:span text:style-name="T3">File Type Reference</text:span></text:p>
            </office:annotation>
            <text:p>Nº de Registros Lógicos(FTR)</text:p>
          </table:table-cell>
          <table:table-cell table:style-name="ce2" office:value-type="string">
            <text:p>Atributos(DET)</text:p>
          </table:table-cell>
          <table:table-cell table:style-name="ce29" office:value-type="string">
            <text:p>Clasificación</text:p>
          </table:table-cell>
          <table:table-cell table:style-name="ce42" office:value-type="string">
            <text:p>0 - 1</text:p>
          </table:table-cell>
          <table:table-cell table:style-name="ce42" office:value-type="float" office:value="1">
            <text:p>1</text:p>
          </table:table-cell>
          <table:table-cell table:number-columns-repeated="2" table:style-name="ce20" office:value-type="string">
            <text:p>Baja</text:p>
          </table:table-cell>
          <table:table-cell table:style-name="ce67" office:value-type="string">
            <text:p>Media</text:p>
          </table:table-cell>
          <table:table-cell table:number-columns-repeated="2"/>
          <table:table-cell table:style-name="ce84"/>
          <table:table-cell table:number-columns-repeated="6"/>
          <table:covered-table-cell table:style-name="ce88"/>
          <table:table-cell office:value-type="string">
            <text:p>Integración y prueba</text:p>
          </table:table-cell>
          <table:table-cell table:formula="of:=[.V$44]*[.AB48]*0.01" office:value-type="float" office:value="24.6722196570975">
            <text:p>24,67</text:p>
          </table:table-cell>
          <table:table-cell table:formula="of:=[.W$44]*[.AC48]*0.01" office:value-type="float" office:value="3.47620655059785">
            <text:p>3,48</text:p>
          </table:table-cell>
          <table:table-cell table:formula="of:=[.V48]/[.W48]" office:value-type="float" office:value="7.09745502690405">
            <text:p>7,1</text:p>
          </table:table-cell>
          <table:table-cell table:style-name="ce95" table:formula="of:=[.R$23]/[.V48]" office:value-type="float" office:value="0">
            <text:p>0</text:p>
          </table:table-cell>
          <table:table-cell/>
          <table:table-cell table:style-name="ce88" office:value-type="string">
            <text:p>Integración y prueba</text:p>
          </table:table-cell>
          <table:table-cell table:style-name="ce95" office:value-type="float" office:value="28">
            <text:p>28</text:p>
          </table:table-cell>
          <table:table-cell table:style-name="ce95" office:value-type="float" office:value="29">
            <text:p>29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N1</text:p>
          </table:table-cell>
          <table:table-cell table:number-columns-repeated="2" office:value-type="float" office:value="1">
            <text:p>1</text:p>
          </table:table-cell>
          <table:table-cell table:style-name="ce31" table:formula="of:=IF(ISBLANK([.B49]);&quot;&quot;;(IF([.C49]&lt;=[.G48];IF([.D49]&lt;=[.H47];[.H48];IF([.D49] &lt;=[.I47];[.I48];IF([.D49]&gt;=[.J47];[.J48];&quot;Error&quot;)));IF([.C49]&lt;=[.G49];IF([.D49]&lt;=[.H47];[.H49];IF([.D49]&lt;=[.I47];[.I49];IF([.D49]&gt;=[.J47];[.J49];&quot;Error&quot;)));IF([.C49]&gt;=[.G50];IF([.D49]&lt;=[.H47];[.H50];IF([.D49]&lt;=[.I47];[.I50];IF([.D49]&gt;=[.J47];[.J50];&quot;Error&quot;))))))))" office:value-type="string" office:string-value="Baja">
            <text:p>Baja</text:p>
          </table:table-cell>
          <table:table-cell table:style-name="ce42" office:value-type="string">
            <text:p>2 – 3</text:p>
          </table:table-cell>
          <table:table-cell table:style-name="ce42" office:value-type="float" office:value="3">
            <text:p>3</text:p>
          </table:table-cell>
          <table:table-cell table:style-name="ce20" office:value-type="string">
            <text:p>Baja</text:p>
          </table:table-cell>
          <table:table-cell table:style-name="ce20" office:value-type="string">
            <text:p>Media</text:p>
          </table:table-cell>
          <table:table-cell table:style-name="ce67" office:value-type="string">
            <text:p>Alta</text:p>
          </table:table-cell>
          <table:table-cell table:number-columns-repeated="2"/>
          <table:table-cell table:style-name="ce84"/>
          <table:table-cell table:number-columns-repeated="6"/>
          <table:table-cell table:style-name="ce103" office:value-type="string" table:number-columns-spanned="1" table:number-rows-spanned="5">
            <text:p>Empotrado</text:p>
          </table:table-cell>
          <table:table-cell office:value-type="string">
            <text:p>Total</text:p>
          </table:table-cell>
          <table:table-cell table:formula="of:=[.O41]*[.N4]^[.P41]" office:value-type="float" office:value="134.611915600109">
            <text:p>134,61</text:p>
          </table:table-cell>
          <table:table-cell table:formula="of:=[.Q41]*[.V49]^[.R41]" office:value-type="float" office:value="12.0018095283506">
            <text:p>12</text:p>
          </table:table-cell>
          <table:table-cell table:formula="of:=[.V49]/[.W49]" office:value-type="float" office:value="11.215968332286">
            <text:p>11,22</text:p>
          </table:table-cell>
          <table:table-cell table:style-name="ce95" table:formula="of:=[.R$23]/[.V49]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N2</text:p>
          </table:table-cell>
          <table:table-cell office:value-type="float" office:value="2">
            <text:p>2</text:p>
          </table:table-cell>
          <table:table-cell office:value-type="float" office:value="15">
            <office:annotation draw:style-name="gr12" draw:text-style-name="P2" svg:width="2.899cm" svg:height="0.991cm" svg:x="22.622cm" svg:y="22.054cm" draw:caption-point-x="-0.61cm" draw:caption-point-y="1.519cm">
              <dc:date>2019-03-16T00:00:00</dc:date>
              <text:p text:style-name="P2"><text:span text:style-name="T3">3 atrib. * 32 dispositivos</text:span></text:p>
            </office:annotation>
            <text:p>15</text:p>
          </table:table-cell>
          <table:table-cell table:style-name="ce31" table:formula="of:=IF(ISBLANK([.B50]);&quot;&quot;;(IF([.C50]&lt;=[.G48];IF([.D50]&lt;=[.H47];[.H48];IF([.D50] &lt;=[.I47];[.I48];IF([.D50]&gt;=[.J47];[.J48];&quot;Error&quot;)));IF([.C50]&lt;=[.G49];IF([.D50]&lt;=[.H47];[.H49];IF([.D50]&lt;=[.I47];[.I49];IF([.D50]&gt;=[.J47];[.J49];&quot;Error&quot;)));IF([.C50]&gt;=[.G50];IF([.D50]&lt;=[.H47];[.H50];IF([.D50]&lt;=[.I47];[.I50];IF([.D50]&gt;=[.J47];[.J50];&quot;Error&quot;))))))))" office:value-type="string" office:string-value="Media">
            <text:p>Media</text:p>
          </table:table-cell>
          <table:table-cell table:style-name="ce43" office:value-type="string">
            <text:p>&gt;=4</text:p>
          </table:table-cell>
          <table:table-cell table:style-name="ce43" office:value-type="float" office:value="4">
            <text:p>4</text:p>
          </table:table-cell>
          <table:table-cell table:style-name="ce55" office:value-type="string">
            <text:p>Media</text:p>
          </table:table-cell>
          <table:table-cell table:style-name="ce55" office:value-type="string">
            <text:p>Alta</text:p>
          </table:table-cell>
          <table:table-cell table:style-name="ce68" office:value-type="string">
            <text:p>Alta</text:p>
          </table:table-cell>
          <table:table-cell table:number-columns-repeated="2"/>
          <table:table-cell table:style-name="ce84"/>
          <table:table-cell table:number-columns-repeated="6"/>
          <table:covered-table-cell table:style-name="ce103"/>
          <table:table-cell office:value-type="string">
            <text:p>Planificació y requerimientos</text:p>
          </table:table-cell>
          <table:table-cell table:formula="of:=[.V$49]*[.AB51]*0.01" office:value-type="float" office:value="10.7689532480087">
            <text:p>10,77</text:p>
          </table:table-cell>
          <table:table-cell table:formula="of:=[.W$49]*[.AC51]*0.01" office:value-type="float" office:value="3.36050666793818">
            <text:p>3,36</text:p>
          </table:table-cell>
          <table:table-cell table:formula="of:=[.V50]/[.W50]" office:value-type="float" office:value="3.20456238065314">
            <text:p>3,2</text:p>
          </table:table-cell>
          <table:table-cell table:style-name="ce95" table:formula="of:=[.R$23]/[.V50]" office:value-type="float" office:value="0">
            <text:p>0</text:p>
          </table:table-cell>
          <table:table-cell/>
          <table:table-cell table:style-name="ce88" office:value-type="string">
            <text:p>Empotrado</text:p>
          </table:table-cell>
          <table:table-cell table:style-name="ce88" office:value-type="string">
            <text:p>Esfuerzo</text:p>
          </table:table-cell>
          <table:table-cell table:style-name="ce88" office:value-type="string">
            <text:p>Duracion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N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style-name="ce31" table:formula="of:=IF(ISBLANK([.B51]);&quot;&quot;;(IF([.C51]&lt;=[.G48];IF([.D51]&lt;=[.H47];[.H48];IF([.D51] &lt;=[.I47];[.I48];IF([.D51]&gt;=[.J47];[.J48];&quot;Error&quot;)));IF([.C51]&lt;=[.G49];IF([.D51]&lt;=[.H47];[.H49];IF([.D51]&lt;=[.I47];[.I49];IF([.D51]&gt;=[.J47];[.J49];&quot;Error&quot;)));IF([.C51]&gt;=[.G50];IF([.D51]&lt;=[.H47];[.H50];IF([.D51]&lt;=[.I47];[.I50];IF([.D51]&gt;=[.J47];[.J50];&quot;Error&quot;))))))))" office:value-type="string" office:string-value="Alta">
            <text:p>Alta</text:p>
          </table:table-cell>
          <table:table-cell table:style-name="ce13" table:number-columns-repeated="2"/>
          <table:table-cell table:number-columns-repeated="5"/>
          <table:table-cell table:style-name="ce84"/>
          <table:table-cell table:number-columns-repeated="6"/>
          <table:covered-table-cell table:style-name="ce103"/>
          <table:table-cell office:value-type="string">
            <text:p>Diseño del producto</text:p>
          </table:table-cell>
          <table:table-cell table:formula="of:=[.V$49]*[.AB52]*0.01" office:value-type="float" office:value="24.2301448080196">
            <text:p>24,23</text:p>
          </table:table-cell>
          <table:table-cell table:formula="of:=[.W$49]*[.AC52]*0.01" office:value-type="float" office:value="3.8405790490722">
            <text:p>3,84</text:p>
          </table:table-cell>
          <table:table-cell table:formula="of:=[.V51]/[.W51]" office:value-type="float" office:value="6.30898218691087">
            <text:p>6,31</text:p>
          </table:table-cell>
          <table:table-cell table:style-name="ce95" table:formula="of:=[.R$23]/[.V51]" office:value-type="float" office:value="0">
            <text:p>0</text:p>
          </table:table-cell>
          <table:table-cell/>
          <table:table-cell table:style-name="ce88" office:value-type="string">
            <text:p>Planificació y requerimientos</text:p>
          </table:table-cell>
          <table:table-cell table:style-name="ce95" office:value-type="float" office:value="8">
            <text:p>8</text:p>
          </table:table-cell>
          <table:table-cell table:style-name="ce95" office:value-type="float" office:value="28">
            <text:p>28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style-name="ce31" table:formula="of:=IF(ISBLANK([.B52]);&quot;&quot;;(IF([.C52]&lt;=[.G48];IF([.D52]&lt;=[.H47];[.H48];IF([.D52] &lt;=[.I47];[.I48];IF([.D52]&gt;=[.J47];[.J48];&quot;Error&quot;)));IF([.C52]&lt;=[.G49];IF([.D52]&lt;=[.H47];[.H49];IF([.D52]&lt;=[.I47];[.I49];IF([.D52]&gt;=[.J47];[.J49];&quot;Error&quot;)));IF([.C52]&gt;=[.G50];IF([.D52]&lt;=[.H47];[.H50];IF([.D52]&lt;=[.I47];[.I50];IF([.D52]&gt;=[.J47];[.J50];&quot;Error&quot;))))))))">
            <text:p/>
          </table:table-cell>
          <table:table-cell table:style-name="ce13" table:number-columns-repeated="2"/>
          <table:table-cell table:number-columns-repeated="5"/>
          <table:table-cell table:style-name="ce84"/>
          <table:table-cell table:number-columns-repeated="6"/>
          <table:covered-table-cell table:style-name="ce103"/>
          <table:table-cell office:value-type="string">
            <text:p>Programación</text:p>
          </table:table-cell>
          <table:table-cell table:formula="of:=[.V$49]*[.AB53]*0.01" office:value-type="float" office:value="76.7287918920621">
            <text:p>76,73</text:p>
          </table:table-cell>
          <table:table-cell table:formula="of:=[.W$49]*[.AC53]*0.01" office:value-type="float" office:value="5.28079619247428">
            <text:p>5,28</text:p>
          </table:table-cell>
          <table:table-cell table:formula="of:=[.V52]/[.W52]" office:value-type="float" office:value="14.5297771577341">
            <text:p>14,53</text:p>
          </table:table-cell>
          <table:table-cell table:style-name="ce95" table:formula="of:=[.R$23]/[.V52]" office:value-type="float" office:value="0">
            <text:p>0</text:p>
          </table:table-cell>
          <table:table-cell/>
          <table:table-cell table:style-name="ce88" office:value-type="string">
            <text:p>Diseño del producto</text:p>
          </table:table-cell>
          <table:table-cell table:style-name="ce95" office:value-type="float" office:value="18">
            <text:p>18</text:p>
          </table:table-cell>
          <table:table-cell table:style-name="ce95" office:value-type="float" office:value="32">
            <text:p>32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style-name="ce31" table:formula="of:=IF(ISBLANK([.B53]);&quot;&quot;;(IF([.C53]&lt;=[.G48];IF([.D53]&lt;=[.H47];[.H48];IF([.D53] &lt;=[.I47];[.I48];IF([.D53]&gt;=[.J47];[.J48];&quot;Error&quot;)));IF([.C53]&lt;=[.G49];IF([.D53]&lt;=[.H47];[.H49];IF([.D53]&lt;=[.I47];[.I49];IF([.D53]&gt;=[.J47];[.J49];&quot;Error&quot;)));IF([.C53]&gt;=[.G50];IF([.D53]&lt;=[.H47];[.H50];IF([.D53]&lt;=[.I47];[.I50];IF([.D53]&gt;=[.J47];[.J50];&quot;Error&quot;))))))))">
            <text:p/>
          </table:table-cell>
          <table:table-cell table:style-name="ce13" table:number-columns-repeated="2"/>
          <table:table-cell table:number-columns-repeated="3" table:style-name="ce2" office:value-type="string">
            <text:p>Clasificación</text:p>
          </table:table-cell>
          <table:table-cell table:number-columns-repeated="2"/>
          <table:table-cell table:style-name="ce84"/>
          <table:table-cell table:number-columns-repeated="6"/>
          <table:covered-table-cell table:style-name="ce103"/>
          <table:table-cell office:value-type="string">
            <text:p>Integración y prueba</text:p>
          </table:table-cell>
          <table:table-cell table:formula="of:=[.V$49]*[.AB54]*0.01" office:value-type="float" office:value="33.6529789000272">
            <text:p>33,65</text:p>
          </table:table-cell>
          <table:table-cell table:formula="of:=[.W$49]*[.AC54]*0.01" office:value-type="float" office:value="2.88043428680415">
            <text:p>2,88</text:p>
          </table:table-cell>
          <table:table-cell table:formula="of:=[.V53]/[.W53]" office:value-type="float" office:value="11.6833003461312">
            <text:p>11,68</text:p>
          </table:table-cell>
          <table:table-cell table:style-name="ce95" table:formula="of:=[.R$23]/[.V53]" office:value-type="float" office:value="0">
            <text:p>0</text:p>
          </table:table-cell>
          <table:table-cell/>
          <table:table-cell table:style-name="ce88" office:value-type="string">
            <text:p>Programación</text:p>
          </table:table-cell>
          <table:table-cell table:style-name="ce95" office:value-type="float" office:value="57">
            <text:p>57</text:p>
          </table:table-cell>
          <table:table-cell table:style-name="ce95" office:value-type="float" office:value="44">
            <text:p>44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style-name="ce31" table:formula="of:=IF(ISBLANK([.B54]);&quot;&quot;;(IF([.C54]&lt;=[.G48];IF([.D54]&lt;=[.H47];[.H48];IF([.D54] &lt;=[.I47];[.I48];IF([.D54]&gt;=[.J47];[.J48];&quot;Error&quot;)));IF([.C54]&lt;=[.G49];IF([.D54]&lt;=[.H47];[.H49];IF([.D54]&lt;=[.I47];[.I49];IF([.D54]&gt;=[.J47];[.J49];&quot;Error&quot;)));IF([.C54]&gt;=[.G50];IF([.D54]&lt;=[.H47];[.H50];IF([.D54]&lt;=[.I47];[.I50];IF([.D54]&gt;=[.J47];[.J50];&quot;Error&quot;))))))))">
            <text:p/>
          </table:table-cell>
          <table:table-cell table:style-name="ce13"/>
          <table:table-cell table:style-name="ce3" office:value-type="string">
            <text:p>Complejidad</text:p>
          </table:table-cell>
          <table:table-cell table:style-name="ce16" office:value-type="string">
            <text:p>Baja</text:p>
          </table:table-cell>
          <table:table-cell table:style-name="ce16" office:value-type="string">
            <text:p>Media</text:p>
          </table:table-cell>
          <table:table-cell table:style-name="ce16" office:value-type="string">
            <text:p>Alta</text:p>
          </table:table-cell>
          <table:table-cell table:style-name="ce76" office:value-type="string">
            <text:p>Total</text:p>
          </table:table-cell>
          <table:table-cell/>
          <table:table-cell table:style-name="ce84"/>
          <table:table-cell table:number-columns-repeated="7"/>
          <table:table-cell table:style-name="Default" table:number-columns-repeated="4"/>
          <table:table-cell table:number-columns-repeated="2"/>
          <table:table-cell table:style-name="ce88" office:value-type="string">
            <text:p>Integración y prueba</text:p>
          </table:table-cell>
          <table:table-cell table:style-name="ce95" office:value-type="float" office:value="25">
            <text:p>25</text:p>
          </table:table-cell>
          <table:table-cell table:style-name="ce95" office:value-type="float" office:value="24">
            <text:p>24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style-name="ce31" table:formula="of:=IF(ISBLANK([.B55]);&quot;&quot;;(IF([.C55]&lt;=[.G48];IF([.D55]&lt;=[.H47];[.H48];IF([.D55] &lt;=[.I47];[.I48];IF([.D55]&gt;=[.J47];[.J48];&quot;Error&quot;)));IF([.C55]&lt;=[.G49];IF([.D55]&lt;=[.H47];[.H49];IF([.D55]&lt;=[.I47];[.I49];IF([.D55]&gt;=[.J47];[.J49];&quot;Error&quot;)));IF([.C55]&gt;=[.G50];IF([.D55]&lt;=[.H47];[.H50];IF([.D55]&lt;=[.I47];[.I50];IF([.D55]&gt;=[.J47];[.J50];&quot;Error&quot;))))))))">
            <text:p/>
          </table:table-cell>
          <table:table-cell table:style-name="ce13"/>
          <table:table-cell table:style-name="ce39" office:value-type="string">
            <text:p>EO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number-columns-repeated="2"/>
          <table:table-cell table:style-name="ce84"/>
          <table:table-cell table:number-columns-repeated="7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number-columns-repeated="3"/>
          <table:table-cell table:style-name="ce31" table:formula="of:=IF(ISBLANK([.B56]);&quot;&quot;;(IF([.C56]&lt;=[.G48];IF([.D56]&lt;=[.H47];[.H48];IF([.D56] &lt;=[.I47];[.I48];IF([.D56]&gt;=[.J47];[.J48];&quot;Error&quot;)));IF([.C56]&lt;=[.G49];IF([.D56]&lt;=[.H47];[.H49];IF([.D56]&lt;=[.I47];[.I49];IF([.D56]&gt;=[.J47];[.J49];&quot;Error&quot;)));IF([.C56]&gt;=[.G50];IF([.D56]&lt;=[.H47];[.H50];IF([.D56]&lt;=[.I47];[.I50];IF([.D56]&gt;=[.J47];[.J50];&quot;Error&quot;))))))))">
            <text:p/>
          </table:table-cell>
          <table:table-cell table:style-name="ce13"/>
          <table:table-cell table:style-name="ce12" office:value-type="string">
            <text:p>Cantidad</text:p>
          </table:table-cell>
          <table:table-cell table:style-name="ce23" table:formula="of:=DCOUNTA([.B48:.E58];[.E48];[.H53:.H54])" office:value-type="float" office:value="1">
            <text:p>1</text:p>
          </table:table-cell>
          <table:table-cell table:style-name="ce23" table:formula="of:=DCOUNTA([.B48:.E59];[.E48];[.I53:.I54])" office:value-type="float" office:value="1">
            <text:p>1</text:p>
          </table:table-cell>
          <table:table-cell table:style-name="ce23" table:formula="of:=DCOUNTA([.B48:.E59];[.E48];[.J53:.J54])" office:value-type="float" office:value="1">
            <text:p>1</text:p>
          </table:table-cell>
          <table:table-cell table:style-name="ce77" table:formula="of:=[.H55]*[.H56]+[.I55]*[.I56]+[.J55]*[.J56]" office:value-type="float" office:value="16">
            <text:p>16</text:p>
          </table:table-cell>
          <table:table-cell/>
          <table:table-cell table:style-name="ce84"/>
          <table:table-cell table:number-columns-repeated="7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number-columns-repeated="3"/>
          <table:table-cell table:style-name="ce31" table:formula="of:=IF(ISBLANK([.B57]);&quot;&quot;;(IF([.C57]&lt;=[.G48];IF([.D57]&lt;=[.H47];[.H48];IF([.D57] &lt;=[.I47];[.I48];IF([.D57]&gt;=[.J47];[.J48];&quot;Error&quot;)));IF([.C57]&lt;=[.G49];IF([.D57]&lt;=[.H47];[.H49];IF([.D57]&lt;=[.I47];[.I49];IF([.D57]&gt;=[.J47];[.J49];&quot;Error&quot;)));IF([.C57]&gt;=[.G50];IF([.D57]&lt;=[.H47];[.H50];IF([.D57]&lt;=[.I47];[.I50];IF([.D57]&gt;=[.J47];[.J50];&quot;Error&quot;))))))))">
            <text:p/>
          </table:table-cell>
          <table:table-cell table:style-name="ce13" table:number-columns-repeated="2"/>
          <table:table-cell table:number-columns-repeated="5"/>
          <table:table-cell table:style-name="ce84"/>
          <table:table-cell table:number-columns-repeated="7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number-columns-repeated="3"/>
          <table:table-cell table:style-name="ce31" table:formula="of:=IF(ISBLANK([.B58]);&quot;&quot;;(IF([.C58]&lt;=[.G48];IF([.D58]&lt;=[.H47];[.H48];IF([.D58] &lt;=[.I47];[.I48];IF([.D58]&gt;=[.J47];[.J48];&quot;Error&quot;)));IF([.C58]&lt;=[.G49];IF([.D58]&lt;=[.H47];[.H49];IF([.D58]&lt;=[.I47];[.I49];IF([.D58]&gt;=[.J47];[.J49];&quot;Error&quot;)));IF([.C58]&gt;=[.G50];IF([.D58]&lt;=[.H47];[.H50];IF([.D58]&lt;=[.I47];[.I50];IF([.D58]&gt;=[.J47];[.J50];&quot;Error&quot;))))))))">
            <text:p/>
          </table:table-cell>
          <table:table-cell table:style-name="ce13" table:number-columns-repeated="2"/>
          <table:table-cell table:number-columns-repeated="5"/>
          <table:table-cell table:style-name="ce84"/>
          <table:table-cell table:number-columns-repeated="7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12"/>
          <table:table-cell table:number-columns-repeated="2" table:style-name="ce23"/>
          <table:table-cell table:style-name="ce32" table:formula="of:=IF(ISBLANK([.B59]);&quot;&quot;;(IF([.C59]&lt;=[.G48];IF([.D59]&lt;=[.H47];[.H48];IF([.D59] &lt;=[.I47];[.I48];IF([.D59]&gt;=[.J47];[.J48];&quot;Error&quot;)));IF([.C59]&lt;=[.G49];IF([.D59]&lt;=[.H47];[.H49];IF([.D59]&lt;=[.I47];[.I49];IF([.D59]&gt;=[.J47];[.J49];&quot;Error&quot;)));IF([.C59]&gt;=[.G50];IF([.D59]&lt;=[.H47];[.H50];IF([.D59]&lt;=[.I47];[.I50];IF([.D59]&gt;=[.J47];[.J50];&quot;Error&quot;))))))))">
            <text:p/>
          </table:table-cell>
          <table:table-cell table:style-name="ce13" table:number-columns-repeated="2"/>
          <table:table-cell table:number-columns-repeated="5"/>
          <table:table-cell table:style-name="ce84"/>
          <table:table-cell table:number-columns-repeated="7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13" table:number-columns-repeated="6"/>
          <table:table-cell table:style-name="ce56" office:value-type="string">
            <text:p>1 a 4 DET</text:p>
          </table:table-cell>
          <table:table-cell table:style-name="ce56" office:value-type="string">
            <text:p>5 a 15 DET</text:p>
          </table:table-cell>
          <table:table-cell table:style-name="ce69" office:value-type="string">
            <text:p>&gt;=16 DET</text:p>
          </table:table-cell>
          <table:table-cell table:number-columns-repeated="2"/>
          <table:table-cell table:style-name="ce84"/>
          <table:table-cell table:style-name="ce88"/>
          <table:table-cell table:style-name="ce94" office:value-type="string" table:number-columns-spanned="2" table:number-rows-spanned="1">
            <text:p>Esfuerzo</text:p>
          </table:table-cell>
          <table:covered-table-cell table:style-name="ce88"/>
          <table:table-cell table:style-name="ce94" office:value-type="string" table:number-columns-spanned="2" table:number-rows-spanned="1">
            <text:p>Calendario</text:p>
          </table:table-cell>
          <table:covered-table-cell table:style-name="ce88"/>
          <table:table-cell/>
          <table:table-cell table:style-name="ce94" office:value-type="string" table:number-columns-spanned="6" table:number-rows-spanned="1">
            <text:p>COCOMO SIN MODIFICADOR DE COSTE ( COCOMO INTERMEDIO )</text:p>
          </table:table-cell>
          <table:covered-table-cell table:number-columns-repeated="4" table:style-name="Default"/>
          <table:covered-table-cell/>
          <table:table-cell/>
          <table:table-cell table:style-name="ce22" office:value-type="string" table:number-columns-spanned="3" table:number-rows-spanned="1">
            <text:p>El humano pone los porcentajes aquí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/>
          <table:table-cell table:style-name="ce8" office:value-type="string" table:number-columns-spanned="4" table:number-rows-spanned="1">
            <text:p>EI (Entradas Externas)</text:p>
          </table:table-cell>
          <table:covered-table-cell table:number-columns-repeated="2" table:style-name="ce21"/>
          <table:covered-table-cell table:style-name="ce28"/>
          <table:table-cell/>
          <table:table-cell table:style-name="ce3" office:value-type="string">
            <text:p>Complejidad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15">
            <text:p>15</text:p>
          </table:table-cell>
          <table:table-cell table:style-name="ce27" office:value-type="float" office:value="16">
            <text:p>16</text:p>
          </table:table-cell>
          <table:table-cell table:number-columns-repeated="2"/>
          <table:table-cell table:style-name="ce84"/>
          <table:table-cell table:style-name="ce88"/>
          <table:table-cell table:style-name="ce88" office:value-type="string">
            <text:p>Foctor</text:p>
          </table:table-cell>
          <table:table-cell table:style-name="ce88" office:value-type="string">
            <text:p>Exponente</text:p>
          </table:table-cell>
          <table:table-cell table:style-name="ce88" office:value-type="string">
            <text:p>Factor</text:p>
          </table:table-cell>
          <table:table-cell table:style-name="ce88" office:value-type="string">
            <text:p>Exponente</text:p>
          </table:table-cell>
          <table:table-cell/>
          <table:table-cell table:style-name="ce94" office:value-type="string">
            <text:p>Modo</text:p>
          </table:table-cell>
          <table:table-cell table:style-name="ce94" office:value-type="string">
            <text:p>Fases</text:p>
          </table:table-cell>
          <table:table-cell table:style-name="ce94" office:value-type="string">
            <text:p>Esfuerzo</text:p>
          </table:table-cell>
          <table:table-cell table:style-name="ce94" office:value-type="string">
            <text:p>Duracion</text:p>
          </table:table-cell>
          <table:table-cell table:style-name="ce94" office:value-type="string">
            <text:p>Personal Medio</text:p>
          </table:table-cell>
          <table:table-cell table:style-name="ce94" office:value-type="string">
            <text:p>Productividad</text:p>
          </table:table-cell>
          <table:table-cell/>
          <table:table-cell table:style-name="ce88" office:value-type="string">
            <text:p>Orgánico</text:p>
          </table:table-cell>
          <table:table-cell table:style-name="ce88" office:value-type="string">
            <text:p>Esfuerzo</text:p>
          </table:table-cell>
          <table:table-cell table:style-name="ce88" office:value-type="string">
            <text:p>Duracion</text:p>
          </table:table-cell>
          <table:table-cell table:number-columns-repeated="12"/>
        </table:table-row>
        <table:table-row table:style-name="ro1">
          <table:table-cell/>
          <table:table-cell table:style-name="ce9" office:value-type="string">
            <text:p>Nombre</text:p>
          </table:table-cell>
          <table:table-cell table:style-name="ce2" office:value-type="string">
            <text:p>Nº de Registros Lógicos(FTR)</text:p>
          </table:table-cell>
          <table:table-cell table:style-name="ce2" office:value-type="string">
            <office:annotation draw:style-name="gr5" draw:text-style-name="P2" svg:width="2.899cm" svg:height="2.571cm" svg:x="22.622cm" svg:y="27.471cm" draw:caption-point-x="-0.61cm" draw:caption-point-y="1.522cm">
              <dc:date>2019-03-15T00:00:00</dc:date>
              <text:p text:style-name="P2"><text:span text:style-name="T3">Un DET por cada campo único erreconocible por el usuario de un ILF o ELF</text:span></text:p>
            </office:annotation>
            <text:p>Atributos(DET)</text:p>
          </table:table-cell>
          <table:table-cell table:style-name="ce29" office:value-type="string">
            <text:p>Clasificación</text:p>
          </table:table-cell>
          <table:table-cell table:style-name="ce39" office:value-type="string">
            <text:p>0-1 FTR</text:p>
          </table:table-cell>
          <table:table-cell table:style-name="ce39" office:value-type="float" office:value="1">
            <text:p>1</text:p>
          </table:table-cell>
          <table:table-cell table:number-columns-repeated="2" table:style-name="ce20" office:value-type="string">
            <text:p>Baja</text:p>
          </table:table-cell>
          <table:table-cell table:style-name="ce67" office:value-type="string">
            <text:p>Media</text:p>
          </table:table-cell>
          <table:table-cell table:number-columns-repeated="2"/>
          <table:table-cell table:style-name="ce84"/>
          <table:table-cell table:style-name="ce88" office:value-type="string">
            <text:p>Orgánico</text:p>
          </table:table-cell>
          <table:table-cell table:style-name="ce95" office:value-type="float" office:value="3.2">
            <text:p>3,2</text:p>
          </table:table-cell>
          <table:table-cell table:style-name="ce95" office:value-type="float" office:value="1.05">
            <text:p>1,05</text:p>
          </table:table-cell>
          <table:table-cell table:style-name="ce95" office:value-type="float" office:value="2.5">
            <text:p>2,5</text:p>
          </table:table-cell>
          <table:table-cell table:style-name="ce95" office:value-type="float" office:value="0.38">
            <text:p>0,38</text:p>
          </table:table-cell>
          <table:table-cell/>
          <table:table-cell table:style-name="ce103" office:value-type="string" table:number-columns-spanned="1" table:number-rows-spanned="5">
            <text:p>Orgánico</text:p>
          </table:table-cell>
          <table:table-cell office:value-type="string">
            <text:p>Total</text:p>
          </table:table-cell>
          <table:table-cell table:style-name="ce112" table:formula="of:=([.O62]*([.N4]^[.P62]))*[.X101]" office:value-type="float" office:value="194.892305387508">
            <text:p>194,89</text:p>
          </table:table-cell>
          <table:table-cell table:style-name="ce112" table:formula="of:=[.Q62]*([.V62]^[.R62])" office:value-type="float" office:value="18.5379621876448">
            <text:p>18,54</text:p>
          </table:table-cell>
          <table:table-cell table:style-name="ce112" table:formula="of:=[.V62]/[.W62]" office:value-type="float" office:value="10.5131461276472">
            <text:p>10,51</text:p>
          </table:table-cell>
          <table:table-cell table:style-name="ce112" table:formula="of:=[.R$23]/[.V62]" office:value-type="float" office:value="0">
            <text:p>0</text:p>
          </table:table-cell>
          <table:table-cell/>
          <table:table-cell table:style-name="ce88" office:value-type="string">
            <text:p>Planificació y requerimientos</text:p>
          </table:table-cell>
          <table:table-cell table:style-name="ce95" office:value-type="float" office:value="6">
            <text:p>6</text:p>
          </table:table-cell>
          <table:table-cell table:style-name="ce95" office:value-type="float" office:value="11">
            <text:p>11</text:p>
          </table:table-cell>
          <table:table-cell table:number-columns-repeated="12"/>
        </table:table-row>
        <table:table-row table:style-name="ro5">
          <table:table-cell/>
          <table:table-cell office:value-type="string">
            <text:p>N1</text:p>
          </table:table-cell>
          <table:table-cell office:value-type="float" office:value="1">
            <text:p>1</text:p>
          </table:table-cell>
          <table:table-cell office:value-type="float" office:value="1">
            <office:annotation draw:style-name="gr11" draw:text-style-name="P2" svg:width="2.899cm" svg:height="0.669cm" svg:x="22.622cm" svg:y="27.922cm" draw:caption-point-x="-0.61cm" draw:caption-point-y="1.522cm">
              <dc:date>2019-03-15T00:00:00</dc:date>
              <text:p text:style-name="P2"><text:span text:style-name="T3">Id y clave</text:span></text:p>
            </office:annotation>
            <text:p>1</text:p>
          </table:table-cell>
          <table:table-cell table:style-name="ce31" table:formula="of:=IF(ISBLANK([.B63]);&quot;&quot;;(IF([.C63]&lt;=[.G62];IF([.D63]&lt;=[.H61];[.H62];IF([.D63] &lt;=[.I61];[.I62];IF([.D63]&gt;=[.J61];[.J62];&quot;Error&quot;)));IF([.C63]&lt;=[.G63];IF([.D63]&lt;=[.H61];[.H63];IF([.D63]&lt;=[.I61];[.I63];IF([.D63]&gt;=[.J61];[.J63];&quot;Error&quot;)));IF([.C63]&gt;=[.G64];IF([.D63]&lt;=[.H61];[.H64];IF([.D63]&lt;=[.I61];[.I64];IF([.D63]&gt;=[.J61];[.J64];&quot;Error&quot;))))))))" office:value-type="string" office:string-value="Baja">
            <text:p>Baja</text:p>
          </table:table-cell>
          <table:table-cell table:style-name="ce39" office:value-type="string">
            <text:p>2 FTR</text:p>
          </table:table-cell>
          <table:table-cell table:style-name="ce39" office:value-type="float" office:value="2">
            <text:p>2</text:p>
          </table:table-cell>
          <table:table-cell table:style-name="ce20" office:value-type="string">
            <text:p>Baja</text:p>
          </table:table-cell>
          <table:table-cell table:style-name="ce20" office:value-type="string">
            <text:p>Media</text:p>
          </table:table-cell>
          <table:table-cell table:style-name="ce67" office:value-type="string">
            <text:p>Alta</text:p>
          </table:table-cell>
          <table:table-cell table:number-columns-repeated="2"/>
          <table:table-cell table:style-name="ce84"/>
          <table:table-cell table:style-name="ce88" office:value-type="string">
            <text:p>Semi-acoplado</text:p>
          </table:table-cell>
          <table:table-cell table:style-name="ce95" office:value-type="float" office:value="3">
            <text:p>3</text:p>
          </table:table-cell>
          <table:table-cell table:style-name="ce95" office:value-type="float" office:value="1.12">
            <text:p>1,12</text:p>
          </table:table-cell>
          <table:table-cell table:style-name="ce95" office:value-type="float" office:value="2.5">
            <text:p>2,5</text:p>
          </table:table-cell>
          <table:table-cell table:style-name="ce95" office:value-type="float" office:value="0.35">
            <text:p>0,35</text:p>
          </table:table-cell>
          <table:table-cell/>
          <table:covered-table-cell table:style-name="ce102"/>
          <table:table-cell office:value-type="string">
            <text:p>Planificació y requerimientos</text:p>
          </table:table-cell>
          <table:table-cell table:style-name="ce111" table:formula="of:=[.V$62]*[.AB62]*0.01" office:value-type="float" office:value="11.6935383232505">
            <text:p>11,69</text:p>
          </table:table-cell>
          <table:table-cell table:style-name="ce111" table:formula="of:=[.W$62]*[.AC62]*0.01" office:value-type="float" office:value="2.03917584064093">
            <text:p>2,04</text:p>
          </table:table-cell>
          <table:table-cell table:formula="of:=[.V63]/[.W63]" office:value-type="float" office:value="5.734443342353">
            <text:p>5,73</text:p>
          </table:table-cell>
          <table:table-cell table:style-name="ce95" table:formula="of:=[.R$23]/[.V63]" office:value-type="float" office:value="0">
            <text:p>0</text:p>
          </table:table-cell>
          <table:table-cell/>
          <table:table-cell table:style-name="ce88" office:value-type="string">
            <text:p>Diseño del producto</text:p>
          </table:table-cell>
          <table:table-cell table:style-name="ce95" office:value-type="float" office:value="16">
            <text:p>16</text:p>
          </table:table-cell>
          <table:table-cell table:style-name="ce95" office:value-type="float" office:value="19">
            <text:p>19</text:p>
          </table:table-cell>
          <table:table-cell table:number-columns-repeated="12"/>
        </table:table-row>
        <table:table-row table:style-name="ro5">
          <table:table-cell/>
          <table:table-cell office:value-type="string">
            <text:p>N2</text:p>
          </table:table-cell>
          <table:table-cell office:value-type="float" office:value="2">
            <text:p>2</text:p>
          </table:table-cell>
          <table:table-cell office:value-type="float" office:value="5">
            <office:annotation draw:style-name="gr11" draw:text-style-name="P2" svg:width="2.899cm" svg:height="0.669cm" svg:x="22.622cm" svg:y="28.416cm" draw:caption-point-x="-0.61cm" draw:caption-point-y="1.522cm">
              <dc:date>2019-03-15T00:00:00</dc:date>
              <text:p text:style-name="P2"><text:span text:style-name="T3">Id y clave</text:span></text:p>
            </office:annotation>
            <text:p>5</text:p>
          </table:table-cell>
          <table:table-cell table:style-name="ce31" table:formula="of:=IF(ISBLANK([.B64]);&quot;&quot;;(IF([.C64]&lt;=[.G62];IF([.D64]&lt;=[.H61];[.H62];IF([.D64] &lt;=[.I61];[.I62];IF([.D64]&gt;=[.J61];[.J62];&quot;Error&quot;)));IF([.C64]&lt;=[.G63];IF([.D64]&lt;=[.H61];[.H63];IF([.D64]&lt;=[.I61];[.I63];IF([.D64]&gt;=[.J61];[.J63];&quot;Error&quot;)));IF([.C64]&gt;=[.G64];IF([.D64]&lt;=[.H61];[.H64];IF([.D64]&lt;=[.I61];[.I64];IF([.D64]&gt;=[.J61];[.J64];&quot;Error&quot;))))))))" office:value-type="string" office:string-value="Media">
            <text:p>Media</text:p>
          </table:table-cell>
          <table:table-cell table:style-name="ce44" office:value-type="string">
            <text:p>&gt;=3 FTR</text:p>
          </table:table-cell>
          <table:table-cell table:style-name="ce44" office:value-type="float" office:value="3">
            <text:p>3</text:p>
          </table:table-cell>
          <table:table-cell table:style-name="ce55" office:value-type="string">
            <text:p>Media</text:p>
          </table:table-cell>
          <table:table-cell table:style-name="ce55" office:value-type="string">
            <text:p>Alta</text:p>
          </table:table-cell>
          <table:table-cell table:style-name="ce68" office:value-type="string">
            <text:p>Alta</text:p>
          </table:table-cell>
          <table:table-cell table:number-columns-repeated="2"/>
          <table:table-cell table:style-name="ce84"/>
          <table:table-cell table:style-name="ce88" office:value-type="string">
            <text:p>Empotrado</text:p>
          </table:table-cell>
          <table:table-cell table:style-name="ce95" office:value-type="float" office:value="2.8">
            <text:p>2,8</text:p>
          </table:table-cell>
          <table:table-cell table:style-name="ce95" office:value-type="float" office:value="1.2">
            <text:p>1,2</text:p>
          </table:table-cell>
          <table:table-cell table:style-name="ce95" office:value-type="float" office:value="2.5">
            <text:p>2,5</text:p>
          </table:table-cell>
          <table:table-cell table:style-name="ce95" office:value-type="float" office:value="0.32">
            <text:p>0,32</text:p>
          </table:table-cell>
          <table:table-cell/>
          <table:covered-table-cell table:style-name="ce88"/>
          <table:table-cell office:value-type="string">
            <text:p>Diseño del producto</text:p>
          </table:table-cell>
          <table:table-cell table:style-name="ce111" table:formula="of:=[.V$62]*[.AB63]*0.01" office:value-type="float" office:value="31.1827688620013">
            <text:p>31,18</text:p>
          </table:table-cell>
          <table:table-cell table:style-name="ce111" table:formula="of:=[.W$62]*[.AC63]*0.01" office:value-type="float" office:value="3.52221281565252">
            <text:p>3,52</text:p>
          </table:table-cell>
          <table:table-cell table:formula="of:=[.V64]/[.W64]" office:value-type="float" office:value="8.85317568643972">
            <text:p>8,85</text:p>
          </table:table-cell>
          <table:table-cell table:style-name="ce95" table:formula="of:=[.R$23]/[.V64]" office:value-type="float" office:value="0">
            <text:p>0</text:p>
          </table:table-cell>
          <table:table-cell/>
          <table:table-cell table:style-name="ce88" office:value-type="string">
            <text:p>Programación</text:p>
          </table:table-cell>
          <table:table-cell table:style-name="ce95" office:value-type="float" office:value="65">
            <text:p>65</text:p>
          </table:table-cell>
          <table:table-cell table:style-name="ce95" office:value-type="float" office:value="59">
            <text:p>59</text:p>
          </table:table-cell>
          <table:table-cell table:number-columns-repeated="12"/>
        </table:table-row>
        <table:table-row table:style-name="ro5">
          <table:table-cell/>
          <table:table-cell office:value-type="string">
            <text:p>N3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style-name="ce31" table:formula="of:=IF(ISBLANK([.B65]);&quot;&quot;;(IF([.C65]&lt;=[.G62];IF([.D65]&lt;=[.H61];[.H62];IF([.D65] &lt;=[.I61];[.I62];IF([.D65]&gt;=[.J61];[.J62];&quot;Error&quot;)));IF([.C65]&lt;=[.G63];IF([.D65]&lt;=[.H61];[.H63];IF([.D65]&lt;=[.I61];[.I63];IF([.D65]&gt;=[.J61];[.J63];&quot;Error&quot;)));IF([.C65]&gt;=[.G64];IF([.D65]&lt;=[.H61];[.H64];IF([.D65]&lt;=[.I61];[.I64];IF([.D65]&gt;=[.J61];[.J64];&quot;Error&quot;))))))))" office:value-type="string" office:string-value="Alta">
            <text:p>Alta</text:p>
          </table:table-cell>
          <table:table-cell/>
          <table:table-cell table:style-name="ce13"/>
          <table:table-cell table:number-columns-repeated="5"/>
          <table:table-cell table:style-name="ce84"/>
          <table:table-cell table:number-columns-repeated="6"/>
          <table:covered-table-cell table:style-name="ce88"/>
          <table:table-cell office:value-type="string">
            <text:p>Programación</text:p>
          </table:table-cell>
          <table:table-cell table:style-name="ce111" table:formula="of:=[.V$62]*[.AB64]*0.01" office:value-type="float" office:value="126.67999850188">
            <text:p>126,68</text:p>
          </table:table-cell>
          <table:table-cell table:style-name="ce111" table:formula="of:=[.W$62]*[.AC64]*0.01" office:value-type="float" office:value="10.9373976907104">
            <text:p>10,94</text:p>
          </table:table-cell>
          <table:table-cell table:formula="of:=[.V65]/[.W65]" office:value-type="float" office:value="11.5822796321537">
            <text:p>11,58</text:p>
          </table:table-cell>
          <table:table-cell table:style-name="ce95" table:formula="of:=[.R$23]/[.V65]" office:value-type="float" office:value="0">
            <text:p>0</text:p>
          </table:table-cell>
          <table:table-cell/>
          <table:table-cell table:style-name="ce88" office:value-type="string">
            <text:p>Integración y prueba</text:p>
          </table:table-cell>
          <table:table-cell table:style-name="ce95" office:value-type="float" office:value="19">
            <text:p>19</text:p>
          </table:table-cell>
          <table:table-cell table:style-name="ce95" office:value-type="float" office:value="22">
            <text:p>22</text:p>
          </table:table-cell>
          <table:table-cell table:number-columns-repeated="12"/>
        </table:table-row>
        <table:table-row table:style-name="ro5">
          <table:table-cell/>
          <table:table-cell table:number-columns-repeated="3"/>
          <table:table-cell table:style-name="ce31" table:formula="of:=IF(ISBLANK([.B66]);&quot;&quot;;(IF([.C66]&lt;=[.G62];IF([.D66]&lt;=[.H61];[.H62];IF([.D66] &lt;=[.I61];[.I62];IF([.D66]&gt;=[.J61];[.J62];&quot;Error&quot;)));IF([.C66]&lt;=[.G63];IF([.D66]&lt;=[.H61];[.H63];IF([.D66]&lt;=[.I61];[.I63];IF([.D66]&gt;=[.J61];[.J63];&quot;Error&quot;)));IF([.C66]&gt;=[.G64];IF([.D66]&lt;=[.H61];[.H64];IF([.D66]&lt;=[.I61];[.I64];IF([.D66]&gt;=[.J61];[.J64];&quot;Error&quot;))))))))">
            <text:p/>
          </table:table-cell>
          <table:table-cell/>
          <table:table-cell table:style-name="ce13"/>
          <table:table-cell table:number-columns-repeated="5"/>
          <table:table-cell table:style-name="ce84"/>
          <table:table-cell table:number-columns-repeated="6"/>
          <table:covered-table-cell table:style-name="ce88"/>
          <table:table-cell office:value-type="string">
            <text:p>Integración y prueba</text:p>
          </table:table-cell>
          <table:table-cell table:style-name="ce111" table:formula="of:=[.V$62]*[.AB65]*0.01" office:value-type="float" office:value="37.0295380236265">
            <text:p>37,03</text:p>
          </table:table-cell>
          <table:table-cell table:style-name="ce111" table:formula="of:=[.W$62]*[.AC65]*0.01" office:value-type="float" office:value="4.07835168128186">
            <text:p>4,08</text:p>
          </table:table-cell>
          <table:table-cell table:formula="of:=[.V66]/[.W66]" office:value-type="float" office:value="9.07953529205892">
            <text:p>9,08</text:p>
          </table:table-cell>
          <table:table-cell table:style-name="ce95" table:formula="of:=[.R$23]/[.V66]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/>
          <table:table-cell table:number-columns-repeated="2" table:style-name="ce24"/>
          <table:table-cell table:style-name="ce31" table:formula="of:=IF(ISBLANK([.B67]);&quot;&quot;;(IF([.C67]&lt;=[.G62];IF([.D67]&lt;=[.H61];[.H62];IF([.D67] &lt;=[.I61];[.I62];IF([.D67]&gt;=[.J61];[.J62];&quot;Error&quot;)));IF([.C67]&lt;=[.G63];IF([.D67]&lt;=[.H61];[.H63];IF([.D67]&lt;=[.I61];[.I63];IF([.D67]&gt;=[.J61];[.J63];&quot;Error&quot;)));IF([.C67]&gt;=[.G64];IF([.D67]&lt;=[.H61];[.H64];IF([.D67]&lt;=[.I61];[.I64];IF([.D67]&gt;=[.J61];[.J64];&quot;Error&quot;))))))))">
            <text:p/>
          </table:table-cell>
          <table:table-cell/>
          <table:table-cell table:style-name="ce13"/>
          <table:table-cell table:number-columns-repeated="3" table:style-name="ce2" office:value-type="string">
            <text:p>Clasificación</text:p>
          </table:table-cell>
          <table:table-cell table:number-columns-repeated="2"/>
          <table:table-cell table:style-name="ce84"/>
          <table:table-cell table:number-columns-repeated="6"/>
          <table:table-cell table:style-name="ce103" office:value-type="string" table:number-columns-spanned="1" table:number-rows-spanned="5">
            <text:p>Semi-acoplado</text:p>
          </table:table-cell>
          <table:table-cell office:value-type="string">
            <text:p>Total</text:p>
          </table:table-cell>
          <table:table-cell table:style-name="ce112" table:formula="of:=([.O63]*([.N4]^[.P63]))*[.X101]" office:value-type="float" office:value="225.689590154717">
            <text:p>225,69</text:p>
          </table:table-cell>
          <table:table-cell table:style-name="ce112" table:formula="of:=[.Q63]*([.V67]^[.R63])" office:value-type="float" office:value="16.6597716134738">
            <text:p>16,66</text:p>
          </table:table-cell>
          <table:table-cell table:style-name="ce112" table:formula="of:=[.V67]/[.W67]" office:value-type="float" office:value="13.5469798380782">
            <text:p>13,55</text:p>
          </table:table-cell>
          <table:table-cell table:style-name="ce112" table:formula="of:=[.R$23]/[.V67]" office:value-type="float" office:value="0">
            <text:p>0</text:p>
          </table:table-cell>
          <table:table-cell/>
          <table:table-cell table:style-name="ce88" office:value-type="string">
            <text:p>Semia-acoplado</text:p>
          </table:table-cell>
          <table:table-cell table:style-name="ce88" office:value-type="string">
            <text:p>Esfuerzo</text:p>
          </table:table-cell>
          <table:table-cell table:style-name="ce88" office:value-type="string">
            <text:p>Duracion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style-name="ce31" table:formula="of:=IF(ISBLANK([.B68]);&quot;&quot;;(IF([.C68]&lt;=[.G62];IF([.D68]&lt;=[.H61];[.H62];IF([.D68] &lt;=[.I61];[.I62];IF([.D68]&gt;=[.J61];[.J62];&quot;Error&quot;)));IF([.C68]&lt;=[.G63];IF([.D68]&lt;=[.H61];[.H63];IF([.D68]&lt;=[.I61];[.I63];IF([.D68]&gt;=[.J61];[.J63];&quot;Error&quot;)));IF([.C68]&gt;=[.G64];IF([.D68]&lt;=[.H61];[.H64];IF([.D68]&lt;=[.I61];[.I64];IF([.D68]&gt;=[.J61];[.J64];&quot;Error&quot;))))))))">
            <text:p/>
          </table:table-cell>
          <table:table-cell/>
          <table:table-cell table:style-name="ce3" office:value-type="string">
            <text:p>Complejidad</text:p>
          </table:table-cell>
          <table:table-cell table:style-name="ce16" office:value-type="string">
            <text:p>Baja</text:p>
          </table:table-cell>
          <table:table-cell table:style-name="ce16" office:value-type="string">
            <text:p>Media</text:p>
          </table:table-cell>
          <table:table-cell table:style-name="ce27" office:value-type="string">
            <text:p>Alta</text:p>
          </table:table-cell>
          <table:table-cell table:style-name="ce76" office:value-type="string">
            <text:p>Total</text:p>
          </table:table-cell>
          <table:table-cell/>
          <table:table-cell table:style-name="ce85"/>
          <table:table-cell table:style-name="ce89" table:number-columns-repeated="5"/>
          <table:table-cell/>
          <table:covered-table-cell table:style-name="ce103"/>
          <table:table-cell office:value-type="string">
            <text:p>Planificació y requerimientos</text:p>
          </table:table-cell>
          <table:table-cell table:formula="of:=[.V$67]*[.AB68]*0.01" office:value-type="float" office:value="15.7982713108302">
            <text:p>15,8</text:p>
          </table:table-cell>
          <table:table-cell table:formula="of:=[.W$67]*[.AC68]*0.01" office:value-type="float" office:value="3.66514975496425">
            <text:p>3,67</text:p>
          </table:table-cell>
          <table:table-cell table:formula="of:=[.V68]/[.W68]" office:value-type="float" office:value="4.31040267575215">
            <text:p>4,31</text:p>
          </table:table-cell>
          <table:table-cell table:style-name="ce95" table:formula="of:=[.R$23]/[.V68]" office:value-type="float" office:value="0">
            <text:p>0</text:p>
          </table:table-cell>
          <table:table-cell/>
          <table:table-cell table:style-name="ce88" office:value-type="string">
            <text:p>Planificació y requerimientos</text:p>
          </table:table-cell>
          <table:table-cell table:style-name="ce95" office:value-type="float" office:value="7">
            <text:p>7</text:p>
          </table:table-cell>
          <table:table-cell table:style-name="ce95" office:value-type="float" office:value="22">
            <text:p>22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style-name="ce31" table:formula="of:=IF(ISBLANK([.B69]);&quot;&quot;;(IF([.C69]&lt;=[.G62];IF([.D69]&lt;=[.H61];[.H62];IF([.D69] &lt;=[.I61];[.I62];IF([.D69]&gt;=[.J61];[.J62];&quot;Error&quot;)));IF([.C69]&lt;=[.G63];IF([.D69]&lt;=[.H61];[.H63];IF([.D69]&lt;=[.I61];[.I63];IF([.D69]&gt;=[.J61];[.J63];&quot;Error&quot;)));IF([.C69]&gt;=[.G64];IF([.D69]&lt;=[.H61];[.H64];IF([.D69]&lt;=[.I61];[.I64];IF([.D69]&gt;=[.J61];[.J64];&quot;Error&quot;))))))))">
            <text:p/>
          </table:table-cell>
          <table:table-cell/>
          <table:table-cell table:style-name="ce39" office:value-type="string">
            <text:p>EI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70" office:value-type="float" office:value="6">
            <text:p>6</text:p>
          </table:table-cell>
          <table:table-cell table:number-columns-repeated="9"/>
          <table:covered-table-cell table:style-name="ce88"/>
          <table:table-cell office:value-type="string">
            <text:p>Diseño del producto</text:p>
          </table:table-cell>
          <table:table-cell table:formula="of:=[.V$67]*[.AB69]*0.01" office:value-type="float" office:value="38.367230326302">
            <text:p>38,37</text:p>
          </table:table-cell>
          <table:table-cell table:formula="of:=[.W$67]*[.AC69]*0.01" office:value-type="float" office:value="4.49813833563794">
            <text:p>4,5</text:p>
          </table:table-cell>
          <table:table-cell table:formula="of:=[.V69]/[.W69]" office:value-type="float" office:value="8.52957989804923">
            <text:p>8,53</text:p>
          </table:table-cell>
          <table:table-cell table:style-name="ce95" table:formula="of:=[.R$23]/[.V69]" office:value-type="float" office:value="0">
            <text:p>0</text:p>
          </table:table-cell>
          <table:table-cell/>
          <table:table-cell table:style-name="ce88" office:value-type="string">
            <text:p>Diseño del producto</text:p>
          </table:table-cell>
          <table:table-cell table:style-name="ce95" office:value-type="float" office:value="17">
            <text:p>17</text:p>
          </table:table-cell>
          <table:table-cell table:style-name="ce95" office:value-type="float" office:value="27">
            <text:p>27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style-name="ce31" table:formula="of:=IF(ISBLANK([.B70]);&quot;&quot;;(IF([.C70]&lt;=[.G62];IF([.D70]&lt;=[.H61];[.H62];IF([.D70] &lt;=[.I61];[.I62];IF([.D70]&gt;=[.J61];[.J62];&quot;Error&quot;)));IF([.C70]&lt;=[.G63];IF([.D70]&lt;=[.H61];[.H63];IF([.D70]&lt;=[.I61];[.I63];IF([.D70]&gt;=[.J61];[.J63];&quot;Error&quot;)));IF([.C70]&gt;=[.G64];IF([.D70]&lt;=[.H61];[.H64];IF([.D70]&lt;=[.I61];[.I64];IF([.D70]&gt;=[.J61];[.J64];&quot;Error&quot;))))))))">
            <text:p/>
          </table:table-cell>
          <table:table-cell/>
          <table:table-cell table:style-name="ce12" office:value-type="string">
            <text:p>Cantidad</text:p>
          </table:table-cell>
          <table:table-cell table:style-name="ce23" table:formula="of:=DCOUNTA([.B62:.E71];[.E62];[.H67:.H68])" office:value-type="float" office:value="1">
            <text:p>1</text:p>
          </table:table-cell>
          <table:table-cell table:style-name="ce23" table:formula="of:=DCOUNTA([.B62:.E71];[.E62];[.I67:.I68])" office:value-type="float" office:value="1">
            <text:p>1</text:p>
          </table:table-cell>
          <table:table-cell table:style-name="ce32" table:formula="of:=DCOUNTA([.B62:.E71];[.E62];[.J67:.J68])" office:value-type="float" office:value="1">
            <text:p>1</text:p>
          </table:table-cell>
          <table:table-cell table:style-name="ce77" table:formula="of:=[.H69]*[.H70]+[.I69]*[.I70]+[.J69]*[.J70]" office:value-type="float" office:value="13">
            <text:p>13</text:p>
          </table:table-cell>
          <table:table-cell table:number-columns-repeated="8"/>
          <table:covered-table-cell table:style-name="ce88"/>
          <table:table-cell office:value-type="string">
            <text:p>Programación</text:p>
          </table:table-cell>
          <table:table-cell table:formula="of:=[.V$67]*[.AB70]*0.01" office:value-type="float" office:value="124.129274585095">
            <text:p>124,13</text:p>
          </table:table-cell>
          <table:table-cell table:formula="of:=[.W$67]*[.AC70]*0.01" office:value-type="float" office:value="7.33029950992849">
            <text:p>7,33</text:p>
          </table:table-cell>
          <table:table-cell table:formula="of:=[.V70]/[.W70]" office:value-type="float" office:value="16.9337247975977">
            <text:p>16,93</text:p>
          </table:table-cell>
          <table:table-cell table:style-name="ce95" table:formula="of:=[.R$23]/[.V70]" office:value-type="float" office:value="0">
            <text:p>0</text:p>
          </table:table-cell>
          <table:table-cell/>
          <table:table-cell table:style-name="ce88" office:value-type="string">
            <text:p>Programación</text:p>
          </table:table-cell>
          <table:table-cell table:style-name="ce95" office:value-type="float" office:value="55">
            <text:p>55</text:p>
          </table:table-cell>
          <table:table-cell table:style-name="ce95" office:value-type="float" office:value="44">
            <text:p>44</text:p>
          </table:table-cell>
          <table:table-cell table:number-columns-repeated="12"/>
        </table:table-row>
        <table:table-row table:style-name="ro1">
          <table:table-cell/>
          <table:table-cell table:style-name="ce12"/>
          <table:table-cell table:number-columns-repeated="2" table:style-name="ce23"/>
          <table:table-cell table:style-name="ce32" table:formula="of:=IF(ISBLANK([.B71]);&quot;&quot;;(IF([.C71]&lt;=[.G62];IF([.D71]&lt;=[.H61];[.H62];IF([.D71] &lt;=[.I61];[.I62];IF([.D71]&gt;=[.J61];[.J62];&quot;Error&quot;)));IF([.C71]&lt;=[.G63];IF([.D71]&lt;=[.H61];[.H63];IF([.D71]&lt;=[.I61];[.I63];IF([.D71]&gt;=[.J61];[.J63];&quot;Error&quot;)));IF([.C71]&gt;=[.G64];IF([.D71]&lt;=[.H61];[.H64];IF([.D71]&lt;=[.I61];[.I64];IF([.D71]&gt;=[.J61];[.J64];&quot;Error&quot;))))))))">
            <text:p/>
          </table:table-cell>
          <table:table-cell/>
          <table:table-cell table:style-name="ce13"/>
          <table:table-cell table:number-columns-repeated="12"/>
          <table:covered-table-cell table:style-name="ce88"/>
          <table:table-cell office:value-type="string">
            <text:p>Integración y prueba</text:p>
          </table:table-cell>
          <table:table-cell table:formula="of:=[.V$67]*[.AB71]*0.01" office:value-type="float" office:value="63.1930852433209">
            <text:p>63,19</text:p>
          </table:table-cell>
          <table:table-cell table:formula="of:=[.W$67]*[.AC71]*0.01" office:value-type="float" office:value="4.83133376790742">
            <text:p>4,83</text:p>
          </table:table-cell>
          <table:table-cell table:formula="of:=[.V71]/[.W71]" office:value-type="float" office:value="13.0798426022824">
            <text:p>13,08</text:p>
          </table:table-cell>
          <table:table-cell table:style-name="ce95" table:formula="of:=[.R$23]/[.V71]" office:value-type="float" office:value="0">
            <text:p>0</text:p>
          </table:table-cell>
          <table:table-cell/>
          <table:table-cell table:style-name="ce88" office:value-type="string">
            <text:p>Integración y prueba</text:p>
          </table:table-cell>
          <table:table-cell table:style-name="ce95" office:value-type="float" office:value="28">
            <text:p>28</text:p>
          </table:table-cell>
          <table:table-cell table:style-name="ce95" office:value-type="float" office:value="29">
            <text:p>29</text:p>
          </table:table-cell>
          <table:table-cell table:number-columns-repeated="12"/>
        </table:table-row>
        <table:table-row table:style-name="ro1">
          <table:table-cell/>
          <table:table-cell table:style-name="ce13" table:number-columns-repeated="4"/>
          <table:table-cell/>
          <table:table-cell table:style-name="ce13"/>
          <table:table-cell table:style-name="ce16" office:value-type="string">
            <text:p>1 a 4 DET</text:p>
          </table:table-cell>
          <table:table-cell table:style-name="ce16" office:value-type="string">
            <text:p>5 a 15 DET</text:p>
          </table:table-cell>
          <table:table-cell table:style-name="ce27" office:value-type="string">
            <text:p>&gt;=16 DET</text:p>
          </table:table-cell>
          <table:table-cell table:number-columns-repeated="9"/>
          <table:table-cell table:style-name="ce103" office:value-type="string" table:number-columns-spanned="1" table:number-rows-spanned="5">
            <text:p>Empotrado</text:p>
          </table:table-cell>
          <table:table-cell office:value-type="string">
            <text:p>Total</text:p>
          </table:table-cell>
          <table:table-cell table:style-name="ce112" table:formula="of:=([.O64]*([.N4]^[.P64]))*[.X101]" office:value-type="float" office:value="268.163936013764">
            <text:p>268,16</text:p>
          </table:table-cell>
          <table:table-cell table:style-name="ce112" table:formula="of:=[.Q64]*([.V72]^[.R64])" office:value-type="float" office:value="14.9633256446022">
            <text:p>14,96</text:p>
          </table:table-cell>
          <table:table-cell table:style-name="ce112" table:formula="of:=[.V72]/[.W72]" office:value-type="float" office:value="17.9214128184465">
            <text:p>17,92</text:p>
          </table:table-cell>
          <table:table-cell table:style-name="ce112" table:formula="of:=[.R$23]/[.V72]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8" office:value-type="string" table:number-columns-spanned="4" table:number-rows-spanned="1">
            <text:p>EQ ( Consultas Externas)</text:p>
          </table:table-cell>
          <table:covered-table-cell table:number-columns-repeated="2" table:style-name="ce21"/>
          <table:covered-table-cell table:style-name="ce28"/>
          <table:table-cell table:style-name="ce45"/>
          <table:table-cell table:style-name="ce3" office:value-type="string">
            <text:p>Complejidad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number-columns-repeated="9"/>
          <table:covered-table-cell table:style-name="ce103"/>
          <table:table-cell office:value-type="string">
            <text:p>Planificació y requerimientos</text:p>
          </table:table-cell>
          <table:table-cell table:formula="of:=[.V$72]*[.AB74]*0.01" office:value-type="float" office:value="21.4531148811011">
            <text:p>21,45</text:p>
          </table:table-cell>
          <table:table-cell table:formula="of:=[.W$72]*[.AC74]*0.01" office:value-type="float" office:value="4.18973118048861">
            <text:p>4,19</text:p>
          </table:table-cell>
          <table:table-cell table:formula="of:=[.V73]/[.W73]" office:value-type="float" office:value="5.1204036624133">
            <text:p>5,12</text:p>
          </table:table-cell>
          <table:table-cell table:style-name="ce95" table:formula="of:=[.R$23]/[.V73]" office:value-type="float" office:value="0">
            <text:p>0</text:p>
          </table:table-cell>
          <table:table-cell/>
          <table:table-cell table:style-name="ce88" office:value-type="string">
            <text:p>Empotrado</text:p>
          </table:table-cell>
          <table:table-cell table:style-name="ce88" office:value-type="string">
            <text:p>Esfuerzo</text:p>
          </table:table-cell>
          <table:table-cell table:style-name="ce88" office:value-type="string">
            <text:p>Duracion</text:p>
          </table:table-cell>
          <table:table-cell table:number-columns-repeated="12"/>
        </table:table-row>
        <table:table-row table:style-name="ro1">
          <table:table-cell/>
          <table:table-cell table:style-name="ce9" office:value-type="string">
            <text:p>Nombre</text:p>
          </table:table-cell>
          <table:table-cell table:style-name="ce2" office:value-type="string">
            <text:p>Nº de Registros Lógicos(FTR)</text:p>
          </table:table-cell>
          <table:table-cell table:style-name="ce2" office:value-type="string">
            <text:p>Atributos(DET)</text:p>
          </table:table-cell>
          <table:table-cell table:style-name="ce29" office:value-type="string">
            <text:p>Clasificación</text:p>
          </table:table-cell>
          <table:table-cell table:style-name="ce39" office:value-type="string">
            <text:p>0-1 FTR</text:p>
          </table:table-cell>
          <table:table-cell table:style-name="ce39" office:value-type="float" office:value="1">
            <text:p>1</text:p>
          </table:table-cell>
          <table:table-cell table:number-columns-repeated="2" table:style-name="ce20" office:value-type="string">
            <text:p>Baja</text:p>
          </table:table-cell>
          <table:table-cell table:style-name="ce67" office:value-type="string">
            <text:p>Media</text:p>
          </table:table-cell>
          <table:table-cell table:number-columns-repeated="9"/>
          <table:covered-table-cell table:style-name="ce103"/>
          <table:table-cell office:value-type="string">
            <text:p>Diseño del producto</text:p>
          </table:table-cell>
          <table:table-cell table:formula="of:=[.V$72]*[.AB75]*0.01" office:value-type="float" office:value="48.2695084824775">
            <text:p>48,27</text:p>
          </table:table-cell>
          <table:table-cell table:formula="of:=[.W$72]*[.AC75]*0.01" office:value-type="float" office:value="4.7882642062727">
            <text:p>4,79</text:p>
          </table:table-cell>
          <table:table-cell table:formula="of:=[.V74]/[.W74]" office:value-type="float" office:value="10.0807947103762">
            <text:p>10,08</text:p>
          </table:table-cell>
          <table:table-cell table:style-name="ce95" table:formula="of:=[.R$23]/[.V74]" office:value-type="float" office:value="0">
            <text:p>0</text:p>
          </table:table-cell>
          <table:table-cell/>
          <table:table-cell table:style-name="ce88" office:value-type="string">
            <text:p>Planificació y requerimientos</text:p>
          </table:table-cell>
          <table:table-cell table:style-name="ce95" office:value-type="float" office:value="8">
            <text:p>8</text:p>
          </table:table-cell>
          <table:table-cell table:style-name="ce95" office:value-type="float" office:value="28">
            <text:p>28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Entrada</text:p>
          </table:table-cell>
          <table:table-cell office:value-type="string">
            <text:p>N1</text:p>
          </table:table-cell>
          <table:table-cell office:value-type="float" office:value="1">
            <text:p>1</text:p>
          </table:table-cell>
          <table:table-cell office:value-type="float" office:value="1">
            <office:annotation draw:style-name="gr11" draw:text-style-name="P2" svg:width="2.899cm" svg:height="0.669cm" svg:x="22.622cm" svg:y="33.51cm" draw:caption-point-x="-0.61cm" draw:caption-point-y="1.522cm">
              <dc:date>2019-03-15T00:00:00</dc:date>
              <text:p text:style-name="P2"><text:span text:style-name="T3">id</text:span></text:p>
            </office:annotation>
            <text:p>1</text:p>
          </table:table-cell>
          <table:table-cell table:style-name="ce33" table:formula="of:=IF(ISBLANK([.B75]);&quot;&quot;;(IF([.C75]&lt;=[.G74];IF([.D75]&lt;=[.H73];[.H74];IF([.D75] &lt;=[.I73];[.I74];IF([.D75]&gt;=[.J73];[.J74];&quot;Error&quot;)));IF([.C75]&lt;=[.G75];IF([.D75]&lt;=[.H73];[.H75];IF([.D75]&lt;=[.I73];[.I75];IF([.D75]&gt;=[.J73];[.J75];&quot;Error&quot;)));IF([.C75]&gt;=[.G76];IF([.D75]&lt;=[.H73];[.H76];IF([.D75]&lt;=[.I73];[.I76];IF([.D75]&gt;=[.J73];[.J76];&quot;Error&quot;))))))))" office:value-type="string" office:string-value="Baja">
            <text:p>Baja</text:p>
          </table:table-cell>
          <table:table-cell table:style-name="ce39" office:value-type="string">
            <text:p>2 FTR</text:p>
          </table:table-cell>
          <table:table-cell table:style-name="ce39" office:value-type="float" office:value="2">
            <text:p>2</text:p>
          </table:table-cell>
          <table:table-cell table:style-name="ce20" office:value-type="string">
            <text:p>Baja</text:p>
          </table:table-cell>
          <table:table-cell table:style-name="ce20" office:value-type="string">
            <text:p>Media</text:p>
          </table:table-cell>
          <table:table-cell table:style-name="ce67" office:value-type="string">
            <text:p>Alta</text:p>
          </table:table-cell>
          <table:table-cell table:number-columns-repeated="9"/>
          <table:covered-table-cell table:style-name="ce103"/>
          <table:table-cell office:value-type="string">
            <text:p>Programación</text:p>
          </table:table-cell>
          <table:table-cell table:formula="of:=[.V$72]*[.AB76]*0.01" office:value-type="float" office:value="152.853443527845">
            <text:p>152,85</text:p>
          </table:table-cell>
          <table:table-cell table:formula="of:=[.W$72]*[.AC76]*0.01" office:value-type="float" office:value="6.58386328362496">
            <text:p>6,58</text:p>
          </table:table-cell>
          <table:table-cell table:formula="of:=[.V75]/[.W75]" office:value-type="float" office:value="23.2163756966239">
            <text:p>23,22</text:p>
          </table:table-cell>
          <table:table-cell table:style-name="ce95" table:formula="of:=[.R$23]/[.V75]" office:value-type="float" office:value="0">
            <text:p>0</text:p>
          </table:table-cell>
          <table:table-cell/>
          <table:table-cell table:style-name="ce88" office:value-type="string">
            <text:p>Diseño del producto</text:p>
          </table:table-cell>
          <table:table-cell table:style-name="ce95" office:value-type="float" office:value="18">
            <text:p>18</text:p>
          </table:table-cell>
          <table:table-cell table:style-name="ce95" office:value-type="float" office:value="32">
            <text:p>32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N2</text:p>
          </table:table-cell>
          <table:table-cell office:value-type="float" office:value="122">
            <text:p>122</text:p>
          </table:table-cell>
          <table:table-cell office:value-type="float" office:value="22">
            <office:annotation draw:style-name="gr11" draw:text-style-name="P2" svg:width="2.899cm" svg:height="0.669cm" svg:x="22.622cm" svg:y="33.962cm" draw:caption-point-x="-0.61cm" draw:caption-point-y="1.522cm">
              <dc:date>2019-03-15T00:00:00</dc:date>
              <text:p text:style-name="P2"><text:span text:style-name="T3">id</text:span></text:p>
            </office:annotation>
            <text:p>22</text:p>
          </table:table-cell>
          <table:table-cell table:style-name="ce33" table:formula="of:=IF(ISBLANK([.B76]);&quot;&quot;;(IF([.C76]&lt;=[.G74];IF([.D76]&lt;=[.H73];[.H74];IF([.D76] &lt;=[.I73];[.I74];IF([.D76]&gt;=[.J73];[.J74];&quot;Error&quot;)));IF([.C76]&lt;=[.G75];IF([.D76]&lt;=[.H73];[.H75];IF([.D76]&lt;=[.I73];[.I75];IF([.D76]&gt;=[.J73];[.J75];&quot;Error&quot;)));IF([.C76]&gt;=[.G76];IF([.D76]&lt;=[.H73];[.H76];IF([.D76]&lt;=[.I73];[.I76];IF([.D76]&gt;=[.J73];[.J76];&quot;Error&quot;))))))))" office:value-type="string" office:string-value="Alta">
            <text:p>Alta</text:p>
          </table:table-cell>
          <table:table-cell table:style-name="ce44" office:value-type="string">
            <text:p>&gt;=3 FTR</text:p>
          </table:table-cell>
          <table:table-cell table:style-name="ce44" office:value-type="float" office:value="3">
            <text:p>3</text:p>
          </table:table-cell>
          <table:table-cell table:style-name="ce55" office:value-type="string">
            <text:p>Media</text:p>
          </table:table-cell>
          <table:table-cell table:style-name="ce55" office:value-type="string">
            <text:p>Alta</text:p>
          </table:table-cell>
          <table:table-cell table:style-name="ce68" office:value-type="string">
            <text:p>Alta</text:p>
          </table:table-cell>
          <table:table-cell table:number-columns-repeated="9"/>
          <table:covered-table-cell table:style-name="ce103"/>
          <table:table-cell office:value-type="string">
            <text:p>Integración y prueba</text:p>
          </table:table-cell>
          <table:table-cell table:formula="of:=[.V$72]*[.AB77]*0.01" office:value-type="float" office:value="67.0409840034409">
            <text:p>67,04</text:p>
          </table:table-cell>
          <table:table-cell table:formula="of:=[.W$72]*[.AC77]*0.01" office:value-type="float" office:value="3.59119815470452">
            <text:p>3,59</text:p>
          </table:table-cell>
          <table:table-cell table:formula="of:=[.V76]/[.W76]" office:value-type="float" office:value="18.6681383525485">
            <text:p>18,67</text:p>
          </table:table-cell>
          <table:table-cell table:style-name="ce95" table:formula="of:=[.R$23]/[.V76]" office:value-type="float" office:value="0">
            <text:p>0</text:p>
          </table:table-cell>
          <table:table-cell/>
          <table:table-cell table:style-name="ce88" office:value-type="string">
            <text:p>Programación</text:p>
          </table:table-cell>
          <table:table-cell table:style-name="ce95" office:value-type="float" office:value="57">
            <text:p>57</text:p>
          </table:table-cell>
          <table:table-cell table:style-name="ce95" office:value-type="float" office:value="44">
            <text:p>44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style-name="ce33" table:formula="of:=IF(ISBLANK([.B77]);&quot;&quot;;(IF([.C77]&lt;=[.G74];IF([.D77]&lt;=[.H73];[.H74];IF([.D77] &lt;=[.I73];[.I74];IF([.D77]&gt;=[.J73];[.J74];&quot;Error&quot;)));IF([.C77]&lt;=[.G75];IF([.D77]&lt;=[.H73];[.H75];IF([.D77]&lt;=[.I73];[.I75];IF([.D77]&gt;=[.J73];[.J75];&quot;Error&quot;)));IF([.C77]&gt;=[.G76];IF([.D77]&lt;=[.H73];[.H76];IF([.D77]&lt;=[.I73];[.I76];IF([.D77]&gt;=[.J73];[.J76];&quot;Error&quot;))))))))">
            <text:p/>
          </table:table-cell>
          <table:table-cell table:style-name="ce45"/>
          <table:table-cell table:style-name="ce13"/>
          <table:table-cell table:number-columns-repeated="13"/>
          <table:table-cell table:style-name="Default" table:number-columns-repeated="4"/>
          <table:table-cell table:number-columns-repeated="2"/>
          <table:table-cell table:style-name="ce88" office:value-type="string">
            <text:p>Integración y prueba</text:p>
          </table:table-cell>
          <table:table-cell table:style-name="ce95" office:value-type="float" office:value="25">
            <text:p>25</text:p>
          </table:table-cell>
          <table:table-cell table:style-name="ce95" office:value-type="float" office:value="24">
            <text:p>2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N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style-name="ce33" table:formula="of:=IF(ISBLANK([.B78]);&quot;&quot;;(IF([.C78]&lt;=[.G74];IF([.D78]&lt;=[.H73];[.H74];IF([.D78] &lt;=[.I73];[.I74];IF([.D78]&gt;=[.J73];[.J74];&quot;Error&quot;)));IF([.C78]&lt;=[.G75];IF([.D78]&lt;=[.H73];[.H75];IF([.D78]&lt;=[.I73];[.I75];IF([.D78]&gt;=[.J73];[.J75];&quot;Error&quot;)));IF([.C78]&gt;=[.G76];IF([.D78]&lt;=[.H73];[.H76];IF([.D78]&lt;=[.I73];[.I76];IF([.D78]&gt;=[.J73];[.J76];&quot;Error&quot;))))))))" office:value-type="string" office:string-value="Media">
            <text:p>Media</text:p>
          </table:table-cell>
          <table:table-cell table:style-name="ce45"/>
          <table:table-cell table:style-name="ce13"/>
          <table:table-cell table:number-columns-repeated="13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number-columns-repeated="3"/>
          <table:table-cell table:style-name="ce33" table:formula="of:=IF(ISBLANK([.B79]);&quot;&quot;;(IF([.C79]&lt;=[.G74];IF([.D79]&lt;=[.H73];[.H74];IF([.D79] &lt;=[.I73];[.I74];IF([.D79]&gt;=[.J73];[.J74];&quot;Error&quot;)));IF([.C79]&lt;=[.G75];IF([.D79]&lt;=[.H73];[.H75];IF([.D79]&lt;=[.I73];[.I75];IF([.D79]&gt;=[.J73];[.J75];&quot;Error&quot;)));IF([.C79]&gt;=[.G76];IF([.D79]&lt;=[.H73];[.H76];IF([.D79]&lt;=[.I73];[.I76];IF([.D79]&gt;=[.J73];[.J76];&quot;Error&quot;))))))))">
            <text:p/>
          </table:table-cell>
          <table:table-cell table:style-name="ce45"/>
          <table:table-cell table:style-name="ce53"/>
          <table:table-cell table:number-columns-repeated="3" table:style-name="ce2" office:value-type="string">
            <text:p>Clasificación</text:p>
          </table:table-cell>
          <table:table-cell table:style-name="ce45"/>
          <table:table-cell table:number-columns-repeated="7"/>
          <table:table-cell table:style-name="ce85"/>
          <table:table-cell table:style-name="ce89" table:number-columns-repeated="15"/>
          <table:table-cell table:style-name="ce136"/>
          <table:table-cell table:number-columns-repeated="6"/>
        </table:table-row>
        <table:table-row table:style-name="ro1">
          <table:table-cell/>
          <table:table-cell table:number-columns-repeated="3"/>
          <table:table-cell table:style-name="ce33" table:formula="of:=IF(ISBLANK([.B80]);&quot;&quot;;(IF([.C80]&lt;=[.G74];IF([.D80]&lt;=[.H73];[.H74];IF([.D80] &lt;=[.I73];[.I74];IF([.D80]&gt;=[.J73];[.J74];&quot;Error&quot;)));IF([.C80]&lt;=[.G75];IF([.D80]&lt;=[.H73];[.H75];IF([.D80]&lt;=[.I73];[.I75];IF([.D80]&gt;=[.J73];[.J75];&quot;Error&quot;)));IF([.C80]&gt;=[.G76];IF([.D80]&lt;=[.H73];[.H76];IF([.D80]&lt;=[.I73];[.I76];IF([.D80]&gt;=[.J73];[.J76];&quot;Error&quot;))))))))">
            <text:p/>
          </table:table-cell>
          <table:table-cell table:style-name="ce45"/>
          <table:table-cell table:style-name="ce3" office:value-type="string">
            <text:p>Complejidad</text:p>
          </table:table-cell>
          <table:table-cell table:style-name="ce16" office:value-type="string">
            <text:p>Baja</text:p>
          </table:table-cell>
          <table:table-cell table:style-name="ce16" office:value-type="string">
            <text:p>Media</text:p>
          </table:table-cell>
          <table:table-cell table:style-name="ce27" office:value-type="string">
            <text:p>Alta</text:p>
          </table:table-cell>
          <table:table-cell table:style-name="ce76" office:value-type="string">
            <text:p>Total</text:p>
          </table:table-cell>
          <table:table-cell table:number-columns-repeated="7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style-name="ce33" table:formula="of:=IF(ISBLANK([.B81]);&quot;&quot;;(IF([.C81]&lt;=[.G74];IF([.D81]&lt;=[.H73];[.H74];IF([.D81] &lt;=[.I73];[.I74];IF([.D81]&gt;=[.J73];[.J74];&quot;Error&quot;)));IF([.C81]&lt;=[.G75];IF([.D81]&lt;=[.H73];[.H75];IF([.D81]&lt;=[.I73];[.I75];IF([.D81]&gt;=[.J73];[.J75];&quot;Error&quot;)));IF([.C81]&gt;=[.G76];IF([.D81]&lt;=[.H73];[.H76];IF([.D81]&lt;=[.I73];[.I76];IF([.D81]&gt;=[.J73];[.J76];&quot;Error&quot;))))))))">
            <text:p/>
          </table:table-cell>
          <table:table-cell table:style-name="ce45"/>
          <table:table-cell table:style-name="ce39" office:value-type="string">
            <text:p>EI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70" office:value-type="float" office:value="6">
            <text:p>6</text:p>
          </table:table-cell>
          <table:table-cell table:style-name="ce45"/>
          <table:table-cell table:number-columns-repeated="7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style-name="ce33" table:formula="of:=IF(ISBLANK([.B82]);&quot;&quot;;(IF([.C82]&lt;=[.G74];IF([.D82]&lt;=[.H73];[.H74];IF([.D82] &lt;=[.I73];[.I74];IF([.D82]&gt;=[.J73];[.J74];&quot;Error&quot;)));IF([.C82]&lt;=[.G75];IF([.D82]&lt;=[.H73];[.H75];IF([.D82]&lt;=[.I73];[.I75];IF([.D82]&gt;=[.J73];[.J75];&quot;Error&quot;)));IF([.C82]&gt;=[.G76];IF([.D82]&lt;=[.H73];[.H76];IF([.D82]&lt;=[.I73];[.I76];IF([.D82]&gt;=[.J73];[.J76];&quot;Error&quot;))))))))">
            <text:p/>
          </table:table-cell>
          <table:table-cell table:style-name="ce45"/>
          <table:table-cell table:style-name="ce12" office:value-type="string">
            <text:p>Cantidad</text:p>
          </table:table-cell>
          <table:table-cell table:style-name="ce23" table:formula="of:=DCOUNTA([.B97:.E107];[.E97];[.H79:.H80])" office:value-type="float" office:value="1">
            <text:p>1</text:p>
          </table:table-cell>
          <table:table-cell table:style-name="ce23" table:formula="of:=DCOUNTA([.B97:.E107];[.E97];[.I79:.I80])" office:value-type="float" office:value="1">
            <text:p>1</text:p>
          </table:table-cell>
          <table:table-cell table:style-name="ce32" table:formula="of:=DCOUNTA([.B97:.E107];[.E97];[.J79:.J80])" office:value-type="float" office:value="1">
            <text:p>1</text:p>
          </table:table-cell>
          <table:table-cell table:style-name="ce77" table:formula="of:=[.H81]*[.H82]+[.I81]*[.I82]+[.J81]*[.J82]" office:value-type="float" office:value="13">
            <text:p>13</text:p>
          </table:table-cell>
          <table:table-cell table:number-columns-repeated="7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style-name="ce33" table:formula="of:=IF(ISBLANK([.B83]);&quot;&quot;;(IF([.C83]&lt;=[.G74];IF([.D83]&lt;=[.H73];[.H74];IF([.D83] &lt;=[.I73];[.I74];IF([.D83]&gt;=[.J73];[.J74];&quot;Error&quot;)));IF([.C83]&lt;=[.G75];IF([.D83]&lt;=[.H73];[.H75];IF([.D83]&lt;=[.I73];[.I75];IF([.D83]&gt;=[.J73];[.J75];&quot;Error&quot;)));IF([.C83]&gt;=[.G76];IF([.D83]&lt;=[.H73];[.H76];IF([.D83]&lt;=[.I73];[.I76];IF([.D83]&gt;=[.J73];[.J76];&quot;Error&quot;))))))))">
            <text:p/>
          </table:table-cell>
          <table:table-cell table:style-name="ce45"/>
          <table:table-cell table:style-name="ce54" table:number-columns-repeated="2"/>
          <table:table-cell table:style-name="ce45" table:number-columns-repeated="3"/>
          <table:table-cell table:number-columns-repeated="2"/>
          <table:table-cell>
            <draw:custom-shape table:end-cell-address="Sheet1.S100" table:end-x="2.288cm" table:end-y="0.219cm" draw:z-index="25" draw:name="Text 3" draw:style-name="gr1" draw:text-style-name="P1" svg:width="22.942cm" svg:height="7.766cm" svg:x="4.543cm" svg:y="0.131cm">
              <text:p text:style-name="P1"><text:span text:style-name="T1">The </text:span><text:span text:style-name="T2">effort multipliers</text:span><text:span text:style-name="T1"> adjust the nominal estimation according to various characteristics (project, product, …).</text:span></text:p>
              <text:p text:style-name="P1"><text:span text:style-name="T1"/></text:p>
              <text:p text:style-name="P1"><text:span text:style-name="T1">Assess how influent each effort multiplier is for the project at hand. </text:span></text:p>
              <text:p text:style-name="P1"><text:span text:style-name="T1"/></text:p>
              <text:p text:style-name="P1"><text:span text:style-name="T1">Each estimation corresponds to a coefficient (see table on the right), which can positively or negatively impact on the estimation.</text:span></text:p>
              <text:p text:style-name="P1"><text:span text:style-name="T1"/></text:p>
              <text:p text:style-name="P1"><text:span text:style-name="T1">The parameters' description sheet provides more information about each parameter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table-cell table:number-columns-repeated="4"/>
          <table:table-cell table:style-name="Default"/>
          <table:table-cell table:style-name="ce104" office:value-type="string">
            <text:p>Category</text:p>
          </table:table-cell>
          <table:table-cell table:style-name="ce107" office:value-type="string">
            <text:p>Factor</text:p>
          </table:table-cell>
          <table:table-cell table:style-name="ce107"/>
          <table:table-cell table:style-name="ce107" office:value-type="string">
            <text:p>Assessment</text:p>
          </table:table-cell>
          <table:table-cell table:style-name="ce119" office:value-type="string">
            <text:p>Parameter</text:p>
          </table:table-cell>
          <table:table-cell table:number-columns-repeated="2"/>
          <table:table-cell table:style-name="ce124" office:value-type="string">
            <text:p>Factor</text:p>
          </table:table-cell>
          <table:table-cell table:style-name="ce125" office:value-type="string">
            <text:p>Muy_Bajo</text:p>
          </table:table-cell>
          <table:table-cell table:style-name="ce128" office:value-type="string">
            <text:p>Bajo</text:p>
          </table:table-cell>
          <table:table-cell table:style-name="ce128" office:value-type="string">
            <text:p>Normal</text:p>
          </table:table-cell>
          <table:table-cell table:style-name="ce128" office:value-type="string">
            <text:p>Alto</text:p>
          </table:table-cell>
          <table:table-cell table:style-name="ce128" office:value-type="string">
            <text:p>Muy_Alto</text:p>
          </table:table-cell>
          <table:table-cell table:style-name="ce131" office:value-type="string">
            <text:p>Extra_Alto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/>
          <table:table-cell office:value-type="string">
            <text:p>2^24</text:p>
          </table:table-cell>
          <table:table-cell office:value-type="float" office:value="2">
            <text:p>2</text:p>
          </table:table-cell>
          <table:table-cell table:style-name="ce33" table:formula="of:=IF(ISBLANK([.B84]);&quot;&quot;;(IF([.C84]&lt;=[.G74];IF([.D84]&lt;=[.H73];[.H74];IF([.D84] &lt;=[.I73];[.I74];IF([.D84]&gt;=[.J73];[.J74];&quot;Error&quot;)));IF([.C84]&lt;=[.G75];IF([.D84]&lt;=[.H73];[.H75];IF([.D84]&lt;=[.I73];[.I75];IF([.D84]&gt;=[.J73];[.J75];&quot;Error&quot;)));IF([.C84]&gt;=[.G76];IF([.D84]&lt;=[.H73];[.H76];IF([.D84]&lt;=[.I73];[.I76];IF([.D84]&gt;=[.J73];[.J76];&quot;Error&quot;))))))))">
            <text:p/>
          </table:table-cell>
          <table:table-cell table:style-name="ce45"/>
          <table:table-cell table:style-name="ce13" table:number-columns-repeated="2"/>
          <table:table-cell table:number-columns-repeated="10"/>
          <table:table-cell table:style-name="Default"/>
          <table:table-cell table:style-name="ce105" office:value-type="string">
            <text:p>Atributos del Producto</text:p>
          </table:table-cell>
          <table:table-cell table:style-name="ce95" office:value-type="string">
            <text:p>RELY</text:p>
          </table:table-cell>
          <table:table-cell table:style-name="ce113"/>
          <table:table-cell table:style-name="ce118" table:content-validation-name="val1" office:value-type="string">
            <text:p>Muy_Bajo</text:p>
          </table:table-cell>
          <table:table-cell table:style-name="ce120" table:formula="of:=HLOOKUP([.W84];[.AA$83:.AG$100];ROW([.U84])-82;0)" office:value-type="float" office:value="0.82">
            <text:p>0,82</text:p>
          </table:table-cell>
          <table:table-cell table:number-columns-repeated="2"/>
          <table:table-cell table:style-name="ce95" office:value-type="string">
            <text:p>RELY</text:p>
          </table:table-cell>
          <table:table-cell table:style-name="ce126" office:value-type="float" office:value="0.82">
            <text:p>0,82</text:p>
          </table:table-cell>
          <table:table-cell table:style-name="ce129" office:value-type="float" office:value="0.92">
            <text:p>0,92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1.1">
            <text:p>1,1</text:p>
          </table:table-cell>
          <table:table-cell table:style-name="ce129" office:value-type="float" office:value="1.26">
            <text:p>1,26</text:p>
          </table:table-cell>
          <table:table-cell table:style-name="ce13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4" office:value-type="string">
            <text:p>N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office:annotation draw:style-name="gr11" draw:text-style-name="P2" svg:width="2.899cm" svg:height="0.669cm" svg:x="22.622cm" svg:y="38.027cm" draw:caption-point-x="-0.61cm" draw:caption-point-y="1.522cm">
              <dc:date>2019-03-15T00:00:00</dc:date>
              <text:p text:style-name="P2"><text:span text:style-name="T3">ip</text:span></text:p>
            </office:annotation>
            <text:p>1</text:p>
          </table:table-cell>
          <table:table-cell table:style-name="ce34" table:formula="of:=IF(ISBLANK([.B85]);&quot;&quot;;(IF([.C85]&lt;=[.G$48];IF([.D85]&lt;=[.H$47];[.H$48];IF([.D85] &lt;=[.I$47];[.I$48];IF([.D85]&gt;=[.J$47];[.J$48];&quot;Error&quot;)));IF([.C85]&lt;=[.G$49];IF([.D85]&lt;=[.H$47];[.H$49];IF([.D85]&lt;=[.I$47];[.I$49];IF([.D85]&gt;=[.J$47];[.J$49];&quot;Error&quot;)));IF([.C85]&gt;=[.G$50];IF([.D85]&lt;=[.H$47];[.H$50];IF([.D85]&lt;=[.I$47];[.I$50];IF([.D85]&gt;=[.J$47];[.J$50];&quot;Error&quot;))))))))" office:value-type="string" office:string-value="Baja">
            <text:p>Baja</text:p>
          </table:table-cell>
          <table:table-cell table:style-name="ce45"/>
          <table:table-cell table:style-name="ce13"/>
          <table:table-cell table:style-name="ce16" office:value-type="string">
            <text:p>1 a 5 DET</text:p>
          </table:table-cell>
          <table:table-cell table:style-name="ce16" office:value-type="string">
            <text:p>6 a 19 DET</text:p>
          </table:table-cell>
          <table:table-cell table:style-name="ce27" office:value-type="string">
            <text:p>&gt;=20 DET</text:p>
          </table:table-cell>
          <table:table-cell table:number-columns-repeated="8"/>
          <table:table-cell table:style-name="Default"/>
          <table:table-cell table:style-name="ce38"/>
          <table:table-cell table:style-name="ce95" office:value-type="string">
            <text:p>DATA</text:p>
          </table:table-cell>
          <table:table-cell table:style-name="ce114"/>
          <table:table-cell table:style-name="ce118" table:content-validation-name="val1" office:value-type="string">
            <text:p>Bajo</text:p>
          </table:table-cell>
          <table:table-cell table:style-name="ce120" table:formula="of:=HLOOKUP([.W85];[.AA$83:.AG$100];ROW([.U85])-82;0)" office:value-type="float" office:value="0.9">
            <text:p>0,9</text:p>
          </table:table-cell>
          <table:table-cell table:number-columns-repeated="2"/>
          <table:table-cell table:style-name="ce95" office:value-type="string">
            <text:p>DATA</text:p>
          </table:table-cell>
          <table:table-cell table:style-name="ce126"/>
          <table:table-cell table:style-name="ce129" office:value-type="float" office:value="0.9">
            <text:p>0,9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1.14">
            <text:p>1,14</text:p>
          </table:table-cell>
          <table:table-cell table:style-name="ce129" office:value-type="float" office:value="1.28">
            <text:p>1,28</text:p>
          </table:table-cell>
          <table:table-cell table:style-name="ce13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Salida</text:p>
          </table:table-cell>
          <table:table-cell office:value-type="string">
            <text:p>N2</text:p>
          </table:table-cell>
          <table:table-cell office:value-type="float" office:value="1">
            <text:p>1</text:p>
          </table:table-cell>
          <table:table-cell office:value-type="float" office:value="1">
            <office:annotation draw:style-name="gr11" draw:text-style-name="P2" svg:width="2.899cm" svg:height="0.669cm" svg:x="22.622cm" svg:y="38.478cm" draw:caption-point-x="-0.61cm" draw:caption-point-y="1.522cm">
              <dc:date>2019-03-15T00:00:00</dc:date>
              <text:p text:style-name="P2"><text:span text:style-name="T3">ip</text:span></text:p>
            </office:annotation>
            <text:p>1</text:p>
          </table:table-cell>
          <table:table-cell table:style-name="ce34" table:formula="of:=IF(ISBLANK([.B86]);&quot;&quot;;(IF([.C86]&lt;=[.G$48];IF([.D86]&lt;=[.H$47];[.H$48];IF([.D86] &lt;=[.I$47];[.I$48];IF([.D86]&gt;=[.J$47];[.J$48];&quot;Error&quot;)));IF([.C86]&lt;=[.G$49];IF([.D86]&lt;=[.H$47];[.H$49];IF([.D86]&lt;=[.I$47];[.I$49];IF([.D86]&gt;=[.J$47];[.J$49];&quot;Error&quot;)));IF([.C86]&gt;=[.G$50];IF([.D86]&lt;=[.H$47];[.H$50];IF([.D86]&lt;=[.I$47];[.I$50];IF([.D86]&gt;=[.J$47];[.J$50];&quot;Error&quot;))))))))" office:value-type="string" office:string-value="Baja">
            <text:p>Baja</text:p>
          </table:table-cell>
          <table:table-cell table:style-name="ce45"/>
          <table:table-cell table:style-name="ce3" office:value-type="string">
            <text:p>Complejidad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19">
            <text:p>19</text:p>
          </table:table-cell>
          <table:table-cell table:style-name="ce27" office:value-type="float" office:value="20">
            <text:p>20</text:p>
          </table:table-cell>
          <table:table-cell table:number-columns-repeated="8"/>
          <table:table-cell table:style-name="Default"/>
          <table:table-cell table:style-name="ce38"/>
          <table:table-cell table:style-name="ce95" office:value-type="string">
            <text:p>CPLX</text:p>
          </table:table-cell>
          <table:table-cell table:style-name="ce114"/>
          <table:table-cell table:style-name="ce118" table:content-validation-name="val1" office:value-type="string">
            <text:p>Normal</text:p>
          </table:table-cell>
          <table:table-cell table:style-name="ce120" table:formula="of:=HLOOKUP([.W86];[.AA$83:.AG$100];ROW([.U86])-82;0)" office:value-type="float" office:value="1">
            <text:p>1</text:p>
          </table:table-cell>
          <table:table-cell table:number-columns-repeated="2"/>
          <table:table-cell table:style-name="ce95" office:value-type="string">
            <text:p>CPLX</text:p>
          </table:table-cell>
          <table:table-cell table:style-name="ce126" office:value-type="float" office:value="0.73">
            <text:p>0,73</text:p>
          </table:table-cell>
          <table:table-cell table:style-name="ce129" office:value-type="float" office:value="0.87">
            <text:p>0,87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1.17">
            <text:p>1,17</text:p>
          </table:table-cell>
          <table:table-cell table:style-name="ce129" office:value-type="float" office:value="1.34">
            <text:p>1,34</text:p>
          </table:table-cell>
          <table:table-cell table:style-name="ce132" office:value-type="float" office:value="1.74">
            <text:p>1,74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number-columns-repeated="3"/>
          <table:table-cell table:style-name="ce34" table:formula="of:=IF(ISBLANK([.B87]);&quot;&quot;;(IF([.C87]&lt;=[.G$48];IF([.D87]&lt;=[.H$47];[.H$48];IF([.D87] &lt;=[.I$47];[.I$48];IF([.D87]&gt;=[.J$47];[.J$48];&quot;Error&quot;)));IF([.C87]&lt;=[.G$49];IF([.D87]&lt;=[.H$47];[.H$49];IF([.D87]&lt;=[.I$47];[.I$49];IF([.D87]&gt;=[.J$47];[.J$49];&quot;Error&quot;)));IF([.C87]&gt;=[.G$50];IF([.D87]&lt;=[.H$47];[.H$50];IF([.D87]&lt;=[.I$47];[.I$50];IF([.D87]&gt;=[.J$47];[.J$50];&quot;Error&quot;))))))))">
            <text:p/>
          </table:table-cell>
          <table:table-cell table:style-name="ce45"/>
          <table:table-cell table:style-name="ce3"/>
          <table:table-cell table:style-name="ce16" table:number-columns-repeated="2"/>
          <table:table-cell table:style-name="ce27"/>
          <table:table-cell table:number-columns-repeated="8"/>
          <table:table-cell table:style-name="Default"/>
          <table:table-cell table:style-name="ce38"/>
          <table:table-cell table:style-name="ce95" office:value-type="string">
            <text:p>RUSE</text:p>
          </table:table-cell>
          <table:table-cell table:style-name="ce114"/>
          <table:table-cell table:style-name="ce118" table:content-validation-name="val1" office:value-type="string">
            <text:p>Alto</text:p>
          </table:table-cell>
          <table:table-cell table:style-name="ce120" table:formula="of:=HLOOKUP([.W87];[.AA$83:.AG$100];ROW([.U87])-82;0)" office:value-type="float" office:value="1.07">
            <text:p>1,07</text:p>
          </table:table-cell>
          <table:table-cell table:number-columns-repeated="2"/>
          <table:table-cell table:style-name="ce95" office:value-type="string">
            <text:p>RUSE</text:p>
          </table:table-cell>
          <table:table-cell table:style-name="ce126"/>
          <table:table-cell table:style-name="ce129" office:value-type="float" office:value="0.95">
            <text:p>0,95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1.07">
            <text:p>1,07</text:p>
          </table:table-cell>
          <table:table-cell table:style-name="ce129" office:value-type="float" office:value="1.15">
            <text:p>1,15</text:p>
          </table:table-cell>
          <table:table-cell table:style-name="ce132" office:value-type="float" office:value="1.24">
            <text:p>1,24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office:value-type="string">
            <text:p>N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4" table:formula="of:=IF(ISBLANK([.B88]);&quot;&quot;;(IF([.C88]&lt;=[.G$48];IF([.D88]&lt;=[.H$47];[.H$48];IF([.D88] &lt;=[.I$47];[.I$48];IF([.D88]&gt;=[.J$47];[.J$48];&quot;Error&quot;)));IF([.C88]&lt;=[.G$49];IF([.D88]&lt;=[.H$47];[.H$49];IF([.D88]&lt;=[.I$47];[.I$49];IF([.D88]&gt;=[.J$47];[.J$49];&quot;Error&quot;)));IF([.C88]&gt;=[.G$50];IF([.D88]&lt;=[.H$47];[.H$50];IF([.D88]&lt;=[.I$47];[.I$50];IF([.D88]&gt;=[.J$47];[.J$50];&quot;Error&quot;))))))))" office:value-type="string" office:string-value="Baja">
            <text:p>Baja</text:p>
          </table:table-cell>
          <table:table-cell table:style-name="ce45"/>
          <table:table-cell table:style-name="ce3"/>
          <table:table-cell table:style-name="ce16" table:number-columns-repeated="2"/>
          <table:table-cell table:style-name="ce27"/>
          <table:table-cell table:number-columns-repeated="8"/>
          <table:table-cell table:style-name="Default"/>
          <table:table-cell table:style-name="ce38"/>
          <table:table-cell table:style-name="ce95" office:value-type="string">
            <text:p>DOCU</text:p>
          </table:table-cell>
          <table:table-cell table:style-name="ce114"/>
          <table:table-cell table:style-name="ce118" table:content-validation-name="val1" office:value-type="string">
            <text:p>Muy_Alto</text:p>
          </table:table-cell>
          <table:table-cell table:style-name="ce120" table:formula="of:=HLOOKUP([.W88];[.AA$83:.AG$100];ROW([.U88])-82;0)" office:value-type="float" office:value="1.23">
            <text:p>1,23</text:p>
          </table:table-cell>
          <table:table-cell table:number-columns-repeated="2"/>
          <table:table-cell table:style-name="ce95" office:value-type="string">
            <text:p>DOCU</text:p>
          </table:table-cell>
          <table:table-cell table:style-name="ce126" office:value-type="float" office:value="0.81">
            <text:p>0,81</text:p>
          </table:table-cell>
          <table:table-cell table:style-name="ce129" office:value-type="float" office:value="0.91">
            <text:p>0,91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1.11">
            <text:p>1,11</text:p>
          </table:table-cell>
          <table:table-cell table:style-name="ce129" office:value-type="float" office:value="1.23">
            <text:p>1,23</text:p>
          </table:table-cell>
          <table:table-cell table:style-name="ce13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style-name="ce34" table:formula="of:=IF(ISBLANK([.B89]);&quot;&quot;;(IF([.C89]&lt;=[.G$48];IF([.D89]&lt;=[.H$47];[.H$48];IF([.D89] &lt;=[.I$47];[.I$48];IF([.D89]&gt;=[.J$47];[.J$48];&quot;Error&quot;)));IF([.C89]&lt;=[.G$49];IF([.D89]&lt;=[.H$47];[.H$49];IF([.D89]&lt;=[.I$47];[.I$49];IF([.D89]&gt;=[.J$47];[.J$49];&quot;Error&quot;)));IF([.C89]&gt;=[.G$50];IF([.D89]&lt;=[.H$47];[.H$50];IF([.D89]&lt;=[.I$47];[.I$50];IF([.D89]&gt;=[.J$47];[.J$50];&quot;Error&quot;))))))))">
            <text:p/>
          </table:table-cell>
          <table:table-cell table:style-name="ce42" office:value-type="string">
            <text:p>0 - 1</text:p>
          </table:table-cell>
          <table:table-cell table:style-name="ce39" office:value-type="float" office:value="1">
            <text:p>1</text:p>
          </table:table-cell>
          <table:table-cell table:style-name="ce7" office:value-type="string">
            <text:p>Baja</text:p>
          </table:table-cell>
          <table:table-cell table:style-name="ce20" office:value-type="string">
            <text:p>Baja</text:p>
          </table:table-cell>
          <table:table-cell table:style-name="ce67" office:value-type="string">
            <text:p>Media</text:p>
          </table:table-cell>
          <table:table-cell table:number-columns-repeated="8"/>
          <table:table-cell table:style-name="Default"/>
          <table:table-cell table:style-name="ce105" office:value-type="string">
            <text:p>Atributos de Plataforma</text:p>
          </table:table-cell>
          <table:table-cell table:style-name="ce95" office:value-type="string">
            <text:p>TIME</text:p>
          </table:table-cell>
          <table:table-cell table:style-name="ce114"/>
          <table:table-cell table:style-name="ce118" table:content-validation-name="val1" office:value-type="string">
            <text:p>Extra_Alto</text:p>
          </table:table-cell>
          <table:table-cell table:style-name="ce120" table:formula="of:=HLOOKUP([.W89];[.AA$83:.AG$100];ROW([.U89])-82;0)" office:value-type="float" office:value="1.63">
            <text:p>1,63</text:p>
          </table:table-cell>
          <table:table-cell table:number-columns-repeated="2"/>
          <table:table-cell table:style-name="ce95" office:value-type="string">
            <text:p>TIME</text:p>
          </table:table-cell>
          <table:table-cell table:style-name="ce126"/>
          <table:table-cell table:style-name="ce129"/>
          <table:table-cell table:style-name="ce129" office:value-type="float" office:value="1">
            <text:p>1</text:p>
          </table:table-cell>
          <table:table-cell table:style-name="ce129" office:value-type="float" office:value="1.11">
            <text:p>1,11</text:p>
          </table:table-cell>
          <table:table-cell table:style-name="ce129" office:value-type="float" office:value="1.29">
            <text:p>1,29</text:p>
          </table:table-cell>
          <table:table-cell table:style-name="ce132" office:value-type="float" office:value="1.63">
            <text:p>1,63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style-name="ce34" table:formula="of:=IF(ISBLANK([.B90]);&quot;&quot;;(IF([.C90]&lt;=[.G$48];IF([.D90]&lt;=[.H$47];[.H$48];IF([.D90] &lt;=[.I$47];[.I$48];IF([.D90]&gt;=[.J$47];[.J$48];&quot;Error&quot;)));IF([.C90]&lt;=[.G$49];IF([.D90]&lt;=[.H$47];[.H$49];IF([.D90]&lt;=[.I$47];[.I$49];IF([.D90]&gt;=[.J$47];[.J$49];&quot;Error&quot;)));IF([.C90]&gt;=[.G$50];IF([.D90]&lt;=[.H$47];[.H$50];IF([.D90]&lt;=[.I$47];[.I$50];IF([.D90]&gt;=[.J$47];[.J$50];&quot;Error&quot;))))))))">
            <text:p/>
          </table:table-cell>
          <table:table-cell table:style-name="ce42" office:value-type="string">
            <text:p>2 – 3</text:p>
          </table:table-cell>
          <table:table-cell table:style-name="ce39" office:value-type="float" office:value="3">
            <text:p>3</text:p>
          </table:table-cell>
          <table:table-cell table:style-name="ce7" office:value-type="string">
            <text:p>Baja</text:p>
          </table:table-cell>
          <table:table-cell table:style-name="ce20" office:value-type="string">
            <text:p>Media</text:p>
          </table:table-cell>
          <table:table-cell table:style-name="ce67" office:value-type="string">
            <text:p>Alta</text:p>
          </table:table-cell>
          <table:table-cell table:number-columns-repeated="8"/>
          <table:table-cell table:style-name="Default"/>
          <table:table-cell table:style-name="ce38"/>
          <table:table-cell table:style-name="ce95" office:value-type="string">
            <text:p>STOR</text:p>
          </table:table-cell>
          <table:table-cell table:style-name="ce114"/>
          <table:table-cell table:style-name="ce118" table:content-validation-name="val1" office:value-type="string">
            <text:p>Normal</text:p>
          </table:table-cell>
          <table:table-cell table:style-name="ce120" table:formula="of:=HLOOKUP([.W90];[.AA$83:.AG$100];ROW([.U90])-82;0)" office:value-type="float" office:value="1">
            <text:p>1</text:p>
          </table:table-cell>
          <table:table-cell table:number-columns-repeated="2"/>
          <table:table-cell table:style-name="ce95" office:value-type="string">
            <text:p>STOR</text:p>
          </table:table-cell>
          <table:table-cell table:style-name="ce126"/>
          <table:table-cell table:style-name="ce129"/>
          <table:table-cell table:style-name="ce129" office:value-type="float" office:value="1">
            <text:p>1</text:p>
          </table:table-cell>
          <table:table-cell table:style-name="ce129" office:value-type="float" office:value="1.05">
            <text:p>1,05</text:p>
          </table:table-cell>
          <table:table-cell table:style-name="ce129" office:value-type="float" office:value="1.17">
            <text:p>1,17</text:p>
          </table:table-cell>
          <table:table-cell table:style-name="ce132" office:value-type="float" office:value="1.46">
            <text:p>1,46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/>
          <table:table-cell table:style-name="ce26"/>
          <table:table-cell/>
          <table:table-cell table:style-name="ce34" table:formula="of:=IF(ISBLANK([.B91]);&quot;&quot;;(IF([.C91]&lt;=[.G$48];IF([.D91]&lt;=[.H$47];[.H$48];IF([.D91] &lt;=[.I$47];[.I$48];IF([.D91]&gt;=[.J$47];[.J$48];&quot;Error&quot;)));IF([.C91]&lt;=[.G$49];IF([.D91]&lt;=[.H$47];[.H$49];IF([.D91]&lt;=[.I$47];[.I$49];IF([.D91]&gt;=[.J$47];[.J$49];&quot;Error&quot;)));IF([.C91]&gt;=[.G$50];IF([.D91]&lt;=[.H$47];[.H$50];IF([.D91]&lt;=[.I$47];[.I$50];IF([.D91]&gt;=[.J$47];[.J$50];&quot;Error&quot;))))))))">
            <text:p/>
          </table:table-cell>
          <table:table-cell table:style-name="ce43" office:value-type="string">
            <text:p>&gt;=4</text:p>
          </table:table-cell>
          <table:table-cell table:style-name="ce44" office:value-type="float" office:value="4">
            <text:p>4</text:p>
          </table:table-cell>
          <table:table-cell table:style-name="ce57" office:value-type="string">
            <text:p>Media</text:p>
          </table:table-cell>
          <table:table-cell table:style-name="ce55" office:value-type="string">
            <text:p>Alta</text:p>
          </table:table-cell>
          <table:table-cell table:style-name="ce68" office:value-type="string">
            <text:p>Alta</text:p>
          </table:table-cell>
          <table:table-cell table:number-columns-repeated="8"/>
          <table:table-cell table:style-name="Default"/>
          <table:table-cell table:style-name="ce38"/>
          <table:table-cell table:style-name="ce95" office:value-type="string">
            <text:p>PVOL</text:p>
          </table:table-cell>
          <table:table-cell table:style-name="ce114"/>
          <table:table-cell table:style-name="ce118" table:content-validation-name="val1" office:value-type="string">
            <text:p>Alto</text:p>
          </table:table-cell>
          <table:table-cell table:style-name="ce120" table:formula="of:=HLOOKUP([.W91];[.AA$83:.AG$100];ROW([.U91])-82;0)" office:value-type="float" office:value="1.15">
            <text:p>1,15</text:p>
          </table:table-cell>
          <table:table-cell table:number-columns-repeated="2"/>
          <table:table-cell table:style-name="ce95" office:value-type="string">
            <text:p>PVOL</text:p>
          </table:table-cell>
          <table:table-cell table:style-name="ce126"/>
          <table:table-cell table:style-name="ce129" office:value-type="float" office:value="0.87">
            <text:p>0,87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1.15">
            <text:p>1,15</text:p>
          </table:table-cell>
          <table:table-cell table:style-name="ce129" office:value-type="float" office:value="1.3">
            <text:p>1,3</text:p>
          </table:table-cell>
          <table:table-cell table:style-name="ce13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style-name="ce34" table:formula="of:=IF(ISBLANK([.B92]);&quot;&quot;;(IF([.C92]&lt;=[.G$48];IF([.D92]&lt;=[.H$47];[.H$48];IF([.D92] &lt;=[.I$47];[.I$48];IF([.D92]&gt;=[.J$47];[.J$48];&quot;Error&quot;)));IF([.C92]&lt;=[.G$49];IF([.D92]&lt;=[.H$47];[.H$49];IF([.D92]&lt;=[.I$47];[.I$49];IF([.D92]&gt;=[.J$47];[.J$49];&quot;Error&quot;)));IF([.C92]&gt;=[.G$50];IF([.D92]&lt;=[.H$47];[.H$50];IF([.D92]&lt;=[.I$47];[.I$50];IF([.D92]&gt;=[.J$47];[.J$50];&quot;Error&quot;))))))))">
            <text:p/>
          </table:table-cell>
          <table:table-cell table:style-name="ce45"/>
          <table:table-cell table:style-name="ce13" table:number-columns-repeated="2"/>
          <table:table-cell table:number-columns-repeated="10"/>
          <table:table-cell table:style-name="Default"/>
          <table:table-cell table:style-name="ce105" office:value-type="string">
            <text:p>Atributos del Personal</text:p>
          </table:table-cell>
          <table:table-cell table:style-name="ce95" office:value-type="string">
            <text:p>ACAP</text:p>
          </table:table-cell>
          <table:table-cell table:style-name="ce114"/>
          <table:table-cell table:style-name="ce118" table:content-validation-name="val1" office:value-type="string">
            <text:p>Muy_Alto</text:p>
          </table:table-cell>
          <table:table-cell table:style-name="ce120" table:formula="of:=HLOOKUP([.W92];[.AA$83:.AG$100];ROW([.U92])-82;0)" office:value-type="float" office:value="0.71">
            <text:p>0,71</text:p>
          </table:table-cell>
          <table:table-cell table:number-columns-repeated="2"/>
          <table:table-cell table:style-name="ce95" office:value-type="string">
            <text:p>ACAP</text:p>
          </table:table-cell>
          <table:table-cell table:style-name="ce126" office:value-type="float" office:value="1.42">
            <text:p>1,42</text:p>
          </table:table-cell>
          <table:table-cell table:style-name="ce129" office:value-type="float" office:value="1.19">
            <text:p>1,19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0.85">
            <text:p>0,85</text:p>
          </table:table-cell>
          <table:table-cell table:style-name="ce129" office:value-type="float" office:value="0.71">
            <text:p>0,71</text:p>
          </table:table-cell>
          <table:table-cell table:style-name="ce13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style-name="ce34" table:formula="of:=IF(ISBLANK([.B93]);&quot;&quot;;(IF([.C93]&lt;=[.G$48];IF([.D93]&lt;=[.H$47];[.H$48];IF([.D93] &lt;=[.I$47];[.I$48];IF([.D93]&gt;=[.J$47];[.J$48];&quot;Error&quot;)));IF([.C93]&lt;=[.G$49];IF([.D93]&lt;=[.H$47];[.H$49];IF([.D93]&lt;=[.I$47];[.I$49];IF([.D93]&gt;=[.J$47];[.J$49];&quot;Error&quot;)));IF([.C93]&gt;=[.G$50];IF([.D93]&lt;=[.H$47];[.H$50];IF([.D93]&lt;=[.I$47];[.I$50];IF([.D93]&gt;=[.J$47];[.J$50];&quot;Error&quot;))))))))">
            <text:p/>
          </table:table-cell>
          <table:table-cell table:style-name="ce45"/>
          <table:table-cell table:style-name="ce13"/>
          <table:table-cell table:number-columns-repeated="3" table:style-name="ce2" office:value-type="string">
            <text:p>Clasificación</text:p>
          </table:table-cell>
          <table:table-cell table:number-columns-repeated="8"/>
          <table:table-cell table:style-name="Default"/>
          <table:table-cell table:style-name="ce38"/>
          <table:table-cell table:style-name="ce95" office:value-type="string">
            <text:p>PCAP</text:p>
          </table:table-cell>
          <table:table-cell table:style-name="ce114"/>
          <table:table-cell table:style-name="ce118" table:content-validation-name="val1" office:value-type="string">
            <text:p>Muy_Bajo</text:p>
          </table:table-cell>
          <table:table-cell table:style-name="ce120" table:formula="of:=HLOOKUP([.W93];[.AA$83:.AG$100];ROW([.U93])-82;0)" office:value-type="float" office:value="1.34">
            <text:p>1,34</text:p>
          </table:table-cell>
          <table:table-cell table:number-columns-repeated="2"/>
          <table:table-cell table:style-name="ce95" office:value-type="string">
            <text:p>PCAP</text:p>
          </table:table-cell>
          <table:table-cell table:style-name="ce126" office:value-type="float" office:value="1.34">
            <text:p>1,34</text:p>
          </table:table-cell>
          <table:table-cell table:style-name="ce129" office:value-type="float" office:value="1.15">
            <text:p>1,15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0.88">
            <text:p>0,88</text:p>
          </table:table-cell>
          <table:table-cell table:style-name="ce129" office:value-type="float" office:value="0.76">
            <text:p>0,76</text:p>
          </table:table-cell>
          <table:table-cell table:style-name="ce13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style-name="ce34" table:formula="of:=IF(ISBLANK([.B94]);&quot;&quot;;(IF([.C94]&lt;=[.G$48];IF([.D94]&lt;=[.H$47];[.H$48];IF([.D94] &lt;=[.I$47];[.I$48];IF([.D94]&gt;=[.J$47];[.J$48];&quot;Error&quot;)));IF([.C94]&lt;=[.G$49];IF([.D94]&lt;=[.H$47];[.H$49];IF([.D94]&lt;=[.I$47];[.I$49];IF([.D94]&gt;=[.J$47];[.J$49];&quot;Error&quot;)));IF([.C94]&gt;=[.G$50];IF([.D94]&lt;=[.H$47];[.H$50];IF([.D94]&lt;=[.I$47];[.I$50];IF([.D94]&gt;=[.J$47];[.J$50];&quot;Error&quot;))))))))">
            <text:p/>
          </table:table-cell>
          <table:table-cell table:style-name="ce45"/>
          <table:table-cell table:style-name="ce3" office:value-type="string">
            <text:p>Complejidad</text:p>
          </table:table-cell>
          <table:table-cell table:style-name="ce16" office:value-type="string">
            <text:p>Baja</text:p>
          </table:table-cell>
          <table:table-cell table:style-name="ce16" office:value-type="string">
            <text:p>Media</text:p>
          </table:table-cell>
          <table:table-cell table:style-name="ce27" office:value-type="string">
            <text:p>Alta</text:p>
          </table:table-cell>
          <table:table-cell table:number-columns-repeated="8"/>
          <table:table-cell table:style-name="Default"/>
          <table:table-cell table:style-name="ce38"/>
          <table:table-cell table:style-name="ce95" office:value-type="string">
            <text:p>AEXP</text:p>
          </table:table-cell>
          <table:table-cell table:style-name="ce114"/>
          <table:table-cell table:style-name="ce118" table:content-validation-name="val1" office:value-type="string">
            <text:p>Bajo</text:p>
          </table:table-cell>
          <table:table-cell table:style-name="ce120" table:formula="of:=HLOOKUP([.W94];[.AA$83:.AG$100];ROW([.U94])-82;0)" office:value-type="float" office:value="1.1">
            <text:p>1,1</text:p>
          </table:table-cell>
          <table:table-cell table:number-columns-repeated="2"/>
          <table:table-cell table:style-name="ce95" office:value-type="string">
            <text:p>AEXP</text:p>
          </table:table-cell>
          <table:table-cell table:style-name="ce126" office:value-type="float" office:value="1.22">
            <text:p>1,22</text:p>
          </table:table-cell>
          <table:table-cell table:style-name="ce129" office:value-type="float" office:value="1.1">
            <text:p>1,1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0.88">
            <text:p>0,88</text:p>
          </table:table-cell>
          <table:table-cell table:style-name="ce129" office:value-type="float" office:value="0.81">
            <text:p>0,81</text:p>
          </table:table-cell>
          <table:table-cell table:style-name="ce13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 table:style-name="Default"/>
          <table:table-cell table:formula="of:=IF(ISBLANK([.B95]);&quot;&quot;;(IF([.C95]&lt;=[.G$48];IF([.D95]&lt;=[.H$47];[.H$48];IF([.D95] &lt;=[.I$47];[.I$48];IF([.D95]&gt;=[.J$47];[.J$48];&quot;Error&quot;)));IF([.C95]&lt;=[.G$49];IF([.D95]&lt;=[.H$47];[.H$49];IF([.D95]&lt;=[.I$47];[.I$49];IF([.D95]&gt;=[.J$47];[.J$49];&quot;Error&quot;)));IF([.C95]&gt;=[.G$50];IF([.D95]&lt;=[.H$47];[.H$50];IF([.D95]&lt;=[.I$47];[.I$50];IF([.D95]&gt;=[.J$47];[.J$50];&quot;Error&quot;))))))))">
            <text:p/>
          </table:table-cell>
          <table:table-cell table:style-name="ce45"/>
          <table:table-cell table:style-name="ce39" office:value-type="string">
            <text:p>EO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70" office:value-type="float" office:value="7">
            <text:p>7</text:p>
          </table:table-cell>
          <table:table-cell table:number-columns-repeated="8"/>
          <table:table-cell table:style-name="Default"/>
          <table:table-cell table:style-name="ce38"/>
          <table:table-cell table:style-name="ce95" office:value-type="string">
            <text:p>PEXP</text:p>
          </table:table-cell>
          <table:table-cell table:style-name="ce114"/>
          <table:table-cell table:style-name="ce118" table:content-validation-name="val1" office:value-type="string">
            <text:p>Normal</text:p>
          </table:table-cell>
          <table:table-cell table:style-name="ce120" table:formula="of:=HLOOKUP([.W95];[.AA$83:.AG$100];ROW([.U95])-82;0)" office:value-type="float" office:value="1">
            <text:p>1</text:p>
          </table:table-cell>
          <table:table-cell table:number-columns-repeated="2"/>
          <table:table-cell table:style-name="ce95" office:value-type="string">
            <text:p>PEXP</text:p>
          </table:table-cell>
          <table:table-cell table:style-name="ce126" office:value-type="float" office:value="1.19">
            <text:p>1,19</text:p>
          </table:table-cell>
          <table:table-cell table:style-name="ce129" office:value-type="float" office:value="1.09">
            <text:p>1,09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0.91">
            <text:p>0,91</text:p>
          </table:table-cell>
          <table:table-cell table:style-name="ce129" office:value-type="float" office:value="0.85">
            <text:p>0,85</text:p>
          </table:table-cell>
          <table:table-cell table:style-name="ce13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 table:style-name="Default"/>
          <table:table-cell table:formula="of:=IF(ISBLANK([.B96]);&quot;&quot;;(IF([.C96]&lt;=[.G$48];IF([.D96]&lt;=[.H$47];[.H$48];IF([.D96] &lt;=[.I$47];[.I$48];IF([.D96]&gt;=[.J$47];[.J$48];&quot;Error&quot;)));IF([.C96]&lt;=[.G$49];IF([.D96]&lt;=[.H$47];[.H$49];IF([.D96]&lt;=[.I$47];[.I$49];IF([.D96]&gt;=[.J$47];[.J$49];&quot;Error&quot;)));IF([.C96]&gt;=[.G$50];IF([.D96]&lt;=[.H$47];[.H$50];IF([.D96]&lt;=[.I$47];[.I$50];IF([.D96]&gt;=[.J$47];[.J$50];&quot;Error&quot;))))))))">
            <text:p/>
          </table:table-cell>
          <table:table-cell table:style-name="ce45"/>
          <table:table-cell table:style-name="ce39"/>
          <table:table-cell table:style-name="ce18" table:number-columns-repeated="2"/>
          <table:table-cell table:style-name="ce70"/>
          <table:table-cell table:number-columns-repeated="8"/>
          <table:table-cell table:style-name="Default"/>
          <table:table-cell table:style-name="ce38"/>
          <table:table-cell table:style-name="ce95" office:value-type="string">
            <text:p>LTEX</text:p>
          </table:table-cell>
          <table:table-cell table:style-name="ce114"/>
          <table:table-cell table:style-name="ce118" table:content-validation-name="val1" office:value-type="string">
            <text:p>Alto</text:p>
          </table:table-cell>
          <table:table-cell table:style-name="ce120" table:formula="of:=HLOOKUP([.W96];[.AA$83:.AG$100];ROW([.U96])-82;0)" office:value-type="float" office:value="0.91">
            <text:p>0,91</text:p>
          </table:table-cell>
          <table:table-cell table:number-columns-repeated="2"/>
          <table:table-cell table:style-name="ce95" office:value-type="string">
            <text:p>LTEX</text:p>
          </table:table-cell>
          <table:table-cell table:style-name="ce126" office:value-type="float" office:value="1.2">
            <text:p>1,2</text:p>
          </table:table-cell>
          <table:table-cell table:style-name="ce129" office:value-type="float" office:value="1.09">
            <text:p>1,09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0.91">
            <text:p>0,91</text:p>
          </table:table-cell>
          <table:table-cell table:style-name="ce129" office:value-type="float" office:value="0.84">
            <text:p>0,84</text:p>
          </table:table-cell>
          <table:table-cell table:style-name="ce13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9" office:value-type="string">
            <text:p>Nombre</text:p>
          </table:table-cell>
          <table:table-cell table:style-name="ce2" office:value-type="string">
            <text:p>Nº de Registros Lógicos(FTR)</text:p>
          </table:table-cell>
          <table:table-cell table:style-name="ce2" office:value-type="string">
            <text:p>Atributos(DET)</text:p>
          </table:table-cell>
          <table:table-cell table:style-name="ce29" office:value-type="string">
            <text:p>Clasificación</text:p>
          </table:table-cell>
          <table:table-cell table:style-name="ce45"/>
          <table:table-cell table:style-name="ce12" office:value-type="string">
            <text:p>Cantidad</text:p>
          </table:table-cell>
          <table:table-cell table:style-name="ce23"/>
          <table:table-cell table:style-name="ce63"/>
          <table:table-cell table:style-name="ce71"/>
          <table:table-cell table:style-name="ce79"/>
          <table:table-cell table:number-columns-repeated="7"/>
          <table:table-cell table:style-name="Default"/>
          <table:table-cell table:style-name="ce38"/>
          <table:table-cell table:style-name="ce95" office:value-type="string">
            <text:p>PCON</text:p>
          </table:table-cell>
          <table:table-cell table:style-name="ce114"/>
          <table:table-cell table:style-name="ce118" table:content-validation-name="val1" office:value-type="string">
            <text:p>Muy_Alto</text:p>
          </table:table-cell>
          <table:table-cell table:style-name="ce120" table:formula="of:=HLOOKUP([.W97];[.AA$83:.AG$100];ROW([.U97])-82;0)" office:value-type="float" office:value="0.81">
            <text:p>0,81</text:p>
          </table:table-cell>
          <table:table-cell table:number-columns-repeated="2"/>
          <table:table-cell table:style-name="ce95" office:value-type="string">
            <text:p>PCON</text:p>
          </table:table-cell>
          <table:table-cell table:style-name="ce126" office:value-type="float" office:value="1.29">
            <text:p>1,29</text:p>
          </table:table-cell>
          <table:table-cell table:style-name="ce129" office:value-type="float" office:value="1.12">
            <text:p>1,12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0.9">
            <text:p>0,9</text:p>
          </table:table-cell>
          <table:table-cell table:style-name="ce129" office:value-type="float" office:value="0.81">
            <text:p>0,81</text:p>
          </table:table-cell>
          <table:table-cell table:style-name="ce13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Consulta</text:p>
          </table:table-cell>
          <table:table-cell table:style-name="ce14" office:value-type="string">
            <text:p>Ver Datos de un Dispositivo</text:p>
          </table:table-cell>
          <table:table-cell table:number-columns-repeated="2"/>
          <table:table-cell table:style-name="ce33" table:formula="of:=IF(EXACT([.E75];[.E85]);IF(EXACT([.E75];&quot;Baja&quot;);&quot;Baja&quot;;IF(EXACT([.E75];&quot;Media&quot;);&quot;Media&quot;;IF(EXACT([.E75];&quot;Alta&quot;);&quot;Alta&quot;;&quot;&quot;)));IF(AND([.E75]=&quot;Alta&quot;;[.E85]=&quot;Baja&quot;);&quot;Alta&quot;;IF(AND([.E75]=&quot;Alta&quot;;[.E85]=&quot;Baja&quot;);&quot;Alta&quot;;IF(AND([.E75]=&quot;Media&quot;;[.E85]=&quot;Baja&quot;);&quot;Media&quot;;IF(AND([.E75]=&quot;Media&quot;;[.E85]=&quot;Alta&quot;);&quot;Alta&quot;;IF(AND([.E75]=&quot;Baja&quot;;[.E85]=&quot;Media&quot;);&quot;Media&quot;;IF(AND([.E75]=&quot;Baja&quot;;[.E85]=&quot;Alta&quot;);&quot;Alta&quot;;&quot;Error&quot;)))))))" office:value-type="string" office:string-value="Baja">
            <text:p>Baja</text:p>
          </table:table-cell>
          <table:table-cell table:number-columns-repeated="13"/>
          <table:table-cell table:style-name="Default"/>
          <table:table-cell table:style-name="ce105" office:value-type="string">
            <text:p>Atributos del Proyecto</text:p>
          </table:table-cell>
          <table:table-cell table:style-name="ce95" office:value-type="string">
            <text:p>TOOL</text:p>
          </table:table-cell>
          <table:table-cell table:style-name="ce114"/>
          <table:table-cell table:style-name="ce118" table:content-validation-name="val1" office:value-type="string">
            <text:p>Muy_Bajo</text:p>
          </table:table-cell>
          <table:table-cell table:style-name="ce120" table:formula="of:=HLOOKUP([.W98];[.AA$83:.AG$100];ROW([.U98])-82;0)" office:value-type="float" office:value="1.17">
            <text:p>1,17</text:p>
          </table:table-cell>
          <table:table-cell table:number-columns-repeated="2"/>
          <table:table-cell table:style-name="ce95" office:value-type="string">
            <text:p>TOOL</text:p>
          </table:table-cell>
          <table:table-cell table:style-name="ce126" office:value-type="float" office:value="1.17">
            <text:p>1,17</text:p>
          </table:table-cell>
          <table:table-cell table:style-name="ce129" office:value-type="float" office:value="1.09">
            <text:p>1,09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0.9">
            <text:p>0,9</text:p>
          </table:table-cell>
          <table:table-cell table:style-name="ce129" office:value-type="float" office:value="0.78">
            <text:p>0,78</text:p>
          </table:table-cell>
          <table:table-cell table:style-name="ce13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Preguntar por IP de Punto de Acceso</text:p>
          </table:table-cell>
          <table:table-cell table:number-columns-repeated="2"/>
          <table:table-cell table:style-name="ce33" table:formula="of:=IF(EXACT([.E76];[.E86]);IF(EXACT([.E76];&quot;Baja&quot;);&quot;Baja&quot;;IF(EXACT([.E76];&quot;Media&quot;);&quot;Media&quot;;IF(EXACT([.E76];&quot;Alta&quot;);&quot;Alta&quot;;&quot;&quot;)));IF(AND([.E76]=&quot;Alta&quot;;[.E86]=&quot;Baja&quot;);&quot;Alta&quot;;IF(AND([.E76]=&quot;Alta&quot;;[.E86]=&quot;Baja&quot;);&quot;Alta&quot;;IF(AND([.E76]=&quot;Media&quot;;[.E86]=&quot;Baja&quot;);&quot;Media&quot;;IF(AND([.E76]=&quot;Media&quot;;[.E86]=&quot;Alta&quot;);&quot;Alta&quot;;IF(AND([.E76]=&quot;Baja&quot;;[.E86]=&quot;Media&quot;);&quot;Media&quot;;IF(AND([.E76]=&quot;Baja&quot;;[.E86]=&quot;Alta&quot;);&quot;Alta&quot;;&quot;Error&quot;)))))))" office:value-type="string" office:string-value="Alta">
            <text:p>Alta</text:p>
          </table:table-cell>
          <table:table-cell table:number-columns-repeated="13"/>
          <table:table-cell table:style-name="Default"/>
          <table:table-cell table:style-name="ce38"/>
          <table:table-cell table:style-name="ce95" office:value-type="string">
            <text:p>SITE</text:p>
          </table:table-cell>
          <table:table-cell table:style-name="ce114"/>
          <table:table-cell table:style-name="ce118" table:content-validation-name="val1" office:value-type="string">
            <text:p>Bajo</text:p>
          </table:table-cell>
          <table:table-cell table:style-name="ce120" table:formula="of:=HLOOKUP([.W99];[.AA$83:.AG$100];ROW([.U99])-82;0)" office:value-type="float" office:value="1.09">
            <text:p>1,09</text:p>
          </table:table-cell>
          <table:table-cell table:number-columns-repeated="2"/>
          <table:table-cell table:style-name="ce95" office:value-type="string">
            <text:p>SITE</text:p>
          </table:table-cell>
          <table:table-cell table:style-name="ce126" office:value-type="float" office:value="1.22">
            <text:p>1,22</text:p>
          </table:table-cell>
          <table:table-cell table:style-name="ce129" office:value-type="float" office:value="1.09">
            <text:p>1,09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0.93">
            <text:p>0,93</text:p>
          </table:table-cell>
          <table:table-cell table:style-name="ce129" office:value-type="float" office:value="0.86">
            <text:p>0,86</text:p>
          </table:table-cell>
          <table:table-cell table:style-name="ce132" office:value-type="float" office:value="0.8">
            <text:p>0,8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Encender los Dispositivos</text:p>
          </table:table-cell>
          <table:table-cell table:number-columns-repeated="2"/>
          <table:table-cell table:style-name="ce33" table:formula="of:=IF(EXACT([.E77];[.E87]);IF(EXACT([.E77];&quot;Baja&quot;);&quot;Baja&quot;;IF(EXACT([.E77];&quot;Media&quot;);&quot;Media&quot;;IF(EXACT([.E77];&quot;Alta&quot;);&quot;Alta&quot;;&quot;&quot;)));IF(AND([.E77]=&quot;Alta&quot;;[.E87]=&quot;Baja&quot;);&quot;Alta&quot;;IF(AND([.E77]=&quot;Alta&quot;;[.E87]=&quot;Baja&quot;);&quot;Alta&quot;;IF(AND([.E77]=&quot;Media&quot;;[.E87]=&quot;Baja&quot;);&quot;Media&quot;;IF(AND([.E77]=&quot;Media&quot;;[.E87]=&quot;Alta&quot;);&quot;Alta&quot;;IF(AND([.E77]=&quot;Baja&quot;;[.E87]=&quot;Media&quot;);&quot;Media&quot;;IF(AND([.E77]=&quot;Baja&quot;;[.E87]=&quot;Alta&quot;);&quot;Alta&quot;;&quot;Error&quot;)))))))">
            <text:p/>
          </table:table-cell>
          <table:table-cell table:number-columns-repeated="13"/>
          <table:table-cell table:style-name="Default"/>
          <table:table-cell table:style-name="ce38"/>
          <table:table-cell table:style-name="ce95" office:value-type="string">
            <text:p>SCED</text:p>
          </table:table-cell>
          <table:table-cell table:style-name="ce114"/>
          <table:table-cell table:style-name="ce118" table:content-validation-name="val1" office:value-type="string">
            <text:p>Muy_Bajo</text:p>
          </table:table-cell>
          <table:table-cell table:style-name="ce120" table:formula="of:=HLOOKUP([.W100];[.AA$83:.AG$100];ROW([.U100])-82;0)" office:value-type="float" office:value="1.43">
            <text:p>1,43</text:p>
          </table:table-cell>
          <table:table-cell table:number-columns-repeated="2"/>
          <table:table-cell table:style-name="ce95" office:value-type="string">
            <text:p>SCED</text:p>
          </table:table-cell>
          <table:table-cell table:style-name="ce127" office:value-type="float" office:value="1.43">
            <text:p>1,43</text:p>
          </table:table-cell>
          <table:table-cell table:style-name="ce130" office:value-type="float" office:value="1.14">
            <text:p>1,14</text:p>
          </table:table-cell>
          <table:table-cell table:number-columns-repeated="3" table:style-name="ce130" office:value-type="float" office:value="1">
            <text:p>1</text:p>
          </table:table-cell>
          <table:table-cell table:style-name="ce133"/>
          <table:table-cell/>
          <table:table-cell table:style-name="Default"/>
          <table:table-cell table:number-columns-repeated="6"/>
        </table:table-row>
        <table:table-row table:style-name="ro6">
          <table:table-cell/>
          <table:table-cell office:value-type="string">
            <text:p>Temporizar</text:p>
          </table:table-cell>
          <table:table-cell table:number-columns-repeated="2"/>
          <table:table-cell table:style-name="ce33" table:formula="of:=IF(EXACT([.E78];[.E88]);IF(EXACT([.E78];&quot;Baja&quot;);&quot;Baja&quot;;IF(EXACT([.E78];&quot;Media&quot;);&quot;Media&quot;;IF(EXACT([.E78];&quot;Alta&quot;);&quot;Alta&quot;;&quot;&quot;)));IF(AND([.E78]=&quot;Alta&quot;;[.E88]=&quot;Baja&quot;);&quot;Alta&quot;;IF(AND([.E78]=&quot;Alta&quot;;[.E88]=&quot;Baja&quot;);&quot;Alta&quot;;IF(AND([.E78]=&quot;Media&quot;;[.E88]=&quot;Baja&quot;);&quot;Media&quot;;IF(AND([.E78]=&quot;Media&quot;;[.E88]=&quot;Alta&quot;);&quot;Alta&quot;;IF(AND([.E78]=&quot;Baja&quot;;[.E88]=&quot;Media&quot;);&quot;Media&quot;;IF(AND([.E78]=&quot;Baja&quot;;[.E88]=&quot;Alta&quot;);&quot;Alta&quot;;&quot;Error&quot;)))))))" office:value-type="string" office:string-value="Media">
            <text:p>Media</text:p>
          </table:table-cell>
          <table:table-cell table:number-columns-repeated="13"/>
          <table:table-cell table:style-name="Default"/>
          <table:table-cell table:style-name="ce106"/>
          <table:table-cell table:style-name="ce108" office:value-type="string">
            <text:p>EM</text:p>
          </table:table-cell>
          <table:table-cell table:style-name="ce108" table:number-columns-repeated="2"/>
          <table:table-cell table:style-name="ce121" table:formula="of:=PRODUCT([.X84:.X100])" office:value-type="float" office:value="2.56130522999547">
            <text:p>2,56</text:p>
          </table:table-cell>
          <table:table-cell table:number-columns-repeated="10"/>
          <table:table-cell table:style-name="Default"/>
          <table:table-cell table:number-columns-repeated="6"/>
        </table:table-row>
        <table:table-row table:style-name="ro6">
          <table:table-cell table:number-columns-repeated="4"/>
          <table:table-cell table:style-name="ce33" table:formula="of:=IF(EXACT([.E79];[.E89]);IF(EXACT([.E79];&quot;Baja&quot;);&quot;Baja&quot;;IF(EXACT([.E79];&quot;Media&quot;);&quot;Media&quot;;IF(EXACT([.E79];&quot;Alta&quot;);&quot;Alta&quot;;&quot;&quot;)));IF(AND([.E79]=&quot;Alta&quot;;[.E89]=&quot;Baja&quot;);&quot;Alta&quot;;IF(AND([.E79]=&quot;Alta&quot;;[.E89]=&quot;Baja&quot;);&quot;Alta&quot;;IF(AND([.E79]=&quot;Media&quot;;[.E89]=&quot;Baja&quot;);&quot;Media&quot;;IF(AND([.E79]=&quot;Media&quot;;[.E89]=&quot;Alta&quot;);&quot;Alta&quot;;IF(AND([.E79]=&quot;Baja&quot;;[.E89]=&quot;Media&quot;);&quot;Media&quot;;IF(AND([.E79]=&quot;Baja&quot;;[.E89]=&quot;Alta&quot;);&quot;Alta&quot;;&quot;Error&quot;)))))))">
            <text:p/>
          </table:table-cell>
          <table:table-cell table:number-columns-repeated="13"/>
          <table:table-cell table:style-name="Default"/>
          <table:table-cell table:style-name="ce41"/>
          <table:table-cell table:style-name="ce109" office:value-type="string">
            <text:p>EM-sin-SCED</text:p>
          </table:table-cell>
          <table:table-cell table:style-name="ce115" table:number-columns-repeated="2"/>
          <table:table-cell table:style-name="ce122" table:formula="of:=PRODUCT([.X84:.X99])" office:value-type="float" office:value="1.79112253845837">
            <text:p>1,79</text:p>
          </table:table-cell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33" table:formula="of:=IF(EXACT([.E80];[.E90]);IF(EXACT([.E80];&quot;Baja&quot;);&quot;Baja&quot;;IF(EXACT([.E80];&quot;Media&quot;);&quot;Media&quot;;IF(EXACT([.E80];&quot;Alta&quot;);&quot;Alta&quot;;&quot;&quot;)));IF(AND([.E80]=&quot;Alta&quot;;[.E90]=&quot;Baja&quot;);&quot;Alta&quot;;IF(AND([.E80]=&quot;Alta&quot;;[.E90]=&quot;Baja&quot;);&quot;Alta&quot;;IF(AND([.E80]=&quot;Media&quot;;[.E90]=&quot;Baja&quot;);&quot;Media&quot;;IF(AND([.E80]=&quot;Media&quot;;[.E90]=&quot;Alta&quot;);&quot;Alta&quot;;IF(AND([.E80]=&quot;Baja&quot;;[.E90]=&quot;Media&quot;);&quot;Media&quot;;IF(AND([.E80]=&quot;Baja&quot;;[.E90]=&quot;Alta&quot;);&quot;Alta&quot;;&quot;Error&quot;)))))))">
            <text:p/>
          </table:table-cell>
          <table:table-cell table:number-columns-repeated="1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33" table:formula="of:=IF(EXACT([.E81];[.E91]);IF(EXACT([.E81];&quot;Baja&quot;);&quot;Baja&quot;;IF(EXACT([.E81];&quot;Media&quot;);&quot;Media&quot;;IF(EXACT([.E81];&quot;Alta&quot;);&quot;Alta&quot;;&quot;&quot;)));IF(AND([.E81]=&quot;Alta&quot;;[.E91]=&quot;Baja&quot;);&quot;Alta&quot;;IF(AND([.E81]=&quot;Alta&quot;;[.E91]=&quot;Baja&quot;);&quot;Alta&quot;;IF(AND([.E81]=&quot;Media&quot;;[.E91]=&quot;Baja&quot;);&quot;Media&quot;;IF(AND([.E81]=&quot;Media&quot;;[.E91]=&quot;Alta&quot;);&quot;Alta&quot;;IF(AND([.E81]=&quot;Baja&quot;;[.E91]=&quot;Media&quot;);&quot;Media&quot;;IF(AND([.E81]=&quot;Baja&quot;;[.E91]=&quot;Alta&quot;);&quot;Alta&quot;;&quot;Error&quot;)))))))">
            <text:p/>
          </table:table-cell>
          <table:table-cell/>
          <table:table-cell table:number-columns-spanned="2" table:number-rows-spanned="1"/>
          <table:covered-table-cell/>
          <table:table-cell table:number-columns-repeated="10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33" table:formula="of:=IF(EXACT([.E82];[.E92]);IF(EXACT([.E82];&quot;Baja&quot;);&quot;Baja&quot;;IF(EXACT([.E82];&quot;Media&quot;);&quot;Media&quot;;IF(EXACT([.E82];&quot;Alta&quot;);&quot;Alta&quot;;&quot;&quot;)));IF(AND([.E82]=&quot;Alta&quot;;[.E92]=&quot;Baja&quot;);&quot;Alta&quot;;IF(AND([.E82]=&quot;Alta&quot;;[.E92]=&quot;Baja&quot;);&quot;Alta&quot;;IF(AND([.E82]=&quot;Media&quot;;[.E92]=&quot;Baja&quot;);&quot;Media&quot;;IF(AND([.E82]=&quot;Media&quot;;[.E92]=&quot;Alta&quot;);&quot;Alta&quot;;IF(AND([.E82]=&quot;Baja&quot;;[.E92]=&quot;Media&quot;);&quot;Media&quot;;IF(AND([.E82]=&quot;Baja&quot;;[.E92]=&quot;Alta&quot;);&quot;Alta&quot;;&quot;Error&quot;)))))))">
            <text:p/>
          </table:table-cell>
          <table:table-cell table:number-columns-repeated="1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33" table:formula="of:=IF(EXACT([.E83];[.E93]);IF(EXACT([.E83];&quot;Baja&quot;);&quot;Baja&quot;;IF(EXACT([.E83];&quot;Media&quot;);&quot;Media&quot;;IF(EXACT([.E83];&quot;Alta&quot;);&quot;Alta&quot;;&quot;&quot;)));IF(AND([.E83]=&quot;Alta&quot;;[.E93]=&quot;Baja&quot;);&quot;Alta&quot;;IF(AND([.E83]=&quot;Alta&quot;;[.E93]=&quot;Baja&quot;);&quot;Alta&quot;;IF(AND([.E83]=&quot;Media&quot;;[.E93]=&quot;Baja&quot;);&quot;Media&quot;;IF(AND([.E83]=&quot;Media&quot;;[.E93]=&quot;Alta&quot;);&quot;Alta&quot;;IF(AND([.E83]=&quot;Baja&quot;;[.E93]=&quot;Media&quot;);&quot;Media&quot;;IF(AND([.E83]=&quot;Baja&quot;;[.E93]=&quot;Alta&quot;);&quot;Alta&quot;;&quot;Error&quot;)))))))">
            <text:p/>
          </table:table-cell>
          <table:table-cell table:number-columns-repeated="1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2"/>
          <table:table-cell table:style-name="ce23" table:number-columns-repeated="2"/>
          <table:table-cell table:style-name="ce33" table:formula="of:=IF(EXACT([.E84];[.E94]);IF(EXACT([.E84];&quot;Baja&quot;);&quot;Baja&quot;;IF(EXACT([.E84];&quot;Media&quot;);&quot;Media&quot;;IF(EXACT([.E84];&quot;Alta&quot;);&quot;Alta&quot;;&quot;&quot;)));IF(AND([.E84]=&quot;Alta&quot;;[.E94]=&quot;Baja&quot;);&quot;Alta&quot;;IF(AND([.E84]=&quot;Alta&quot;;[.E94]=&quot;Baja&quot;);&quot;Alta&quot;;IF(AND([.E84]=&quot;Media&quot;;[.E94]=&quot;Baja&quot;);&quot;Media&quot;;IF(AND([.E84]=&quot;Media&quot;;[.E94]=&quot;Alta&quot;);&quot;Alta&quot;;IF(AND([.E84]=&quot;Baja&quot;;[.E94]=&quot;Media&quot;);&quot;Media&quot;;IF(AND([.E84]=&quot;Baja&quot;;[.E94]=&quot;Alta&quot;);&quot;Alta&quot;;&quot;Error&quot;)))))))">
            <text:p/>
          </table:table-cell>
          <table:table-cell table:number-columns-repeated="1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14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10"/>
          <table:table-cell table:style-name="ce53" office:value-type="string">
            <text:p>Muy Bajo</text:p>
          </table:table-cell>
          <table:table-cell table:style-name="ce53" office:value-type="string">
            <text:p>Bajo</text:p>
          </table:table-cell>
          <table:table-cell table:style-name="ce53" office:value-type="string">
            <text:p>Nominal</text:p>
          </table:table-cell>
          <table:table-cell table:style-name="ce53" office:value-type="string">
            <text:p>Alto</text:p>
          </table:table-cell>
          <table:table-cell table:style-name="ce53" office:value-type="string">
            <text:p>Muy Alto</text:p>
          </table:table-cell>
          <table:table-cell table:style-name="ce53" office:value-type="string">
            <text:p>Extra Alto</text:p>
          </table:table-cell>
          <table:table-cell table:style-name="ce13"/>
          <table:table-cell table:style-name="Default" table:number-columns-repeated="3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10"/>
          <table:table-cell table:style-name="ce2" office:value-type="string">
            <text:p>MB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</text:p>
          </table:table-cell>
          <table:table-cell table:style-name="ce2" office:value-type="string">
            <text:p>A</text:p>
          </table:table-cell>
          <table:table-cell table:style-name="ce2" office:value-type="string">
            <text:p>MA</text:p>
          </table:table-cell>
          <table:table-cell table:style-name="ce2" office:value-type="string">
            <text:p>EA</text:p>
          </table:table-cell>
          <table:table-cell table:style-name="ce2" office:value-type="string">
            <text:p>Nivel</text:p>
          </table:table-cell>
          <table:table-cell table:style-name="ce90" office:value-type="string">
            <text:p>Valor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90" office:value-type="string">
            <text:p>PREC</text:p>
          </table:table-cell>
          <table:table-cell table:style-name="ce80" office:value-type="float" office:value="6.2">
            <text:p>6,2</text:p>
          </table:table-cell>
          <table:table-cell table:style-name="ce80" office:value-type="float" office:value="4.96">
            <text:p>4,96</text:p>
          </table:table-cell>
          <table:table-cell table:style-name="ce80" office:value-type="float" office:value="3.72">
            <text:p>3,72</text:p>
          </table:table-cell>
          <table:table-cell table:style-name="ce80" office:value-type="float" office:value="2.48">
            <text:p>2,48</text:p>
          </table:table-cell>
          <table:table-cell table:style-name="ce80" office:value-type="float" office:value="1.24">
            <text:p>1,24</text:p>
          </table:table-cell>
          <table:table-cell table:style-name="ce80" office:value-type="float" office:value="0">
            <text:p>0</text:p>
          </table:table-cell>
          <table:table-cell table:style-name="ce22" office:value-type="string">
            <text:p>MB</text:p>
          </table:table-cell>
          <table:table-cell table:style-name="ce116" table:formula="of:=VLOOKUP([.N113];[.N112:.T117];VLOOKUP([.U113];[.N$121:.O$126];2;0);0)" office:value-type="float" office:value="6.2">
            <text:p>6,2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90" office:value-type="string">
            <text:p>FLEX</text:p>
          </table:table-cell>
          <table:table-cell table:style-name="ce80" office:value-type="float" office:value="5.07">
            <text:p>5,07</text:p>
          </table:table-cell>
          <table:table-cell table:style-name="ce80" office:value-type="float" office:value="4.05">
            <text:p>4,05</text:p>
          </table:table-cell>
          <table:table-cell table:style-name="ce80" office:value-type="float" office:value="3.04">
            <text:p>3,04</text:p>
          </table:table-cell>
          <table:table-cell table:style-name="ce80" office:value-type="float" office:value="2.03">
            <text:p>2,03</text:p>
          </table:table-cell>
          <table:table-cell table:style-name="ce80" office:value-type="float" office:value="1.01">
            <text:p>1,01</text:p>
          </table:table-cell>
          <table:table-cell table:style-name="ce80" office:value-type="float" office:value="0">
            <text:p>0</text:p>
          </table:table-cell>
          <table:table-cell table:style-name="ce22" office:value-type="string">
            <text:p>B</text:p>
          </table:table-cell>
          <table:table-cell table:style-name="ce116" table:formula="of:=VLOOKUP([.N114];[.N113:.T118];VLOOKUP([.U114];[.N$121:.O$126];2;0);0)" office:value-type="float" office:value="4.05">
            <text:p>4,05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90" office:value-type="string">
            <text:p>RESL</text:p>
          </table:table-cell>
          <table:table-cell table:style-name="ce80" office:value-type="float" office:value="7.07">
            <text:p>7,07</text:p>
          </table:table-cell>
          <table:table-cell table:style-name="ce80" office:value-type="float" office:value="5.65">
            <text:p>5,65</text:p>
          </table:table-cell>
          <table:table-cell table:style-name="ce80" office:value-type="float" office:value="4.24">
            <text:p>4,24</text:p>
          </table:table-cell>
          <table:table-cell table:style-name="ce80" office:value-type="float" office:value="2.83">
            <text:p>2,83</text:p>
          </table:table-cell>
          <table:table-cell table:style-name="ce80" office:value-type="float" office:value="1.41">
            <text:p>1,41</text:p>
          </table:table-cell>
          <table:table-cell table:style-name="ce80" office:value-type="float" office:value="0">
            <text:p>0</text:p>
          </table:table-cell>
          <table:table-cell table:style-name="ce22" office:value-type="string">
            <text:p>A</text:p>
          </table:table-cell>
          <table:table-cell table:style-name="ce116" table:formula="of:=VLOOKUP([.N115];[.N114:.T119];VLOOKUP([.U115];[.N$121:.O$126];2;0);0)" office:value-type="float" office:value="2.83">
            <text:p>2,83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90" office:value-type="string">
            <text:p>TEAM</text:p>
          </table:table-cell>
          <table:table-cell table:style-name="ce80" office:value-type="float" office:value="5.48">
            <text:p>5,48</text:p>
          </table:table-cell>
          <table:table-cell table:style-name="ce80" office:value-type="float" office:value="4.38">
            <text:p>4,38</text:p>
          </table:table-cell>
          <table:table-cell table:style-name="ce80" office:value-type="float" office:value="3.29">
            <text:p>3,29</text:p>
          </table:table-cell>
          <table:table-cell table:style-name="ce80" office:value-type="float" office:value="2.19">
            <text:p>2,19</text:p>
          </table:table-cell>
          <table:table-cell table:style-name="ce80" office:value-type="float" office:value="1.1">
            <text:p>1,1</text:p>
          </table:table-cell>
          <table:table-cell table:style-name="ce80" office:value-type="float" office:value="0">
            <text:p>0</text:p>
          </table:table-cell>
          <table:table-cell table:style-name="ce22" office:value-type="string">
            <text:p>MA</text:p>
          </table:table-cell>
          <table:table-cell table:style-name="ce116" table:formula="of:=VLOOKUP([.N116];[.N115:.T120];VLOOKUP([.U116];[.N$121:.O$126];2;0);0)" office:value-type="float" office:value="1.1">
            <text:p>1,1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90" office:value-type="string">
            <text:p>PMAT</text:p>
          </table:table-cell>
          <table:table-cell table:style-name="ce80" office:value-type="float" office:value="7.8">
            <text:p>7,8</text:p>
          </table:table-cell>
          <table:table-cell table:style-name="ce80" office:value-type="float" office:value="6.24">
            <text:p>6,24</text:p>
          </table:table-cell>
          <table:table-cell table:style-name="ce80" office:value-type="float" office:value="4.68">
            <text:p>4,68</text:p>
          </table:table-cell>
          <table:table-cell table:style-name="ce80" office:value-type="float" office:value="3.12">
            <text:p>3,12</text:p>
          </table:table-cell>
          <table:table-cell table:style-name="ce80" office:value-type="float" office:value="1.56">
            <text:p>1,56</text:p>
          </table:table-cell>
          <table:table-cell table:style-name="ce80" office:value-type="float" office:value="0">
            <text:p>0</text:p>
          </table:table-cell>
          <table:table-cell table:style-name="ce22" office:value-type="string">
            <text:p>EA</text:p>
          </table:table-cell>
          <table:table-cell table:style-name="ce116" table:formula="of:=VLOOKUP([.N117];[.N116:.T121];VLOOKUP([.U117];[.N$121:.O$126];2;0);0)" office:value-type="float" office:value="0">
            <text:p>0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14"/>
          <table:table-cell table:style-name="Default"/>
          <table:table-cell/>
          <table:table-cell table:style-name="ce110" office:value-type="string">
            <text:p>SUMA</text:p>
          </table:table-cell>
          <table:table-cell table:style-name="ce110" table:formula="of:=SUM([.V113:.V117])" office:value-type="float" office:value="14.18">
            <text:p>14,18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14"/>
          <table:table-cell table:style-name="Default"/>
          <table:table-cell/>
          <table:table-cell table:style-name="Default"/>
          <table:table-cell table:style-name="ce117"/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14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3" office:value-type="string">
            <text:p>MB</text:p>
          </table:table-cell>
          <table:table-cell table:style-name="ce96" office:value-type="float" office:value="2">
            <text:p>2</text:p>
          </table:table-cell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9" office:value-type="string">
            <text:p>B</text:p>
          </table:table-cell>
          <table:table-cell table:style-name="ce97" office:value-type="float" office:value="3">
            <text:p>3</text:p>
          </table:table-cell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9" office:value-type="string">
            <text:p>N</text:p>
          </table:table-cell>
          <table:table-cell table:style-name="ce97" office:value-type="float" office:value="4">
            <text:p>4</text:p>
          </table:table-cell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9" office:value-type="string">
            <text:p>A</text:p>
          </table:table-cell>
          <table:table-cell table:style-name="ce97" office:value-type="float" office:value="5">
            <text:p>5</text:p>
          </table:table-cell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9" office:value-type="string">
            <text:p>MA</text:p>
          </table:table-cell>
          <table:table-cell table:style-name="ce97" office:value-type="float" office:value="6">
            <text:p>6</text:p>
          </table:table-cell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table:style-name="ce91" office:value-type="string">
            <text:p>EA</text:p>
          </table:table-cell>
          <table:table-cell table:style-name="ce49" office:value-type="float" office:value="7">
            <text:p>7</text:p>
          </table:table-cell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Valores" table:target-range-address="Sheet1.AH58:Sheet1.AH6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6">06/04/2019</text:date>, <text:time>20:4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H39M39S</meta:editing-duration>
    <meta:editing-cycles>275</meta:editing-cycles>
    <meta:generator>OpenOffice/4.1.6$Win32 OpenOffice.org_project/416m1$Build-9790</meta:generator>
    <dc:date>2019-04-06T20:32:50.67</dc:date>
    <meta:document-statistic meta:table-count="3" meta:cell-count="1466" meta:object-count="1"/>
    <meta:user-defined meta:name="Info 1"/>
    <meta:user-defined meta:name="Info 2"/>
    <meta:user-defined meta:name="Info 3"/>
    <meta:user-defined meta:name="Info 4"/>
  </office:meta>
</office:document-meta>
</file>